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-row" style:name="ro5">
      <style:table-row-properties fo:break-before="auto" style:use-optimal-row-height="true" style:row-height="12.81pt"/>
    </style:style>
    <style:style style:family="table" style:name="ta1" style:master-page-name="mp1">
      <style:table-properties style:writing-mode="lr-tb" table:display="true"/>
    </style:style>
    <number:number-style style:name="N70">
      <number:fraction number:min-denominator-digits="1" number:min-integer-digits="0" number:min-numerator-digits="1"/>
    </number:number-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/>
    <style:style style:data-style-name="N7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ColHeader" style:name="ce6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text-align="center"/>
    </style:style>
    <style:style style:data-style-name="N0" style:family="table-cell" style:parent-style-name="TL_20_ColHeader" style:name="ce7">
      <style:table-cell-properties style:vertical-align="automatic" fo:background-color="#69d2e7" style:print-content="true" fo:border="0.06pt solid #000000" style:cell-protect="protected"/>
    </style:style>
    <style:style style:family="table-cell" style:parent-style-name="TL_20_Data" style:name="ce8">
      <style:table-cell-properties fo:border-left="0.06pt solid #000000" style:text-align-source="fix" fo:border-top="0.06pt solid #000000" style:repeat-content="false" fo:border-right="none" style:print-content="true" style:cell-protect="protected" fo:border-bottom="none"/>
      <style:paragraph-properties fo:margin-left="0pt" fo:text-align="start"/>
    </style:style>
    <style:style style:family="table-cell" style:parent-style-name="TL_20_Data" style:name="ce9">
      <style:table-cell-properties fo:border-left="0.06pt solid #000000" style:text-align-source="fix" fo:border-top="none" style:repeat-content="false" fo:border-right="none" style:print-content="true" style:cell-protect="protected" fo:border-bottom="none"/>
      <style:paragraph-properties fo:margin-left="0pt" fo:text-align="start"/>
    </style:style>
    <style:style style:family="table-cell" style:parent-style-name="TL_20_Data" style:name="ce10">
      <style:table-cell-properties fo:border-left="0.06pt solid #000000" style:text-align-source="fix" fo:border-top="none" style:repeat-content="false" fo:border-right="none" style:print-content="true" style:cell-protect="protected" fo:border-bottom="0.06pt solid #000000"/>
      <style:paragraph-properties fo:margin-left="0pt" fo:text-align="start"/>
    </style:style>
    <style:style style:family="table-cell" style:parent-style-name="TL_20_Data" style:name="ce11">
      <style:table-cell-properties fo:border-left="none" style:text-align-source="fix" fo:border-top="0.06pt solid #000000" style:repeat-content="false" fo:border-right="0.06pt solid #000000" style:print-content="true" style:cell-protect="protected" fo:border-bottom="none"/>
      <style:paragraph-properties fo:margin-left="0pt" fo:text-align="start"/>
    </style:style>
    <style:style style:family="table-cell" style:parent-style-name="TL_20_Data" style:name="ce12">
      <style:table-cell-properties fo:border-left="none" style:text-align-source="fix" fo:border-top="none" style:repeat-content="false" fo:border-right="0.06pt solid #000000" style:print-content="true" style:cell-protect="protected" fo:border-bottom="none"/>
      <style:paragraph-properties fo:margin-left="0pt" fo:text-align="start"/>
    </style:style>
    <style:style style:family="table-cell" style:parent-style-name="TL_20_Data" style:name="ce13">
      <style:table-cell-properties fo:border-left="none" style:text-align-source="fix" fo:border-top="none" style:repeat-content="false" fo:border-right="0.06pt solid #000000" style:print-content="true" style:cell-protect="protected" fo:border-bottom="0.06pt solid #000000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heet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1020"/>
        <table:table-column table:style-name="co5" table:default-cell-style-name="ce2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number-rows-spanned="1" table:style-name="ce6" table:number-columns-spanned="2" office:value-type="string">
            <text:p>Bevolking op</text:p>
          </table:table-cell>
          <table:covered-table-cell/>
          <table:table-cell table:number-columns-repeated="1021"/>
        </table:table-row>
        <table:table-row table:style-name="ro2">
          <table:table-cell/>
          <table:table-cell ns41:value-type="string" table:style-name="ce7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3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float" table:style-name="ce8" office:value="721" office:value-type="float">
            <text:p>721</text:p>
          </table:table-cell>
          <table:table-cell ns41:value-type="float" table:style-name="ce11" office:value="732" office:value-type="float">
            <text:p>7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float" table:style-name="ce9" office:value="1111" office:value-type="float">
            <text:p>1111</text:p>
          </table:table-cell>
          <table:table-cell ns41:value-type="float" table:style-name="ce12" office:value="1159" office:value-type="float">
            <text:p>1159</text:p>
          </table:table-cell>
          <table:table-cell table:number-columns-repeated="1021"/>
        </table:table-row>
        <table:table-row table:style-name="ro3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float" table:style-name="ce9" office:value="4594" office:value-type="float">
            <text:p>4594</text:p>
          </table:table-cell>
          <table:table-cell ns41:value-type="float" table:style-name="ce12" office:value="4595" office:value-type="float">
            <text:p>45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float" table:style-name="ce9" office:value="1463" office:value-type="float">
            <text:p>1463</text:p>
          </table:table-cell>
          <table:table-cell ns41:value-type="float" table:style-name="ce12" office:value="1436" office:value-type="float">
            <text:p>1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float" table:style-name="ce9" office:value="3799" office:value-type="float">
            <text:p>3799</text:p>
          </table:table-cell>
          <table:table-cell ns41:value-type="float" table:style-name="ce12" office:value="3828" office:value-type="float">
            <text:p>38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float" table:style-name="ce9" office:value="1820" office:value-type="float">
            <text:p>1820</text:p>
          </table:table-cell>
          <table:table-cell ns41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float" table:style-name="ce9" office:value="3135" office:value-type="float">
            <text:p>3135</text:p>
          </table:table-cell>
          <table:table-cell ns41:value-type="float" table:style-name="ce12" office:value="2970" office:value-type="float">
            <text:p>29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float" table:style-name="ce9" office:value="2161" office:value-type="float">
            <text:p>2161</text:p>
          </table:table-cell>
          <table:table-cell ns41:value-type="float" table:style-name="ce12" office:value="2111" office:value-type="float">
            <text:p>2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er, ten</text:p>
          </table:table-cell>
          <table:table-cell ns41:value-type="float" table:style-name="ce9" office:value="2670" office:value-type="float">
            <text:p>2670</text:p>
          </table:table-cell>
          <table:table-cell ns41:value-type="float" table:style-name="ce12" office:value="2632" office:value-type="float">
            <text:p>26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float" table:style-name="ce9" office:value="6401" office:value-type="float">
            <text:p>6401</text:p>
          </table:table-cell>
          <table:table-cell ns41:value-type="float" table:style-name="ce12" office:value="6070" office:value-type="float">
            <text:p>60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float" table:style-name="ce9" office:value="1330" office:value-type="float">
            <text:p>1330</text:p>
          </table:table-cell>
          <table:table-cell ns41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float" table:style-name="ce9" office:value="1020" office:value-type="float">
            <text:p>1020</text:p>
          </table:table-cell>
          <table:table-cell ns41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float" table:style-name="ce9" office:value="1659" office:value-type="float">
            <text:p>1659</text:p>
          </table:table-cell>
          <table:table-cell ns41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ingen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float" table:style-name="ce9" office:value="69165" office:value-type="float">
            <text:p>69165</text:p>
          </table:table-cell>
          <table:table-cell ns41:value-type="float" table:style-name="ce12" office:value="73724" office:value-type="float">
            <text:p>73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float" table:style-name="ce9" office:value="4341" office:value-type="float">
            <text:p>4341</text:p>
          </table:table-cell>
          <table:table-cell ns41:value-type="float" table:style-name="ce12" office:value="4068" office:value-type="float">
            <text:p>40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float" table:style-name="ce9" office:value="1919" office:value-type="float">
            <text:p>1919</text:p>
          </table:table-cell>
          <table:table-cell ns41:value-type="float" table:style-name="ce12" office:value="1829" office:value-type="float">
            <text:p>1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float" table:style-name="ce9" office:value="5986" office:value-type="float">
            <text:p>5986</text:p>
          </table:table-cell>
          <table:table-cell ns41:value-type="float" table:style-name="ce12" office:value="6539" office:value-type="float">
            <text:p>6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float" table:style-name="ce9" office:value="11424" office:value-type="float">
            <text:p>11424</text:p>
          </table:table-cell>
          <table:table-cell ns41:value-type="float" table:style-name="ce12" office:value="11016" office:value-type="float">
            <text:p>110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float" table:style-name="ce9" office:value="2441" office:value-type="float">
            <text:p>2441</text:p>
          </table:table-cell>
          <table:table-cell ns41:value-type="float" table:style-name="ce12" office:value="2341" office:value-type="float">
            <text:p>2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float" table:style-name="ce9" office:value="1180" office:value-type="float">
            <text:p>1180</text:p>
          </table:table-cell>
          <table:table-cell ns41:value-type="float" table:style-name="ce12" office:value="1063" office:value-type="float">
            <text:p>10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float" table:style-name="ce9" office:value="1140" office:value-type="float">
            <text:p>1140</text:p>
          </table:table-cell>
          <table:table-cell ns41:value-type="float" table:style-name="ce12" office:value="1138" office:value-type="float">
            <text:p>11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float" table:style-name="ce9" office:value="4623" office:value-type="float">
            <text:p>4623</text:p>
          </table:table-cell>
          <table:table-cell ns41:value-type="float" table:style-name="ce12" office:value="4270" office:value-type="float">
            <text:p>42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float" table:style-name="ce9" office:value="1952" office:value-type="float">
            <text:p>1952</text:p>
          </table:table-cell>
          <table:table-cell ns41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float" table:style-name="ce9" office:value="1825" office:value-type="float">
            <text:p>1825</text:p>
          </table:table-cell>
          <table:table-cell ns41:value-type="float" table:style-name="ce12" office:value="1814" office:value-type="float">
            <text:p>18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float" table:style-name="ce9" office:value="3587" office:value-type="float">
            <text:p>3587</text:p>
          </table:table-cell>
          <table:table-cell ns41:value-type="float" table:style-name="ce12" office:value="3385" office:value-type="float">
            <text:p>33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float" table:style-name="ce9" office:value="973" office:value-type="float">
            <text:p>973</text:p>
          </table:table-cell>
          <table:table-cell ns41:value-type="float" table:style-name="ce12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float" table:style-name="ce9" office:value="1414" office:value-type="float">
            <text:p>1414</text:p>
          </table:table-cell>
          <table:table-cell ns41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float" table:style-name="ce9" office:value="2330" office:value-type="float">
            <text:p>2330</text:p>
          </table:table-cell>
          <table:table-cell ns41:value-type="float" table:style-name="ce12" office:value="2231" office:value-type="float">
            <text:p>22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float" table:style-name="ce9" office:value="1983" office:value-type="float">
            <text:p>1983</text:p>
          </table:table-cell>
          <table:table-cell ns41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float" table:style-name="ce9" office:value="2731" office:value-type="float">
            <text:p>2731</text:p>
          </table:table-cell>
          <table:table-cell ns41:value-type="float" table:style-name="ce12" office:value="2693" office:value-type="float">
            <text:p>2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Sehans</text:p>
          </table:table-cell>
          <table:table-cell ns41:value-type="float" table:style-name="ce9" office:value="940" office:value-type="float">
            <text:p>940</text:p>
          </table:table-cell>
          <table:table-cell ns41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float" table:style-name="ce9" office:value="951" office:value-type="float">
            <text:p>951</text:p>
          </table:table-cell>
          <table:table-cell ns41:value-type="float" table:style-name="ce12" office:value="892" office:value-type="float">
            <text:p>8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float" table:style-name="ce9" office:value="1010" office:value-type="float">
            <text:p>1010</text:p>
          </table:table-cell>
          <table:table-cell ns41:value-type="float" table:style-name="ce12" office:value="994" office:value-type="float">
            <text:p>9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float" table:style-name="ce9" office:value="1395" office:value-type="float">
            <text:p>1395</text:p>
          </table:table-cell>
          <table:table-cell ns41:value-type="float" table:style-name="ce12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float" table:style-name="ce9" office:value="1219" office:value-type="float">
            <text:p>1219</text:p>
          </table:table-cell>
          <table:table-cell ns41:value-type="float" table:style-name="ce12" office:value="1171" office:value-type="float">
            <text:p>11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float" table:style-name="ce9" office:value="1069" office:value-type="float">
            <text:p>1069</text:p>
          </table:table-cell>
          <table:table-cell ns41:value-type="float" table:style-name="ce12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float" table:style-name="ce9" office:value="10892" office:value-type="float">
            <text:p>10892</text:p>
          </table:table-cell>
          <table:table-cell ns41:value-type="float" table:style-name="ce12" office:value="10615" office:value-type="float">
            <text:p>106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float" table:style-name="ce9" office:value="3924" office:value-type="float">
            <text:p>3924</text:p>
          </table:table-cell>
          <table:table-cell ns41:value-type="float" table:style-name="ce12" office:value="3775" office:value-type="float">
            <text:p>37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580" office:value-type="float">
            <text:p>35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float" table:style-name="ce9" office:value="6962" office:value-type="float">
            <text:p>6962</text:p>
          </table:table-cell>
          <table:table-cell ns41:value-type="float" table:style-name="ce12" office:value="6452" office:value-type="float">
            <text:p>6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float" table:style-name="ce9" office:value="1200" office:value-type="float">
            <text:p>1200</text:p>
          </table:table-cell>
          <table:table-cell ns41:value-type="float" table:style-name="ce12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float" table:style-name="ce9" office:value="2225" office:value-type="float">
            <text:p>2225</text:p>
          </table:table-cell>
          <table:table-cell ns41:value-type="float" table:style-name="ce12" office:value="2355" office:value-type="float">
            <text:p>23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float" table:style-name="ce9" office:value="2371" office:value-type="float">
            <text:p>2371</text:p>
          </table:table-cell>
          <table:table-cell ns41:value-type="float" table:style-name="ce12" office:value="2390" office:value-type="float">
            <text:p>23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float" table:style-name="ce9" office:value="2732" office:value-type="float">
            <text:p>2732</text:p>
          </table:table-cell>
          <table:table-cell ns41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float" table:style-name="ce9" office:value="2045" office:value-type="float">
            <text:p>2045</text:p>
          </table:table-cell>
          <table:table-cell ns41:value-type="float" table:style-name="ce12" office:value="1941" office:value-type="float">
            <text:p>19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float" table:style-name="ce9" office:value="881" office:value-type="float">
            <text:p>881</text:p>
          </table:table-cell>
          <table:table-cell ns41:value-type="float" table:style-name="ce12" office:value="832" office:value-type="float">
            <text:p>8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float" table:style-name="ce9" office:value="7591" office:value-type="float">
            <text:p>7591</text:p>
          </table:table-cell>
          <table:table-cell ns41:value-type="float" table:style-name="ce12" office:value="7523" office:value-type="float">
            <text:p>7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float" table:style-name="ce9" office:value="8320" office:value-type="float">
            <text:p>8320</text:p>
          </table:table-cell>
          <table:table-cell ns41:value-type="float" table:style-name="ce12" office:value="7922" office:value-type="float">
            <text:p>7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float" table:style-name="ce9" office:value="1206" office:value-type="float">
            <text:p>1206</text:p>
          </table:table-cell>
          <table:table-cell ns41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float" table:style-name="ce9" office:value="2010" office:value-type="float">
            <text:p>2010</text:p>
          </table:table-cell>
          <table:table-cell ns41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float" table:style-name="ce9" office:value="5049" office:value-type="float">
            <text:p>5049</text:p>
          </table:table-cell>
          <table:table-cell ns41:value-type="float" table:style-name="ce12" office:value="5080" office:value-type="float">
            <text:p>50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float" table:style-name="ce9" office:value="7840" office:value-type="float">
            <text:p>7840</text:p>
          </table:table-cell>
          <table:table-cell ns41:value-type="float" table:style-name="ce12" office:value="8101" office:value-type="float">
            <text:p>8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float" table:style-name="ce9" office:value="1575" office:value-type="float">
            <text:p>1575</text:p>
          </table:table-cell>
          <table:table-cell ns41:value-type="float" table:style-name="ce12" office:value="1560" office:value-type="float">
            <text:p>1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ndt, 't</text:p>
          </table:table-cell>
          <table:table-cell ns41:value-type="float" table:style-name="ce9" office:value="1547" office:value-type="float">
            <text:p>1547</text:p>
          </table:table-cell>
          <table:table-cell ns41:value-type="float" table:style-name="ce12" office:value="1497" office:value-type="float">
            <text:p>14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float" table:style-name="ce9" office:value="1347" office:value-type="float">
            <text:p>1347</text:p>
          </table:table-cell>
          <table:table-cell ns41:value-type="float" table:style-name="ce12" office:value="1363" office:value-type="float">
            <text:p>13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float" table:style-name="ce9" office:value="1864" office:value-type="float">
            <text:p>1864</text:p>
          </table:table-cell>
          <table:table-cell ns41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float" table:style-name="ce9" office:value="9561" office:value-type="float">
            <text:p>9561</text:p>
          </table:table-cell>
          <table:table-cell ns41:value-type="float" table:style-name="ce12" office:value="8874" office:value-type="float">
            <text:p>88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float" table:style-name="ce9" office:value="1216" office:value-type="float">
            <text:p>1216</text:p>
          </table:table-cell>
          <table:table-cell ns41:value-type="float" table:style-name="ce12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float" table:style-name="ce9" office:value="2649" office:value-type="float">
            <text:p>2649</text:p>
          </table:table-cell>
          <table:table-cell ns41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float" table:style-name="ce9" office:value="3779" office:value-type="float">
            <text:p>3779</text:p>
          </table:table-cell>
          <table:table-cell ns41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ldt, het</text:p>
          </table:table-cell>
          <table:table-cell ns41:value-type="float" table:style-name="ce9" office:value="4598" office:value-type="float">
            <text:p>4598</text:p>
          </table:table-cell>
          <table:table-cell ns41:value-type="float" table:style-name="ce12" office:value="4560" office:value-type="float">
            <text:p>4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float" table:style-name="ce9" office:value="4010" office:value-type="float">
            <text:p>4010</text:p>
          </table:table-cell>
          <table:table-cell ns41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float" table:style-name="ce9" office:value="7839" office:value-type="float">
            <text:p>7839</text:p>
          </table:table-cell>
          <table:table-cell ns41:value-type="float" table:style-name="ce12" office:value="7357" office:value-type="float">
            <text:p>7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float" table:style-name="ce9" office:value="3105" office:value-type="float">
            <text:p>3105</text:p>
          </table:table-cell>
          <table:table-cell ns41:value-type="float" table:style-name="ce12" office:value="3308" office:value-type="float">
            <text:p>3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float" table:style-name="ce9" office:value="3152" office:value-type="float">
            <text:p>3152</text:p>
          </table:table-cell>
          <table:table-cell ns41:value-type="float" table:style-name="ce12" office:value="3037" office:value-type="float">
            <text:p>30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float" table:style-name="ce9" office:value="4407" office:value-type="float">
            <text:p>4407</text:p>
          </table:table-cell>
          <table:table-cell ns41:value-type="float" table:style-name="ce12" office:value="4472" office:value-type="float">
            <text:p>4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float" table:style-name="ce9" office:value="4469" office:value-type="float">
            <text:p>4469</text:p>
          </table:table-cell>
          <table:table-cell ns41:value-type="float" table:style-name="ce12" office:value="4591" office:value-type="float">
            <text:p>45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ckeradeel</text:p>
          </table:table-cell>
          <table:table-cell ns41:value-type="float" table:style-name="ce9" office:value="2544" office:value-type="float">
            <text:p>2544</text:p>
          </table:table-cell>
          <table:table-cell ns41:value-type="float" table:style-name="ce12" office:value="2415" office:value-type="float">
            <text:p>24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float" table:style-name="ce9" office:value="3310" office:value-type="float">
            <text:p>3310</text:p>
          </table:table-cell>
          <table:table-cell ns41:value-type="float" table:style-name="ce12" office:value="3315" office:value-type="float">
            <text:p>33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float" table:style-name="ce9" office:value="5681" office:value-type="float">
            <text:p>5681</text:p>
          </table:table-cell>
          <table:table-cell ns41:value-type="float" table:style-name="ce12" office:value="5897" office:value-type="float">
            <text:p>5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float" table:style-name="ce9" office:value="5639" office:value-type="float">
            <text:p>5639</text:p>
          </table:table-cell>
          <table:table-cell ns41:value-type="float" table:style-name="ce12" office:value="5413" office:value-type="float">
            <text:p>54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float" table:style-name="ce9" office:value="12515" office:value-type="float">
            <text:p>12515</text:p>
          </table:table-cell>
          <table:table-cell ns41:value-type="float" table:style-name="ce12" office:value="12450" office:value-type="float">
            <text:p>12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float" table:style-name="ce9" office:value="2518" office:value-type="float">
            <text:p>2518</text:p>
          </table:table-cell>
          <table:table-cell ns41:value-type="float" table:style-name="ce12" office:value="2518" office:value-type="float">
            <text:p>2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float" table:style-name="ce9" office:value="2435" office:value-type="float">
            <text:p>2435</text:p>
          </table:table-cell>
          <table:table-cell ns41:value-type="float" table:style-name="ce12" office:value="2485" office:value-type="float">
            <text:p>24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float" table:style-name="ce9" office:value="443" office:value-type="float">
            <text:p>443</text:p>
          </table:table-cell>
          <table:table-cell ns41:value-type="float" table:style-name="ce12" office:value="432" office:value-type="float">
            <text:p>4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float" table:style-name="ce9" office:value="3546" office:value-type="float">
            <text:p>3546</text:p>
          </table:table-cell>
          <table:table-cell ns41:value-type="float" table:style-name="ce12" office:value="3421" office:value-type="float">
            <text:p>34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llumer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5030" office:value-type="float">
            <text:p>5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float" table:style-name="ce9" office:value="39909" office:value-type="float">
            <text:p>39909</text:p>
          </table:table-cell>
          <table:table-cell ns41:value-type="float" table:style-name="ce12" office:value="41549" office:value-type="float">
            <text:p>415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float" table:style-name="ce9" office:value="2621" office:value-type="float">
            <text:p>2621</text:p>
          </table:table-cell>
          <table:table-cell ns41:value-type="float" table:style-name="ce12" office:value="2639" office:value-type="float">
            <text:p>26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float" table:style-name="ce9" office:value="4191" office:value-type="float">
            <text:p>4191</text:p>
          </table:table-cell>
          <table:table-cell ns41:value-type="float" table:style-name="ce12" office:value="3949" office:value-type="float">
            <text:p>39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float" table:style-name="ce9" office:value="5458" office:value-type="float">
            <text:p>5458</text:p>
          </table:table-cell>
          <table:table-cell ns41:value-type="float" table:style-name="ce12" office:value="5357" office:value-type="float">
            <text:p>5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float" table:style-name="ce9" office:value="4046" office:value-type="float">
            <text:p>4046</text:p>
          </table:table-cell>
          <table:table-cell ns41:value-type="float" table:style-name="ce12" office:value="3956" office:value-type="float">
            <text:p>39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float" table:style-name="ce9" office:value="9204" office:value-type="float">
            <text:p>9204</text:p>
          </table:table-cell>
          <table:table-cell ns41:value-type="float" table:style-name="ce12" office:value="8830" office:value-type="float">
            <text:p>8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float" table:style-name="ce9" office:value="10511" office:value-type="float">
            <text:p>10511</text:p>
          </table:table-cell>
          <table:table-cell ns41:value-type="float" table:style-name="ce12" office:value="10067" office:value-type="float">
            <text:p>100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float" table:style-name="ce9" office:value="1381" office:value-type="float">
            <text:p>1381</text:p>
          </table:table-cell>
          <table:table-cell ns41:value-type="float" table:style-name="ce12" office:value="1346" office:value-type="float">
            <text:p>13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float" table:style-name="ce9" office:value="354" office:value-type="float">
            <text:p>354</text:p>
          </table:table-cell>
          <table:table-cell ns41:value-type="float" table:style-name="ce12" office:value="426" office:value-type="float">
            <text:p>4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float" table:style-name="ce9" office:value="355" office:value-type="float">
            <text:p>355</text:p>
          </table:table-cell>
          <table:table-cell ns41:value-type="float" table:style-name="ce12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float" table:style-name="ce9" office:value="10961" office:value-type="float">
            <text:p>10961</text:p>
          </table:table-cell>
          <table:table-cell ns41:value-type="float" table:style-name="ce12" office:value="10859" office:value-type="float">
            <text:p>108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float" table:style-name="ce9" office:value="9570" office:value-type="float">
            <text:p>9570</text:p>
          </table:table-cell>
          <table:table-cell ns41:value-type="float" table:style-name="ce12" office:value="10311" office:value-type="float">
            <text:p>10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e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float" table:style-name="ce9" office:value="496" office:value-type="float">
            <text:p>496</text:p>
          </table:table-cell>
          <table:table-cell ns41:value-type="float" table:style-name="ce12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float" table:style-name="ce9" office:value="1830" office:value-type="float">
            <text:p>1830</text:p>
          </table:table-cell>
          <table:table-cell ns41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float" table:style-name="ce9" office:value="9528" office:value-type="float">
            <text:p>9528</text:p>
          </table:table-cell>
          <table:table-cell ns41:value-type="float" table:style-name="ce12" office:value="9491" office:value-type="float">
            <text:p>94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float" table:style-name="ce9" office:value="2522" office:value-type="float">
            <text:p>2522</text:p>
          </table:table-cell>
          <table:table-cell ns41:value-type="float" table:style-name="ce12" office:value="2472" office:value-type="float">
            <text:p>2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float" table:style-name="ce9" office:value="321" office:value-type="float">
            <text:p>321</text:p>
          </table:table-cell>
          <table:table-cell ns41:value-type="float" table:style-name="ce12" office:value="340" office:value-type="float">
            <text:p>3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float" table:style-name="ce9" office:value="3831" office:value-type="float">
            <text:p>3831</text:p>
          </table:table-cell>
          <table:table-cell ns41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float" table:style-name="ce9" office:value="10426" office:value-type="float">
            <text:p>10426</text:p>
          </table:table-cell>
          <table:table-cell ns41:value-type="float" table:style-name="ce12" office:value="10062" office:value-type="float">
            <text:p>100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float" table:style-name="ce9" office:value="6799" office:value-type="float">
            <text:p>6799</text:p>
          </table:table-cell>
          <table:table-cell ns41:value-type="float" table:style-name="ce12" office:value="6472" office:value-type="float">
            <text:p>6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float" table:style-name="ce9" office:value="1979" office:value-type="float">
            <text:p>1979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float" table:style-name="ce9" office:value="5975" office:value-type="float">
            <text:p>5975</text:p>
          </table:table-cell>
          <table:table-cell ns41:value-type="float" table:style-name="ce12" office:value="5779" office:value-type="float">
            <text:p>57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float" table:style-name="ce9" office:value="762" office:value-type="float">
            <text:p>762</text:p>
          </table:table-cell>
          <table:table-cell ns41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float" table:style-name="ce9" office:value="3019" office:value-type="float">
            <text:p>3019</text:p>
          </table:table-cell>
          <table:table-cell ns41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float" table:style-name="ce9" office:value="13144" office:value-type="float">
            <text:p>13144</text:p>
          </table:table-cell>
          <table:table-cell ns41:value-type="float" table:style-name="ce12" office:value="13897" office:value-type="float">
            <text:p>13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float" table:style-name="ce9" office:value="5799" office:value-type="float">
            <text:p>5799</text:p>
          </table:table-cell>
          <table:table-cell ns41:value-type="float" table:style-name="ce12" office:value="5343" office:value-type="float">
            <text:p>5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float" table:style-name="ce9" office:value="5318" office:value-type="float">
            <text:p>5318</text:p>
          </table:table-cell>
          <table:table-cell ns41:value-type="float" table:style-name="ce12" office:value="5039" office:value-type="float">
            <text:p>50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float" table:style-name="ce9" office:value="4833" office:value-type="float">
            <text:p>4833</text:p>
          </table:table-cell>
          <table:table-cell ns41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float" table:style-name="ce9" office:value="2440" office:value-type="float">
            <text:p>2440</text:p>
          </table:table-cell>
          <table:table-cell ns41:value-type="float" table:style-name="ce12" office:value="2225" office:value-type="float">
            <text:p>22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float" table:style-name="ce9" office:value="1751" office:value-type="float">
            <text:p>1751</text:p>
          </table:table-cell>
          <table:table-cell ns41:value-type="float" table:style-name="ce12" office:value="1529" office:value-type="float">
            <text:p>1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float" table:style-name="ce9" office:value="1795" office:value-type="float">
            <text:p>1795</text:p>
          </table:table-cell>
          <table:table-cell ns41:value-type="float" table:style-name="ce12" office:value="1601" office:value-type="float">
            <text:p>1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float" table:style-name="ce9" office:value="2742" office:value-type="float">
            <text:p>2742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float" table:style-name="ce9" office:value="32246" office:value-type="float">
            <text:p>32246</text:p>
          </table:table-cell>
          <table:table-cell ns41:value-type="float" table:style-name="ce12" office:value="30924" office:value-type="float">
            <text:p>30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float" table:style-name="ce9" office:value="1930" office:value-type="float">
            <text:p>1930</text:p>
          </table:table-cell>
          <table:table-cell ns41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float" table:style-name="ce9" office:value="2099" office:value-type="float">
            <text:p>2099</text:p>
          </table:table-cell>
          <table:table-cell ns41:value-type="float" table:style-name="ce12" office:value="1993" office:value-type="float">
            <text:p>19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float" table:style-name="ce9" office:value="2504" office:value-type="float">
            <text:p>2504</text:p>
          </table:table-cell>
          <table:table-cell ns41:value-type="float" table:style-name="ce12" office:value="2180" office:value-type="float">
            <text:p>21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float" table:style-name="ce9" office:value="12145" office:value-type="float">
            <text:p>12145</text:p>
          </table:table-cell>
          <table:table-cell ns41:value-type="float" table:style-name="ce12" office:value="11671" office:value-type="float">
            <text:p>116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float" table:style-name="ce9" office:value="8536" office:value-type="float">
            <text:p>8536</text:p>
          </table:table-cell>
          <table:table-cell ns41:value-type="float" table:style-name="ce12" office:value="8862" office:value-type="float">
            <text:p>8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float" table:style-name="ce9" office:value="2884" office:value-type="float">
            <text:p>2884</text:p>
          </table:table-cell>
          <table:table-cell ns41:value-type="float" table:style-name="ce12" office:value="2469" office:value-type="float">
            <text:p>24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float" table:style-name="ce9" office:value="812" office:value-type="float">
            <text:p>812</text:p>
          </table:table-cell>
          <table:table-cell ns41:value-type="float" table:style-name="ce12" office:value="771" office:value-type="float">
            <text:p>7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float" table:style-name="ce9" office:value="6381" office:value-type="float">
            <text:p>6381</text:p>
          </table:table-cell>
          <table:table-cell ns41:value-type="float" table:style-name="ce12" office:value="5777" office:value-type="float">
            <text:p>57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float" table:style-name="ce9" office:value="1959" office:value-type="float">
            <text:p>1959</text:p>
          </table:table-cell>
          <table:table-cell ns41:value-type="float" table:style-name="ce12" office:value="1759" office:value-type="float">
            <text:p>17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float" table:style-name="ce9" office:value="1507" office:value-type="float">
            <text:p>1507</text:p>
          </table:table-cell>
          <table:table-cell ns41:value-type="float" table:style-name="ce12" office:value="1382" office:value-type="float">
            <text:p>13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float" table:style-name="ce9" office:value="2105" office:value-type="float">
            <text:p>2105</text:p>
          </table:table-cell>
          <table:table-cell ns41:value-type="float" table:style-name="ce12" office:value="1854" office:value-type="float">
            <text:p>1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float" table:style-name="ce9" office:value="3035" office:value-type="float">
            <text:p>3035</text:p>
          </table:table-cell>
          <table:table-cell ns41:value-type="float" table:style-name="ce12" office:value="2825" office:value-type="float">
            <text:p>2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float" table:style-name="ce9" office:value="1589" office:value-type="float">
            <text:p>1589</text:p>
          </table:table-cell>
          <table:table-cell ns41:value-type="float" table:style-name="ce12" office:value="1433" office:value-type="float">
            <text:p>14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float" table:style-name="ce9" office:value="3220" office:value-type="float">
            <text:p>3220</text:p>
          </table:table-cell>
          <table:table-cell ns41:value-type="float" table:style-name="ce12" office:value="3024" office:value-type="float">
            <text:p>30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float" table:style-name="ce9" office:value="3493" office:value-type="float">
            <text:p>3493</text:p>
          </table:table-cell>
          <table:table-cell ns41:value-type="float" table:style-name="ce12" office:value="3250" office:value-type="float">
            <text:p>32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float" table:style-name="ce9" office:value="3625" office:value-type="float">
            <text:p>3625</text:p>
          </table:table-cell>
          <table:table-cell ns41:value-type="float" table:style-name="ce12" office:value="3418" office:value-type="float">
            <text:p>34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float" table:style-name="ce9" office:value="1353" office:value-type="float">
            <text:p>1353</text:p>
          </table:table-cell>
          <table:table-cell ns41:value-type="float" table:style-name="ce12" office:value="1235" office:value-type="float">
            <text:p>1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float" table:style-name="ce9" office:value="3404" office:value-type="float">
            <text:p>3404</text:p>
          </table:table-cell>
          <table:table-cell ns41:value-type="float" table:style-name="ce12" office:value="3133" office:value-type="float">
            <text:p>31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float" table:style-name="ce9" office:value="3314" office:value-type="float">
            <text:p>3314</text:p>
          </table:table-cell>
          <table:table-cell ns41:value-type="float" table:style-name="ce12" office:value="3089" office:value-type="float">
            <text:p>30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, de</text:p>
          </table:table-cell>
          <table:table-cell ns41:value-type="float" table:style-name="ce9" office:value="2099" office:value-type="float">
            <text:p>2099</text:p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float" table:style-name="ce9" office:value="3313" office:value-type="float">
            <text:p>3313</text:p>
          </table:table-cell>
          <table:table-cell ns41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float" table:style-name="ce9" office:value="3716" office:value-type="float">
            <text:p>3716</text:p>
          </table:table-cell>
          <table:table-cell ns41:value-type="float" table:style-name="ce12" office:value="3419" office:value-type="float">
            <text:p>3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float" table:style-name="ce9" office:value="1323" office:value-type="float">
            <text:p>1323</text:p>
          </table:table-cell>
          <table:table-cell ns41:value-type="float" table:style-name="ce12" office:value="1162" office:value-type="float">
            <text:p>11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float" table:style-name="ce9" office:value="23700" office:value-type="float">
            <text:p>23700</text:p>
          </table:table-cell>
          <table:table-cell ns41:value-type="float" table:style-name="ce12" office:value="24318" office:value-type="float">
            <text:p>243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bt-Delden</text:p>
          </table:table-cell>
          <table:table-cell ns41:value-type="float" table:style-name="ce9" office:value="2914" office:value-type="float">
            <text:p>2914</text:p>
          </table:table-cell>
          <table:table-cell ns41:value-type="float" table:style-name="ce12" office:value="2419" office:value-type="float">
            <text:p>2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float" table:style-name="ce9" office:value="6041" office:value-type="float">
            <text:p>6041</text:p>
          </table:table-cell>
          <table:table-cell ns41:value-type="float" table:style-name="ce12" office:value="5567" office:value-type="float">
            <text:p>55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float" table:style-name="ce9" office:value="1155" office:value-type="float">
            <text:p>1155</text:p>
          </table:table-cell>
          <table:table-cell ns41:value-type="float" table:style-name="ce12" office:value="1083" office:value-type="float">
            <text:p>10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60" office:value-type="float">
            <text:p>2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float" table:style-name="ce9" office:value="702" office:value-type="float">
            <text:p>702</text:p>
          </table:table-cell>
          <table:table-cell ns41:value-type="float" table:style-name="ce12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float" table:style-name="ce9" office:value="7192" office:value-type="float">
            <text:p>7192</text:p>
          </table:table-cell>
          <table:table-cell ns41:value-type="float" table:style-name="ce12" office:value="6648" office:value-type="float">
            <text:p>66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float" table:style-name="ce9" office:value="5064" office:value-type="float">
            <text:p>5064</text:p>
          </table:table-cell>
          <table:table-cell ns41:value-type="float" table:style-name="ce12" office:value="4700" office:value-type="float">
            <text:p>4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float" table:style-name="ce9" office:value="4522" office:value-type="float">
            <text:p>4522</text:p>
          </table:table-cell>
          <table:table-cell ns41:value-type="float" table:style-name="ce12" office:value="4390" office:value-type="float">
            <text:p>43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float" table:style-name="ce9" office:value="25711" office:value-type="float">
            <text:p>25711</text:p>
          </table:table-cell>
          <table:table-cell ns41:value-type="float" table:style-name="ce12" office:value="26967" office:value-type="float">
            <text:p>269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float" table:style-name="ce9" office:value="1105" office:value-type="float">
            <text:p>1105</text:p>
          </table:table-cell>
          <table:table-cell ns41:value-type="float" table:style-name="ce12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float" table:style-name="ce9" office:value="4528" office:value-type="float">
            <text:p>4528</text:p>
          </table:table-cell>
          <table:table-cell ns41:value-type="float" table:style-name="ce12" office:value="4333" office:value-type="float">
            <text:p>43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float" table:style-name="ce9" office:value="59513" office:value-type="float">
            <text:p>59513</text:p>
          </table:table-cell>
          <table:table-cell ns41:value-type="float" table:style-name="ce12" office:value="59158" office:value-type="float">
            <text:p>591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float" table:style-name="ce9" office:value="2380" office:value-type="float">
            <text:p>2380</text:p>
          </table:table-cell>
          <table:table-cell ns41:value-type="float" table:style-name="ce12" office:value="2239" office:value-type="float">
            <text:p>2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float" table:style-name="ce9" office:value="1321" office:value-type="float">
            <text:p>1321</text:p>
          </table:table-cell>
          <table:table-cell ns41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float" table:style-name="ce9" office:value="3394" office:value-type="float">
            <text:p>3394</text:p>
          </table:table-cell>
          <table:table-cell ns41:value-type="float" table:style-name="ce12" office:value="3448" office:value-type="float">
            <text:p>34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float" table:style-name="ce9" office:value="2691" office:value-type="float">
            <text:p>2691</text:p>
          </table:table-cell>
          <table:table-cell ns41:value-type="float" table:style-name="ce12" office:value="2496" office:value-type="float">
            <text:p>2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float" table:style-name="ce9" office:value="6962" office:value-type="float">
            <text:p>6962</text:p>
          </table:table-cell>
          <table:table-cell ns41:value-type="float" table:style-name="ce12" office:value="6524" office:value-type="float">
            <text:p>6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m, den</text:p>
          </table:table-cell>
          <table:table-cell ns41:value-type="float" table:style-name="ce9" office:value="5034" office:value-type="float">
            <text:p>5034</text:p>
          </table:table-cell>
          <table:table-cell ns41:value-type="float" table:style-name="ce12" office:value="4801" office:value-type="float">
            <text:p>48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float" table:style-name="ce9" office:value="10679" office:value-type="float">
            <text:p>10679</text:p>
          </table:table-cell>
          <table:table-cell ns41:value-type="float" table:style-name="ce12" office:value="10101" office:value-type="float">
            <text:p>10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float" table:style-name="ce9" office:value="1299" office:value-type="float">
            <text:p>1299</text:p>
          </table:table-cell>
          <table:table-cell ns41:value-type="float" table:style-name="ce12" office:value="1195" office:value-type="float">
            <text:p>1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float" table:style-name="ce9" office:value="11628" office:value-type="float">
            <text:p>11628</text:p>
          </table:table-cell>
          <table:table-cell ns41:value-type="float" table:style-name="ce12" office:value="11341" office:value-type="float">
            <text:p>11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9" office:value="28151" office:value-type="float">
            <text:p>28151</text:p>
          </table:table-cell>
          <table:table-cell ns41:value-type="float" table:style-name="ce12" office:value="28618" office:value-type="float">
            <text:p>286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float" table:style-name="ce9" office:value="2818" office:value-type="float">
            <text:p>2818</text:p>
          </table:table-cell>
          <table:table-cell ns41:value-type="float" table:style-name="ce12" office:value="2694" office:value-type="float">
            <text:p>26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float" table:style-name="ce9" office:value="12993" office:value-type="float">
            <text:p>12993</text:p>
          </table:table-cell>
          <table:table-cell ns41:value-type="float" table:style-name="ce12" office:value="12854" office:value-type="float">
            <text:p>12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float" table:style-name="ce9" office:value="473" office:value-type="float">
            <text:p>473</text:p>
          </table:table-cell>
          <table:table-cell ns41:value-type="float" table:style-name="ce12" office:value="431" office:value-type="float">
            <text:p>4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float" table:style-name="ce9" office:value="8318" office:value-type="float">
            <text:p>8318</text:p>
          </table:table-cell>
          <table:table-cell ns41:value-type="float" table:style-name="ce12" office:value="8012" office:value-type="float">
            <text:p>8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rkelo</text:p>
          </table:table-cell>
          <table:table-cell ns41:value-type="float" table:style-name="ce9" office:value="3123" office:value-type="float">
            <text:p>3123</text:p>
          </table:table-cell>
          <table:table-cell ns41:value-type="float" table:style-name="ce12" office:value="2922" office:value-type="float">
            <text:p>2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float" table:style-name="ce9" office:value="2386" office:value-type="float">
            <text:p>2386</text:p>
          </table:table-cell>
          <table:table-cell ns41:value-type="float" table:style-name="ce12" office:value="2221" office:value-type="float">
            <text:p>22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float" table:style-name="ce9" office:value="1632" office:value-type="float">
            <text:p>1632</text:p>
          </table:table-cell>
          <table:table-cell ns41:value-type="float" table:style-name="ce12" office:value="1489" office:value-type="float">
            <text:p>1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float" table:style-name="ce9" office:value="9464" office:value-type="float">
            <text:p>9464</text:p>
          </table:table-cell>
          <table:table-cell ns41:value-type="float" table:style-name="ce12" office:value="9556" office:value-type="float">
            <text:p>95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float" table:style-name="ce9" office:value="3735" office:value-type="float">
            <text:p>3735</text:p>
          </table:table-cell>
          <table:table-cell ns41:value-type="float" table:style-name="ce12" office:value="3555" office:value-type="float">
            <text:p>3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float" table:style-name="ce9" office:value="6216" office:value-type="float">
            <text:p>6216</text:p>
          </table:table-cell>
          <table:table-cell ns41:value-type="float" table:style-name="ce12" office:value="5880" office:value-type="float">
            <text:p>58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float" table:style-name="ce9" office:value="1043" office:value-type="float">
            <text:p>1043</text:p>
          </table:table-cell>
          <table:table-cell ns41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float" table:style-name="ce9" office:value="7630" office:value-type="float">
            <text:p>7630</text:p>
          </table:table-cell>
          <table:table-cell ns41:value-type="float" table:style-name="ce12" office:value="7104" office:value-type="float">
            <text:p>71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float" table:style-name="ce9" office:value="6935" office:value-type="float">
            <text:p>6935</text:p>
          </table:table-cell>
          <table:table-cell ns41:value-type="float" table:style-name="ce12" office:value="6683" office:value-type="float">
            <text:p>6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float" table:style-name="ce9" office:value="1959" office:value-type="float">
            <text:p>1959</text:p>
          </table:table-cell>
          <table:table-cell ns41:value-type="float" table:style-name="ce12" office:value="2050" office:value-type="float">
            <text:p>20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float" table:style-name="ce9" office:value="4674" office:value-type="float">
            <text:p>4674</text:p>
          </table:table-cell>
          <table:table-cell ns41:value-type="float" table:style-name="ce12" office:value="4361" office:value-type="float">
            <text:p>43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5171" office:value-type="float">
            <text:p>51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float" table:style-name="ce9" office:value="4014" office:value-type="float">
            <text:p>4014</text:p>
          </table:table-cell>
          <table:table-cell ns41:value-type="float" table:style-name="ce12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float" table:style-name="ce9" office:value="7267" office:value-type="float">
            <text:p>7267</text:p>
          </table:table-cell>
          <table:table-cell ns41:value-type="float" table:style-name="ce12" office:value="6737" office:value-type="float">
            <text:p>67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float" table:style-name="ce9" office:value="2775" office:value-type="float">
            <text:p>2775</text:p>
          </table:table-cell>
          <table:table-cell ns41:value-type="float" table:style-name="ce12" office:value="2507" office:value-type="float">
            <text:p>25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float" table:style-name="ce9" office:value="2598" office:value-type="float">
            <text:p>2598</text:p>
          </table:table-cell>
          <table:table-cell ns41:value-type="float" table:style-name="ce12" office:value="2458" office:value-type="float">
            <text:p>2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float" table:style-name="ce9" office:value="6171" office:value-type="float">
            <text:p>6171</text:p>
          </table:table-cell>
          <table:table-cell ns41:value-type="float" table:style-name="ce12" office:value="5872" office:value-type="float">
            <text:p>58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float" table:style-name="ce9" office:value="893" office:value-type="float">
            <text:p>893</text:p>
          </table:table-cell>
          <table:table-cell ns41:value-type="float" table:style-name="ce12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float" table:style-name="ce9" office:value="4226" office:value-type="float">
            <text:p>4226</text:p>
          </table:table-cell>
          <table:table-cell ns41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float" table:style-name="ce9" office:value="7229" office:value-type="float">
            <text:p>7229</text:p>
          </table:table-cell>
          <table:table-cell ns41:value-type="float" table:style-name="ce12" office:value="6707" office:value-type="float">
            <text:p>67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float" table:style-name="ce9" office:value="3062" office:value-type="float">
            <text:p>3062</text:p>
          </table:table-cell>
          <table:table-cell ns41:value-type="float" table:style-name="ce12" office:value="2911" office:value-type="float">
            <text:p>29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float" table:style-name="ce9" office:value="4003" office:value-type="float">
            <text:p>4003</text:p>
          </table:table-cell>
          <table:table-cell ns41:value-type="float" table:style-name="ce12" office:value="3821" office:value-type="float">
            <text:p>38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float" table:style-name="ce9" office:value="1819" office:value-type="float">
            <text:p>1819</text:p>
          </table:table-cell>
          <table:table-cell ns41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float" table:style-name="ce9" office:value="26439" office:value-type="float">
            <text:p>26439</text:p>
          </table:table-cell>
          <table:table-cell ns41:value-type="float" table:style-name="ce12" office:value="27648" office:value-type="float">
            <text:p>276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float" table:style-name="ce9" office:value="5303" office:value-type="float">
            <text:p>5303</text:p>
          </table:table-cell>
          <table:table-cell ns41:value-type="float" table:style-name="ce12" office:value="5086" office:value-type="float">
            <text:p>50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float" table:style-name="ce9" office:value="7418" office:value-type="float">
            <text:p>7418</text:p>
          </table:table-cell>
          <table:table-cell ns41:value-type="float" table:style-name="ce12" office:value="7085" office:value-type="float">
            <text:p>70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float" table:style-name="ce9" office:value="1601" office:value-type="float">
            <text:p>1601</text:p>
          </table:table-cell>
          <table:table-cell ns41:value-type="float" table:style-name="ce12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float" table:style-name="ce9" office:value="1708" office:value-type="float">
            <text:p>1708</text:p>
          </table:table-cell>
          <table:table-cell ns41:value-type="float" table:style-name="ce12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float" table:style-name="ce9" office:value="48855" office:value-type="float">
            <text:p>48855</text:p>
          </table:table-cell>
          <table:table-cell ns41:value-type="float" table:style-name="ce12" office:value="49012" office:value-type="float">
            <text:p>49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float" table:style-name="ce9" office:value="1832" office:value-type="float">
            <text:p>1832</text:p>
          </table:table-cell>
          <table:table-cell ns41:value-type="float" table:style-name="ce12" office:value="1599" office:value-type="float">
            <text:p>15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float" table:style-name="ce9" office:value="58273" office:value-type="float">
            <text:p>58273</text:p>
          </table:table-cell>
          <table:table-cell ns41:value-type="float" table:style-name="ce12" office:value="61541" office:value-type="float">
            <text:p>61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float" table:style-name="ce9" office:value="11207" office:value-type="float">
            <text:p>11207</text:p>
          </table:table-cell>
          <table:table-cell ns41:value-type="float" table:style-name="ce12" office:value="10796" office:value-type="float">
            <text:p>107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float" table:style-name="ce9" office:value="311" office:value-type="float">
            <text:p>311</text:p>
          </table:table-cell>
          <table:table-cell ns41:value-type="float" table:style-name="ce12" office:value="278" office:value-type="float">
            <text:p>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float" table:style-name="ce9" office:value="1582" office:value-type="float">
            <text:p>1582</text:p>
          </table:table-cell>
          <table:table-cell ns41:value-type="float" table:style-name="ce12" office:value="1551" office:value-type="float">
            <text:p>15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4897" office:value-type="float">
            <text:p>4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float" table:style-name="ce9" office:value="7722" office:value-type="float">
            <text:p>7722</text:p>
          </table:table-cell>
          <table:table-cell ns41:value-type="float" table:style-name="ce12" office:value="7034" office:value-type="float">
            <text:p>70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float" table:style-name="ce9" office:value="928" office:value-type="float">
            <text:p>928</text:p>
          </table:table-cell>
          <table:table-cell ns41:value-type="float" table:style-name="ce12" office:value="881" office:value-type="float">
            <text:p>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float" table:style-name="ce9" office:value="1956" office:value-type="float">
            <text:p>1956</text:p>
          </table:table-cell>
          <table:table-cell ns41:value-type="float" table:style-name="ce12" office:value="2007" office:value-type="float">
            <text:p>20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float" table:style-name="ce9" office:value="886" office:value-type="float">
            <text:p>886</text:p>
          </table:table-cell>
          <table:table-cell ns41:value-type="float" table:style-name="ce12" office:value="831" office:value-type="float">
            <text:p>8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enlo</text:p>
          </table:table-cell>
          <table:table-cell ns41:value-type="float" table:style-name="ce9" office:value="3685" office:value-type="float">
            <text:p>3685</text:p>
          </table:table-cell>
          <table:table-cell ns41:value-type="float" table:style-name="ce12" office:value="3271" office:value-type="float">
            <text:p>32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float" table:style-name="ce9" office:value="2579" office:value-type="float">
            <text:p>2579</text:p>
          </table:table-cell>
          <table:table-cell ns41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float" table:style-name="ce9" office:value="6577" office:value-type="float">
            <text:p>6577</text:p>
          </table:table-cell>
          <table:table-cell ns41:value-type="float" table:style-name="ce12" office:value="6310" office:value-type="float">
            <text:p>6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float" table:style-name="ce9" office:value="1141" office:value-type="float">
            <text:p>1141</text:p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float" table:style-name="ce9" office:value="1149" office:value-type="float">
            <text:p>1149</text:p>
          </table:table-cell>
          <table:table-cell ns41:value-type="float" table:style-name="ce12" office:value="1104" office:value-type="float">
            <text:p>11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float" table:style-name="ce9" office:value="5872" office:value-type="float">
            <text:p>5872</text:p>
          </table:table-cell>
          <table:table-cell ns41:value-type="float" table:style-name="ce12" office:value="6015" office:value-type="float">
            <text:p>60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float" table:style-name="ce9" office:value="1304" office:value-type="float">
            <text:p>1304</text:p>
          </table:table-cell>
          <table:table-cell ns41:value-type="float" table:style-name="ce12" office:value="1246" office:value-type="float">
            <text:p>12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float" table:style-name="ce9" office:value="4756" office:value-type="float">
            <text:p>4756</text:p>
          </table:table-cell>
          <table:table-cell ns41:value-type="float" table:style-name="ce12" office:value="4590" office:value-type="float">
            <text:p>4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float" table:style-name="ce9" office:value="2583" office:value-type="float">
            <text:p>2583</text:p>
          </table:table-cell>
          <table:table-cell ns41:value-type="float" table:style-name="ce12" office:value="2514" office:value-type="float">
            <text:p>25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float" table:style-name="ce9" office:value="3373" office:value-type="float">
            <text:p>3373</text:p>
          </table:table-cell>
          <table:table-cell ns41:value-type="float" table:style-name="ce12" office:value="3585" office:value-type="float">
            <text:p>3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float" table:style-name="ce9" office:value="12461" office:value-type="float">
            <text:p>12461</text:p>
          </table:table-cell>
          <table:table-cell ns41:value-type="float" table:style-name="ce12" office:value="12406" office:value-type="float">
            <text:p>12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float" table:style-name="ce9" office:value="3630" office:value-type="float">
            <text:p>3630</text:p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float" table:style-name="ce9" office:value="1433" office:value-type="float">
            <text:p>1433</text:p>
          </table:table-cell>
          <table:table-cell ns41:value-type="float" table:style-name="ce12" office:value="1379" office:value-type="float">
            <text:p>1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float" table:style-name="ce9" office:value="4025" office:value-type="float">
            <text:p>4025</text:p>
          </table:table-cell>
          <table:table-cell ns41:value-type="float" table:style-name="ce12" office:value="4420" office:value-type="float">
            <text:p>4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float" table:style-name="ce9" office:value="2528" office:value-type="float">
            <text:p>2528</text:p>
          </table:table-cell>
          <table:table-cell ns41:value-type="float" table:style-name="ce12" office:value="2399" office:value-type="float">
            <text:p>23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float" table:style-name="ce9" office:value="1991" office:value-type="float">
            <text:p>1991</text:p>
          </table:table-cell>
          <table:table-cell ns41:value-type="float" table:style-name="ce12" office:value="1811" office:value-type="float">
            <text:p>18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float" table:style-name="ce9" office:value="27345" office:value-type="float">
            <text:p>27345</text:p>
          </table:table-cell>
          <table:table-cell ns41:value-type="float" table:style-name="ce12" office:value="26908" office:value-type="float">
            <text:p>269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float" table:style-name="ce9" office:value="6691" office:value-type="float">
            <text:p>6691</text:p>
          </table:table-cell>
          <table:table-cell ns41:value-type="float" table:style-name="ce12" office:value="6311" office:value-type="float">
            <text:p>6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float" table:style-name="ce9" office:value="1597" office:value-type="float">
            <text:p>1597</text:p>
          </table:table-cell>
          <table:table-cell ns41:value-type="float" table:style-name="ce12" office:value="1554" office:value-type="float">
            <text:p>1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float" table:style-name="ce9" office:value="6280" office:value-type="float">
            <text:p>6280</text:p>
          </table:table-cell>
          <table:table-cell ns41:value-type="float" table:style-name="ce12" office:value="6146" office:value-type="float">
            <text:p>6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float" table:style-name="ce9" office:value="1603" office:value-type="float">
            <text:p>1603</text:p>
          </table:table-cell>
          <table:table-cell ns41:value-type="float" table:style-name="ce12" office:value="1731" office:value-type="float">
            <text:p>17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float" table:style-name="ce9" office:value="10429" office:value-type="float">
            <text:p>10429</text:p>
          </table:table-cell>
          <table:table-cell ns41:value-type="float" table:style-name="ce12" office:value="10194" office:value-type="float">
            <text:p>101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float" table:style-name="ce9" office:value="12773" office:value-type="float">
            <text:p>12773</text:p>
          </table:table-cell>
          <table:table-cell ns41:value-type="float" table:style-name="ce12" office:value="13001" office:value-type="float">
            <text:p>130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float" table:style-name="ce9" office:value="567" office:value-type="float">
            <text:p>567</text:p>
          </table:table-cell>
          <table:table-cell ns41:value-type="float" table:style-name="ce12" office:value="490" office:value-type="float">
            <text:p>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float" table:style-name="ce9" office:value="1752" office:value-type="float">
            <text:p>1752</text:p>
          </table:table-cell>
          <table:table-cell ns41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float" table:style-name="ce9" office:value="3093" office:value-type="float">
            <text:p>3093</text:p>
          </table:table-cell>
          <table:table-cell ns41:value-type="float" table:style-name="ce12" office:value="3060" office:value-type="float">
            <text:p>30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float" table:style-name="ce9" office:value="7411" office:value-type="float">
            <text:p>7411</text:p>
          </table:table-cell>
          <table:table-cell ns41:value-type="float" table:style-name="ce12" office:value="7033" office:value-type="float">
            <text:p>70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float" table:style-name="ce9" office:value="2350" office:value-type="float">
            <text:p>2350</text:p>
          </table:table-cell>
          <table:table-cell ns41:value-type="float" table:style-name="ce12" office:value="2261" office:value-type="float">
            <text:p>22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float" table:style-name="ce9" office:value="5579" office:value-type="float">
            <text:p>5579</text:p>
          </table:table-cell>
          <table:table-cell ns41:value-type="float" table:style-name="ce12" office:value="5466" office:value-type="float">
            <text:p>54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float" table:style-name="ce9" office:value="3035" office:value-type="float">
            <text:p>3035</text:p>
          </table:table-cell>
          <table:table-cell ns41:value-type="float" table:style-name="ce12" office:value="3131" office:value-type="float">
            <text:p>31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sbeek</text:p>
          </table:table-cell>
          <table:table-cell ns41:value-type="float" table:style-name="ce9" office:value="6683" office:value-type="float">
            <text:p>6683</text:p>
          </table:table-cell>
          <table:table-cell ns41:value-type="float" table:style-name="ce12" office:value="6794" office:value-type="float">
            <text:p>6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float" table:style-name="ce9" office:value="1470" office:value-type="float">
            <text:p>1470</text:p>
          </table:table-cell>
          <table:table-cell ns41:value-type="float" table:style-name="ce12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float" table:style-name="ce9" office:value="7595" office:value-type="float">
            <text:p>7595</text:p>
          </table:table-cell>
          <table:table-cell ns41:value-type="float" table:style-name="ce12" office:value="7889" office:value-type="float">
            <text:p>78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float" table:style-name="ce9" office:value="3390" office:value-type="float">
            <text:p>3390</text:p>
          </table:table-cell>
          <table:table-cell ns41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float" table:style-name="ce9" office:value="1197" office:value-type="float">
            <text:p>1197</text:p>
          </table:table-cell>
          <table:table-cell ns41:value-type="float" table:style-name="ce12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float" table:style-name="ce9" office:value="6221" office:value-type="float">
            <text:p>6221</text:p>
          </table:table-cell>
          <table:table-cell ns41:value-type="float" table:style-name="ce12" office:value="5974" office:value-type="float">
            <text:p>59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float" table:style-name="ce9" office:value="549" office:value-type="float">
            <text:p>549</text:p>
          </table:table-cell>
          <table:table-cell ns41:value-type="float" table:style-name="ce12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9" office:value="3234" office:value-type="float">
            <text:p>3234</text:p>
          </table:table-cell>
          <table:table-cell ns41:value-type="float" table:style-name="ce12" office:value="2992" office:value-type="float">
            <text:p>2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float" table:style-name="ce9" office:value="3518" office:value-type="float">
            <text:p>3518</text:p>
          </table:table-cell>
          <table:table-cell ns41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float" table:style-name="ce9" office:value="903" office:value-type="float">
            <text:p>903</text:p>
          </table:table-cell>
          <table:table-cell ns41:value-type="float" table:style-name="ce12" office:value="825" office:value-type="float">
            <text:p>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float" table:style-name="ce9" office:value="2761" office:value-type="float">
            <text:p>2761</text:p>
          </table:table-cell>
          <table:table-cell ns41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float" table:style-name="ce9" office:value="1683" office:value-type="float">
            <text:p>1683</text:p>
          </table:table-cell>
          <table:table-cell ns41:value-type="float" table:style-name="ce12" office:value="1612" office:value-type="float">
            <text:p>16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float" table:style-name="ce9" office:value="1033" office:value-type="float">
            <text:p>1033</text:p>
          </table:table-cell>
          <table:table-cell ns41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float" table:style-name="ce9" office:value="579" office:value-type="float">
            <text:p>579</text:p>
          </table:table-cell>
          <table:table-cell ns41:value-type="float" table:style-name="ce12" office:value="553" office:value-type="float">
            <text:p>5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float" table:style-name="ce9" office:value="4146" office:value-type="float">
            <text:p>4146</text:p>
          </table:table-cell>
          <table:table-cell ns41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float" table:style-name="ce9" office:value="1873" office:value-type="float">
            <text:p>1873</text:p>
          </table:table-cell>
          <table:table-cell ns41:value-type="float" table:style-name="ce12" office:value="1728" office:value-type="float">
            <text:p>17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float" table:style-name="ce9" office:value="2305" office:value-type="float">
            <text:p>2305</text:p>
          </table:table-cell>
          <table:table-cell ns41:value-type="float" table:style-name="ce12" office:value="2076" office:value-type="float">
            <text:p>20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9" office:value="2720" office:value-type="float">
            <text:p>2720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9" office:value="3335" office:value-type="float">
            <text:p>3335</text:p>
          </table:table-cell>
          <table:table-cell ns41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float" table:style-name="ce9" office:value="6232" office:value-type="float">
            <text:p>6232</text:p>
          </table:table-cell>
          <table:table-cell ns41:value-type="float" table:style-name="ce12" office:value="5606" office:value-type="float">
            <text:p>56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float" table:style-name="ce9" office:value="2554" office:value-type="float">
            <text:p>2554</text:p>
          </table:table-cell>
          <table:table-cell ns41:value-type="float" table:style-name="ce12" office:value="2268" office:value-type="float">
            <text:p>2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float" table:style-name="ce9" office:value="3560" office:value-type="float">
            <text:p>3560</text:p>
          </table:table-cell>
          <table:table-cell ns41:value-type="float" table:style-name="ce12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float" table:style-name="ce9" office:value="2779" office:value-type="float">
            <text:p>2779</text:p>
          </table:table-cell>
          <table:table-cell ns41:value-type="float" table:style-name="ce12" office:value="2623" office:value-type="float">
            <text:p>26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float" table:style-name="ce9" office:value="2389" office:value-type="float">
            <text:p>2389</text:p>
          </table:table-cell>
          <table:table-cell ns41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ingen a/d Rijn</text:p>
          </table:table-cell>
          <table:table-cell ns41:value-type="float" table:style-name="ce9" office:value="1961" office:value-type="float">
            <text:p>1961</text:p>
          </table:table-cell>
          <table:table-cell ns41:value-type="float" table:style-name="ce12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float" table:style-name="ce9" office:value="4219" office:value-type="float">
            <text:p>4219</text:p>
          </table:table-cell>
          <table:table-cell ns41:value-type="float" table:style-name="ce12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float" table:style-name="ce9" office:value="7327" office:value-type="float">
            <text:p>7327</text:p>
          </table:table-cell>
          <table:table-cell ns41:value-type="float" table:style-name="ce12" office:value="7041" office:value-type="float">
            <text:p>70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float" table:style-name="ce9" office:value="60970" office:value-type="float">
            <text:p>60970</text:p>
          </table:table-cell>
          <table:table-cell ns41:value-type="float" table:style-name="ce12" office:value="61993" office:value-type="float">
            <text:p>619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float" table:style-name="ce9" office:value="7151" office:value-type="float">
            <text:p>7151</text:p>
          </table:table-cell>
          <table:table-cell ns41:value-type="float" table:style-name="ce12" office:value="6640" office:value-type="float">
            <text:p>66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float" table:style-name="ce9" office:value="670" office:value-type="float">
            <text:p>670</text:p>
          </table:table-cell>
          <table:table-cell ns41:value-type="float" table:style-name="ce12" office:value="634" office:value-type="float">
            <text:p>6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float" table:style-name="ce9" office:value="917" office:value-type="float">
            <text:p>917</text:p>
          </table:table-cell>
          <table:table-cell ns41:value-type="float" table:style-name="ce12" office:value="830" office:value-type="float">
            <text:p>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float" table:style-name="ce9" office:value="5953" office:value-type="float">
            <text:p>5953</text:p>
          </table:table-cell>
          <table:table-cell ns41:value-type="float" table:style-name="ce12" office:value="5796" office:value-type="float">
            <text:p>57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float" table:style-name="ce9" office:value="13174" office:value-type="float">
            <text:p>13174</text:p>
          </table:table-cell>
          <table:table-cell ns41:value-type="float" table:style-name="ce12" office:value="14208" office:value-type="float">
            <text:p>142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float" table:style-name="ce9" office:value="17525" office:value-type="float">
            <text:p>17525</text:p>
          </table:table-cell>
          <table:table-cell ns41:value-type="float" table:style-name="ce12" office:value="18928" office:value-type="float">
            <text:p>189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float" table:style-name="ce9" office:value="1135" office:value-type="float">
            <text:p>1135</text:p>
          </table:table-cell>
          <table:table-cell ns41:value-type="float" table:style-name="ce12" office:value="1119" office:value-type="float">
            <text:p>11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float" table:style-name="ce9" office:value="369" office:value-type="float">
            <text:p>369</text:p>
          </table:table-cell>
          <table:table-cell ns41:value-type="float" table:style-name="ce12" office:value="441" office:value-type="float">
            <text:p>4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float" table:style-name="ce9" office:value="2864" office:value-type="float">
            <text:p>2864</text:p>
          </table:table-cell>
          <table:table-cell ns41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float" table:style-name="ce9" office:value="1318" office:value-type="float">
            <text:p>1318</text:p>
          </table:table-cell>
          <table:table-cell ns41:value-type="float" table:style-name="ce12" office:value="1345" office:value-type="float">
            <text:p>13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float" table:style-name="ce9" office:value="2184" office:value-type="float">
            <text:p>2184</text:p>
          </table:table-cell>
          <table:table-cell ns41:value-type="float" table:style-name="ce12" office:value="2144" office:value-type="float">
            <text:p>21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float" table:style-name="ce9" office:value="8421" office:value-type="float">
            <text:p>8421</text:p>
          </table:table-cell>
          <table:table-cell ns41:value-type="float" table:style-name="ce12" office:value="8449" office:value-type="float">
            <text:p>84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float" table:style-name="ce9" office:value="3744" office:value-type="float">
            <text:p>3744</text:p>
          </table:table-cell>
          <table:table-cell ns41:value-type="float" table:style-name="ce12" office:value="3913" office:value-type="float">
            <text:p>39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float" table:style-name="ce9" office:value="3980" office:value-type="float">
            <text:p>3980</text:p>
          </table:table-cell>
          <table:table-cell ns41:value-type="float" table:style-name="ce12" office:value="4275" office:value-type="float">
            <text:p>4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float" table:style-name="ce9" office:value="621" office:value-type="float">
            <text:p>621</text:p>
          </table:table-cell>
          <table:table-cell ns41:value-type="float" table:style-name="ce12" office:value="561" office:value-type="float">
            <text:p>5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float" table:style-name="ce9" office:value="9736" office:value-type="float">
            <text:p>9736</text:p>
          </table:table-cell>
          <table:table-cell ns41:value-type="float" table:style-name="ce12" office:value="9030" office:value-type="float">
            <text:p>9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float" table:style-name="ce9" office:value="2963" office:value-type="float">
            <text:p>2963</text:p>
          </table:table-cell>
          <table:table-cell ns41:value-type="float" table:style-name="ce12" office:value="2990" office:value-type="float">
            <text:p>29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float" table:style-name="ce9" office:value="1016" office:value-type="float">
            <text:p>1016</text:p>
          </table:table-cell>
          <table:table-cell ns41:value-type="float" table:style-name="ce12" office:value="915" office:value-type="float">
            <text:p>9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float" table:style-name="ce9" office:value="880" office:value-type="float">
            <text:p>880</text:p>
          </table:table-cell>
          <table:table-cell ns41:value-type="float" table:style-name="ce12" office:value="850" office:value-type="float">
            <text:p>8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denoijen</text:p>
            <office:annotation>
              <text:p>http://purl.org/linked-data/sdmx/2009/dimension#refArea=http://www.gemeentegeschiedenis.nl/amco/10201</text:p>
            </office:annotation>
          </table:table-cell>
          <table:table-cell table:style-name="ce9"/>
          <table:table-cell ns41:value-type="float" table:style-name="ce12" office:value="0" office:value-type="float">
            <text:p>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float" table:style-name="ce9" office:value="10829" office:value-type="float">
            <text:p>10829</text:p>
          </table:table-cell>
          <table:table-cell ns41:value-type="float" table:style-name="ce12" office:value="10480" office:value-type="float">
            <text:p>104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float" table:style-name="ce9" office:value="2890" office:value-type="float">
            <text:p>2890</text:p>
          </table:table-cell>
          <table:table-cell ns41:value-type="float" table:style-name="ce12" office:value="2938" office:value-type="float">
            <text:p>29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float" table:style-name="ce9" office:value="2189" office:value-type="float">
            <text:p>2189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float" table:style-name="ce9" office:value="1537" office:value-type="float">
            <text:p>1537</text:p>
          </table:table-cell>
          <table:table-cell ns41:value-type="float" table:style-name="ce12" office:value="1528" office:value-type="float">
            <text:p>15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float" table:style-name="ce9" office:value="11735" office:value-type="float">
            <text:p>11735</text:p>
          </table:table-cell>
          <table:table-cell ns41:value-type="float" table:style-name="ce12" office:value="11603" office:value-type="float">
            <text:p>116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float" table:style-name="ce9" office:value="7087" office:value-type="float">
            <text:p>7087</text:p>
          </table:table-cell>
          <table:table-cell ns41:value-type="float" table:style-name="ce12" office:value="6882" office:value-type="float">
            <text:p>68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float" table:style-name="ce9" office:value="5442" office:value-type="float">
            <text:p>5442</text:p>
          </table:table-cell>
          <table:table-cell ns41:value-type="float" table:style-name="ce12" office:value="5234" office:value-type="float">
            <text:p>52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float" table:style-name="ce9" office:value="2765" office:value-type="float">
            <text:p>2765</text:p>
          </table:table-cell>
          <table:table-cell ns41:value-type="float" table:style-name="ce12" office:value="2881" office:value-type="float">
            <text:p>2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float" table:style-name="ce9" office:value="4191" office:value-type="float">
            <text:p>4191</text:p>
          </table:table-cell>
          <table:table-cell ns41:value-type="float" table:style-name="ce12" office:value="3852" office:value-type="float">
            <text:p>38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float" table:style-name="ce9" office:value="5066" office:value-type="float">
            <text:p>5066</text:p>
          </table:table-cell>
          <table:table-cell ns41:value-type="float" table:style-name="ce12" office:value="4730" office:value-type="float">
            <text:p>4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float" table:style-name="ce9" office:value="1770" office:value-type="float">
            <text:p>1770</text:p>
          </table:table-cell>
          <table:table-cell ns41:value-type="float" table:style-name="ce12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float" table:style-name="ce9" office:value="11817" office:value-type="float">
            <text:p>11817</text:p>
          </table:table-cell>
          <table:table-cell ns41:value-type="float" table:style-name="ce12" office:value="12403" office:value-type="float">
            <text:p>124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float" table:style-name="ce9" office:value="2033" office:value-type="float">
            <text:p>2033</text:p>
          </table:table-cell>
          <table:table-cell ns41:value-type="float" table:style-name="ce12" office:value="2049" office:value-type="float">
            <text:p>20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float" table:style-name="ce9" office:value="1952" office:value-type="float">
            <text:p>1952</text:p>
          </table:table-cell>
          <table:table-cell ns41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float" table:style-name="ce9" office:value="32471" office:value-type="float">
            <text:p>32471</text:p>
          </table:table-cell>
          <table:table-cell ns41:value-type="float" table:style-name="ce12" office:value="33932" office:value-type="float">
            <text:p>33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float" table:style-name="ce9" office:value="9128" office:value-type="float">
            <text:p>9128</text:p>
          </table:table-cell>
          <table:table-cell ns41:value-type="float" table:style-name="ce12" office:value="10196" office:value-type="float">
            <text:p>101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float" table:style-name="ce9" office:value="1187" office:value-type="float">
            <text:p>1187</text:p>
          </table:table-cell>
          <table:table-cell ns41:value-type="float" table:style-name="ce12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lt, de</text:p>
          </table:table-cell>
          <table:table-cell ns41:value-type="float" table:style-name="ce9" office:value="10519" office:value-type="float">
            <text:p>10519</text:p>
          </table:table-cell>
          <table:table-cell ns41:value-type="float" table:style-name="ce12" office:value="12012" office:value-type="float">
            <text:p>12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float" table:style-name="ce9" office:value="3255" office:value-type="float">
            <text:p>3255</text:p>
          </table:table-cell>
          <table:table-cell ns41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float" table:style-name="ce9" office:value="1682" office:value-type="float">
            <text:p>1682</text:p>
          </table:table-cell>
          <table:table-cell ns41:value-type="float" table:style-name="ce12" office:value="1686" office:value-type="float">
            <text:p>1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sehoten</text:p>
          </table:table-cell>
          <table:table-cell ns41:value-type="float" table:style-name="ce9" office:value="4145" office:value-type="float">
            <text:p>4145</text:p>
          </table:table-cell>
          <table:table-cell ns41:value-type="float" table:style-name="ce12" office:value="3974" office:value-type="float">
            <text:p>39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float" table:style-name="ce9" office:value="719" office:value-type="float">
            <text:p>719</text:p>
          </table:table-cell>
          <table:table-cell ns41:value-type="float" table:style-name="ce12" office:value="739" office:value-type="float">
            <text:p>7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float" table:style-name="ce9" office:value="4056" office:value-type="float">
            <text:p>4056</text:p>
          </table:table-cell>
          <table:table-cell ns41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float" table:style-name="ce9" office:value="6399" office:value-type="float">
            <text:p>6399</text:p>
          </table:table-cell>
          <table:table-cell ns41:value-type="float" table:style-name="ce12" office:value="7053" office:value-type="float">
            <text:p>70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float" table:style-name="ce9" office:value="1311" office:value-type="float">
            <text:p>1311</text:p>
          </table:table-cell>
          <table:table-cell ns41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float" table:style-name="ce9" office:value="1583" office:value-type="float">
            <text:p>1583</text:p>
          </table:table-cell>
          <table:table-cell ns41:value-type="float" table:style-name="ce12" office:value="1504" office:value-type="float">
            <text:p>1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float" table:style-name="ce9" office:value="375" office:value-type="float">
            <text:p>375</text:p>
          </table:table-cell>
          <table:table-cell ns41:value-type="float" table:style-name="ce12" office:value="367" office:value-type="float">
            <text:p>3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float" table:style-name="ce9" office:value="2435" office:value-type="float">
            <text:p>2435</text:p>
          </table:table-cell>
          <table:table-cell ns41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float" table:style-name="ce9" office:value="1691" office:value-type="float">
            <text:p>1691</text:p>
          </table:table-cell>
          <table:table-cell ns41:value-type="float" table:style-name="ce12" office:value="1635" office:value-type="float">
            <text:p>16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float" table:style-name="ce9" office:value="2038" office:value-type="float">
            <text:p>2038</text:p>
          </table:table-cell>
          <table:table-cell ns41:value-type="float" table:style-name="ce12" office:value="1984" office:value-type="float">
            <text:p>1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float" table:style-name="ce9" office:value="835" office:value-type="float">
            <text:p>835</text:p>
          </table:table-cell>
          <table:table-cell ns41:value-type="float" table:style-name="ce12" office:value="791" office:value-type="float">
            <text:p>7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763" office:value-type="float">
            <text:p>7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float" table:style-name="ce9" office:value="1714" office:value-type="float">
            <text:p>1714</text:p>
          </table:table-cell>
          <table:table-cell ns41:value-type="float" table:style-name="ce12" office:value="1776" office:value-type="float">
            <text:p>17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float" table:style-name="ce9" office:value="2201" office:value-type="float">
            <text:p>2201</text:p>
          </table:table-cell>
          <table:table-cell ns41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float" table:style-name="ce9" office:value="1239" office:value-type="float">
            <text:p>1239</text:p>
          </table:table-cell>
          <table:table-cell ns41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float" table:style-name="ce9" office:value="1536" office:value-type="float">
            <text:p>1536</text:p>
          </table:table-cell>
          <table:table-cell ns41:value-type="float" table:style-name="ce12" office:value="1490" office:value-type="float">
            <text:p>1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float" table:style-name="ce9" office:value="332" office:value-type="float">
            <text:p>332</text:p>
          </table:table-cell>
          <table:table-cell ns41:value-type="float" table:style-name="ce12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float" table:style-name="ce9" office:value="2750" office:value-type="float">
            <text:p>2750</text:p>
          </table:table-cell>
          <table:table-cell ns41:value-type="float" table:style-name="ce12" office:value="2842" office:value-type="float">
            <text:p>28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float" table:style-name="ce9" office:value="2637" office:value-type="float">
            <text:p>2637</text:p>
          </table:table-cell>
          <table:table-cell ns41:value-type="float" table:style-name="ce12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float" table:style-name="ce9" office:value="1776" office:value-type="float">
            <text:p>1776</text:p>
          </table:table-cell>
          <table:table-cell ns41:value-type="float" table:style-name="ce12" office:value="1503" office:value-type="float">
            <text:p>15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float" table:style-name="ce9" office:value="4772" office:value-type="float">
            <text:p>4772</text:p>
          </table:table-cell>
          <table:table-cell ns41:value-type="float" table:style-name="ce12" office:value="4767" office:value-type="float">
            <text:p>4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float" table:style-name="ce9" office:value="2486" office:value-type="float">
            <text:p>2486</text:p>
          </table:table-cell>
          <table:table-cell ns41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float" table:style-name="ce9" office:value="1196" office:value-type="float">
            <text:p>1196</text:p>
          </table:table-cell>
          <table:table-cell ns41:value-type="float" table:style-name="ce12" office:value="1257" office:value-type="float">
            <text:p>1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float" table:style-name="ce9" office:value="3298" office:value-type="float">
            <text:p>3298</text:p>
          </table:table-cell>
          <table:table-cell ns41:value-type="float" table:style-name="ce12" office:value="3205" office:value-type="float">
            <text:p>32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float" table:style-name="ce9" office:value="477" office:value-type="float">
            <text:p>477</text:p>
          </table:table-cell>
          <table:table-cell ns41:value-type="float" table:style-name="ce12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float" table:style-name="ce9" office:value="391" office:value-type="float">
            <text:p>391</text:p>
          </table:table-cell>
          <table:table-cell ns41:value-type="float" table:style-name="ce12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float" table:style-name="ce9" office:value="487" office:value-type="float">
            <text:p>487</text:p>
          </table:table-cell>
          <table:table-cell ns41:value-type="float" table:style-name="ce12" office:value="515" office:value-type="float">
            <text:p>5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float" table:style-name="ce9" office:value="1284" office:value-type="float">
            <text:p>1284</text:p>
          </table:table-cell>
          <table:table-cell ns41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float" table:style-name="ce9" office:value="5902" office:value-type="float">
            <text:p>5902</text:p>
          </table:table-cell>
          <table:table-cell ns41:value-type="float" table:style-name="ce12" office:value="5822" office:value-type="float">
            <text:p>58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float" table:style-name="ce9" office:value="369" office:value-type="float">
            <text:p>369</text:p>
          </table:table-cell>
          <table:table-cell ns41:value-type="float" table:style-name="ce12" office:value="305" office:value-type="float">
            <text:p>3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float" table:style-name="ce9" office:value="973" office:value-type="float">
            <text:p>973</text:p>
          </table:table-cell>
          <table:table-cell ns41:value-type="float" table:style-name="ce12" office:value="944" office:value-type="float">
            <text:p>9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float" table:style-name="ce9" office:value="356" office:value-type="float">
            <text:p>356</text:p>
          </table:table-cell>
          <table:table-cell ns41:value-type="float" table:style-name="ce12" office:value="328" office:value-type="float">
            <text:p>3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float" table:style-name="ce9" office:value="12586" office:value-type="float">
            <text:p>12586</text:p>
          </table:table-cell>
          <table:table-cell ns41:value-type="float" table:style-name="ce12" office:value="13443" office:value-type="float">
            <text:p>13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float" table:style-name="ce9" office:value="1089" office:value-type="float">
            <text:p>1089</text:p>
          </table:table-cell>
          <table:table-cell ns41:value-type="float" table:style-name="ce12" office:value="1002" office:value-type="float">
            <text:p>1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9" office:value="345" office:value-type="float">
            <text:p>345</text:p>
          </table:table-cell>
          <table:table-cell ns41:value-type="float" table:style-name="ce12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llen 't Waal</text:p>
          </table:table-cell>
          <table:table-cell ns41:value-type="float" table:style-name="ce9" office:value="283" office:value-type="float">
            <text:p>283</text:p>
          </table:table-cell>
          <table:table-cell ns41:value-type="float" table:style-name="ce12" office:value="217" office:value-type="float">
            <text:p>2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float" table:style-name="ce9" office:value="121691" office:value-type="float">
            <text:p>121691</text:p>
          </table:table-cell>
          <table:table-cell ns41:value-type="float" table:style-name="ce12" office:value="126125" office:value-type="float">
            <text:p>1261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float" table:style-name="ce9" office:value="8413" office:value-type="float">
            <text:p>8413</text:p>
          </table:table-cell>
          <table:table-cell ns41:value-type="float" table:style-name="ce12" office:value="8327" office:value-type="float">
            <text:p>83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float" table:style-name="ce9" office:value="2841" office:value-type="float">
            <text:p>2841</text:p>
          </table:table-cell>
          <table:table-cell ns41:value-type="float" table:style-name="ce12" office:value="2700" office:value-type="float">
            <text:p>2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float" table:style-name="ce9" office:value="3826" office:value-type="float">
            <text:p>3826</text:p>
          </table:table-cell>
          <table:table-cell ns41:value-type="float" table:style-name="ce12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float" table:style-name="ce9" office:value="585" office:value-type="float">
            <text:p>585</text:p>
          </table:table-cell>
          <table:table-cell ns41:value-type="float" table:style-name="ce12" office:value="575" office:value-type="float">
            <text:p>5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float" table:style-name="ce9" office:value="1908" office:value-type="float">
            <text:p>1908</text:p>
          </table:table-cell>
          <table:table-cell ns41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float" table:style-name="ce9" office:value="678" office:value-type="float">
            <text:p>678</text:p>
          </table:table-cell>
          <table:table-cell ns41:value-type="float" table:style-name="ce12" office:value="670" office:value-type="float">
            <text:p>6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float" table:style-name="ce9" office:value="920" office:value-type="float">
            <text:p>920</text:p>
          </table:table-cell>
          <table:table-cell ns41:value-type="float" table:style-name="ce12" office:value="879" office:value-type="float">
            <text:p>8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float" table:style-name="ce9" office:value="542" office:value-type="float">
            <text:p>542</text:p>
          </table:table-cell>
          <table:table-cell ns41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float" table:style-name="ce9" office:value="1616" office:value-type="float">
            <text:p>1616</text:p>
          </table:table-cell>
          <table:table-cell ns41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float" table:style-name="ce9" office:value="2363" office:value-type="float">
            <text:p>2363</text:p>
          </table:table-cell>
          <table:table-cell ns41:value-type="float" table:style-name="ce12" office:value="2351" office:value-type="float">
            <text:p>2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bij Duurstede</text:p>
          </table:table-cell>
          <table:table-cell ns41:value-type="float" table:style-name="ce9" office:value="2160" office:value-type="float">
            <text:p>2160</text:p>
          </table:table-cell>
          <table:table-cell ns41:value-type="float" table:style-name="ce12" office:value="2030" office:value-type="float">
            <text:p>2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float" table:style-name="ce9" office:value="3203" office:value-type="float">
            <text:p>3203</text:p>
          </table:table-cell>
          <table:table-cell ns41:value-type="float" table:style-name="ce12" office:value="3136" office:value-type="float">
            <text:p>31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float" table:style-name="ce9" office:value="714" office:value-type="float">
            <text:p>714</text:p>
          </table:table-cell>
          <table:table-cell ns41:value-type="float" table:style-name="ce12" office:value="707" office:value-type="float">
            <text:p>7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float" table:style-name="ce9" office:value="23345" office:value-type="float">
            <text:p>23345</text:p>
          </table:table-cell>
          <table:table-cell ns41:value-type="float" table:style-name="ce12" office:value="25853" office:value-type="float">
            <text:p>258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float" table:style-name="ce9" office:value="7077" office:value-type="float">
            <text:p>7077</text:p>
          </table:table-cell>
          <table:table-cell ns41:value-type="float" table:style-name="ce12" office:value="6784" office:value-type="float">
            <text:p>67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float" table:style-name="ce9" office:value="532" office:value-type="float">
            <text:p>532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float" table:style-name="ce9" office:value="20450" office:value-type="float">
            <text:p>20450</text:p>
          </table:table-cell>
          <table:table-cell ns41:value-type="float" table:style-name="ce12" office:value="21610" office:value-type="float">
            <text:p>21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float" table:style-name="ce9" office:value="42324" office:value-type="float">
            <text:p>42324</text:p>
          </table:table-cell>
          <table:table-cell ns41:value-type="float" table:style-name="ce12" office:value="828864" office:value-type="float">
            <text:p>8288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float" table:style-name="ce9" office:value="2244" office:value-type="float">
            <text:p>2244</text:p>
          </table:table-cell>
          <table:table-cell ns41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float" table:style-name="ce9" office:value="471" office:value-type="float">
            <text:p>471</text:p>
          </table:table-cell>
          <table:table-cell ns41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float" table:style-name="ce9" office:value="3690" office:value-type="float">
            <text:p>3690</text:p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float" table:style-name="ce9" office:value="3551" office:value-type="float">
            <text:p>3551</text:p>
          </table:table-cell>
          <table:table-cell ns41:value-type="float" table:style-name="ce12" office:value="3310" office:value-type="float">
            <text:p>3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float" table:style-name="ce9" office:value="893" office:value-type="float">
            <text:p>893</text:p>
          </table:table-cell>
          <table:table-cell ns41:value-type="float" table:style-name="ce12" office:value="812" office:value-type="float">
            <text:p>8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float" table:style-name="ce9" office:value="1037" office:value-type="float">
            <text:p>1037</text:p>
          </table:table-cell>
          <table:table-cell ns41:value-type="float" table:style-name="ce12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float" table:style-name="ce9" office:value="3191" office:value-type="float">
            <text:p>3191</text:p>
          </table:table-cell>
          <table:table-cell ns41:value-type="float" table:style-name="ce12" office:value="3013" office:value-type="float">
            <text:p>30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float" table:style-name="ce9" office:value="254" office:value-type="float">
            <text:p>254</text:p>
          </table:table-cell>
          <table:table-cell ns41:value-type="float" table:style-name="ce12" office:value="235" office:value-type="float">
            <text:p>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float" table:style-name="ce9" office:value="1852" office:value-type="float">
            <text:p>1852</text:p>
          </table:table-cell>
          <table:table-cell ns41:value-type="float" table:style-name="ce12" office:value="2166" office:value-type="float">
            <text:p>2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9" office:value="4371" office:value-type="float">
            <text:p>4371</text:p>
          </table:table-cell>
          <table:table-cell ns41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float" table:style-name="ce9" office:value="1715" office:value-type="float">
            <text:p>1715</text:p>
          </table:table-cell>
          <table:table-cell ns41:value-type="float" table:style-name="ce12" office:value="1653" office:value-type="float">
            <text:p>1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float" table:style-name="ce9" office:value="16278" office:value-type="float">
            <text:p>16278</text:p>
          </table:table-cell>
          <table:table-cell ns41:value-type="float" table:style-name="ce12" office:value="16266" office:value-type="float">
            <text:p>16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float" table:style-name="ce9" office:value="2743" office:value-type="float">
            <text:p>2743</text:p>
          </table:table-cell>
          <table:table-cell ns41:value-type="float" table:style-name="ce12" office:value="3309" office:value-type="float">
            <text:p>3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float" table:style-name="ce9" office:value="8569" office:value-type="float">
            <text:p>8569</text:p>
          </table:table-cell>
          <table:table-cell ns41:value-type="float" table:style-name="ce12" office:value="11121" office:value-type="float">
            <text:p>111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float" table:style-name="ce9" office:value="1388" office:value-type="float">
            <text:p>1388</text:p>
          </table:table-cell>
          <table:table-cell ns41:value-type="float" table:style-name="ce12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float" table:style-name="ce9" office:value="1992" office:value-type="float">
            <text:p>1992</text:p>
          </table:table-cell>
          <table:table-cell ns41:value-type="float" table:style-name="ce12" office:value="1872" office:value-type="float">
            <text:p>18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float" table:style-name="ce9" office:value="888" office:value-type="float">
            <text:p>888</text:p>
          </table:table-cell>
          <table:table-cell ns41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float" table:style-name="ce9" office:value="17877" office:value-type="float">
            <text:p>17877</text:p>
          </table:table-cell>
          <table:table-cell ns41:value-type="float" table:style-name="ce12" office:value="20187" office:value-type="float">
            <text:p>201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float" table:style-name="ce9" office:value="634" office:value-type="float">
            <text:p>634</text:p>
          </table:table-cell>
          <table:table-cell ns41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float" table:style-name="ce9" office:value="5525" office:value-type="float">
            <text:p>5525</text:p>
          </table:table-cell>
          <table:table-cell ns41:value-type="float" table:style-name="ce12" office:value="5755" office:value-type="float">
            <text:p>5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float" table:style-name="ce9" office:value="3334" office:value-type="float">
            <text:p>3334</text:p>
          </table:table-cell>
          <table:table-cell ns41:value-type="float" table:style-name="ce12" office:value="3235" office:value-type="float">
            <text:p>3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float" table:style-name="ce9" office:value="6803" office:value-type="float">
            <text:p>6803</text:p>
          </table:table-cell>
          <table:table-cell ns41:value-type="float" table:style-name="ce12" office:value="6610" office:value-type="float">
            <text:p>6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float" table:style-name="ce9" office:value="2020" office:value-type="float">
            <text:p>2020</text:p>
          </table:table-cell>
          <table:table-cell ns41:value-type="float" table:style-name="ce12" office:value="1985" office:value-type="float">
            <text:p>19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float" table:style-name="ce9" office:value="1742" office:value-type="float">
            <text:p>1742</text:p>
          </table:table-cell>
          <table:table-cell ns41:value-type="float" table:style-name="ce12" office:value="1630" office:value-type="float">
            <text:p>16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float" table:style-name="ce9" office:value="5342" office:value-type="float">
            <text:p>5342</text:p>
          </table:table-cell>
          <table:table-cell ns41:value-type="float" table:style-name="ce12" office:value="5310" office:value-type="float">
            <text:p>5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float" table:style-name="ce9" office:value="606" office:value-type="float">
            <text:p>606</text:p>
          </table:table-cell>
          <table:table-cell ns41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land, 's-</text:p>
          </table:table-cell>
          <table:table-cell ns41:value-type="float" table:style-name="ce9" office:value="891" office:value-type="float">
            <text:p>891</text:p>
          </table:table-cell>
          <table:table-cell ns41:value-type="float" table:style-name="ce12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float" table:style-name="ce9" office:value="2775" office:value-type="float">
            <text:p>2775</text:p>
          </table:table-cell>
          <table:table-cell ns41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float" table:style-name="ce9" office:value="80692" office:value-type="float">
            <text:p>80692</text:p>
          </table:table-cell>
          <table:table-cell ns41:value-type="float" table:style-name="ce12" office:value="86572" office:value-type="float">
            <text:p>86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l. en Spaarnwoude</text:p>
          </table:table-cell>
          <table:table-cell ns41:value-type="float" table:style-name="ce9" office:value="2080" office:value-type="float">
            <text:p>2080</text:p>
          </table:table-cell>
          <table:table-cell ns41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float" table:style-name="ce9" office:value="21146" office:value-type="float">
            <text:p>21146</text:p>
          </table:table-cell>
          <table:table-cell ns41:value-type="float" table:style-name="ce12" office:value="20365" office:value-type="float">
            <text:p>203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float" table:style-name="ce9" office:value="2083" office:value-type="float">
            <text:p>2083</text:p>
          </table:table-cell>
          <table:table-cell ns41:value-type="float" table:style-name="ce12" office:value="1873" office:value-type="float">
            <text:p>18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float" table:style-name="ce9" office:value="3454" office:value-type="float">
            <text:p>3454</text:p>
          </table:table-cell>
          <table:table-cell ns41:value-type="float" table:style-name="ce12" office:value="3237" office:value-type="float">
            <text:p>3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float" table:style-name="ce9" office:value="12038" office:value-type="float">
            <text:p>12038</text:p>
          </table:table-cell>
          <table:table-cell ns41:value-type="float" table:style-name="ce12" office:value="13420" office:value-type="float">
            <text:p>13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float" table:style-name="ce9" office:value="3364" office:value-type="float">
            <text:p>3364</text:p>
          </table:table-cell>
          <table:table-cell ns41:value-type="float" table:style-name="ce12" office:value="3153" office:value-type="float">
            <text:p>31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float" table:style-name="ce9" office:value="6061" office:value-type="float">
            <text:p>6061</text:p>
          </table:table-cell>
          <table:table-cell ns41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der, den</text:p>
          </table:table-cell>
          <table:table-cell ns41:value-type="float" table:style-name="ce9" office:value="24783" office:value-type="float">
            <text:p>24783</text:p>
          </table:table-cell>
          <table:table-cell ns41:value-type="float" table:style-name="ce12" office:value="21319" office:value-type="float">
            <text:p>213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float" table:style-name="ce9" office:value="584" office:value-type="float">
            <text:p>584</text:p>
          </table:table-cell>
          <table:table-cell ns41:value-type="float" table:style-name="ce12" office:value="543" office:value-type="float">
            <text:p>5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float" table:style-name="ce9" office:value="46734" office:value-type="float">
            <text:p>46734</text:p>
          </table:table-cell>
          <table:table-cell ns41:value-type="float" table:style-name="ce12" office:value="50578" office:value-type="float">
            <text:p>505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438" office:value-type="float">
            <text:p>14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float" table:style-name="ce9" office:value="1417" office:value-type="float">
            <text:p>1417</text:p>
          </table:table-cell>
          <table:table-cell ns41:value-type="float" table:style-name="ce12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float" table:style-name="ce9" office:value="7799" office:value-type="float">
            <text:p>7799</text:p>
          </table:table-cell>
          <table:table-cell ns41:value-type="float" table:style-name="ce12" office:value="7808" office:value-type="float">
            <text:p>78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float" table:style-name="ce9" office:value="7355" office:value-type="float">
            <text:p>7355</text:p>
          </table:table-cell>
          <table:table-cell ns41:value-type="float" table:style-name="ce12" office:value="7632" office:value-type="float">
            <text:p>76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float" table:style-name="ce9" office:value="1332" office:value-type="float">
            <text:p>1332</text:p>
          </table:table-cell>
          <table:table-cell ns41:value-type="float" table:style-name="ce12" office:value="1237" office:value-type="float">
            <text:p>1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float" table:style-name="ce9" office:value="374" office:value-type="float">
            <text:p>374</text:p>
          </table:table-cell>
          <table:table-cell ns41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float" table:style-name="ce9" office:value="124" office:value-type="float">
            <text:p>124</text:p>
          </table:table-cell>
          <table:table-cell ns41:value-type="float" table:style-name="ce12" office:value="124" office:value-type="float">
            <text:p>1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float" table:style-name="ce9" office:value="1166" office:value-type="float">
            <text:p>1166</text:p>
          </table:table-cell>
          <table:table-cell ns41:value-type="float" table:style-name="ce12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og a/d Zaan</text:p>
          </table:table-cell>
          <table:table-cell ns41:value-type="float" table:style-name="ce9" office:value="3760" office:value-type="float">
            <text:p>3760</text:p>
          </table:table-cell>
          <table:table-cell ns41:value-type="float" table:style-name="ce12" office:value="3769" office:value-type="float">
            <text:p>37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float" table:style-name="ce9" office:value="1280" office:value-type="float">
            <text:p>1280</text:p>
          </table:table-cell>
          <table:table-cell ns41:value-type="float" table:style-name="ce12" office:value="1309" office:value-type="float">
            <text:p>1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float" table:style-name="ce9" office:value="4252" office:value-type="float">
            <text:p>4252</text:p>
          </table:table-cell>
          <table:table-cell ns41:value-type="float" table:style-name="ce12" office:value="4192" office:value-type="float">
            <text:p>41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float" table:style-name="ce9" office:value="224" office:value-type="float">
            <text:p>224</text:p>
          </table:table-cell>
          <table:table-cell ns41:value-type="float" table:style-name="ce12" office:value="215" office:value-type="float">
            <text:p>2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float" table:style-name="ce9" office:value="3394" office:value-type="float">
            <text:p>3394</text:p>
          </table:table-cell>
          <table:table-cell ns41:value-type="float" table:style-name="ce12" office:value="3216" office:value-type="float">
            <text:p>32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float" table:style-name="ce9" office:value="4527" office:value-type="float">
            <text:p>4527</text:p>
          </table:table-cell>
          <table:table-cell ns41:value-type="float" table:style-name="ce12" office:value="4392" office:value-type="float">
            <text:p>43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9" office:value="6178" office:value-type="float">
            <text:p>6178</text:p>
          </table:table-cell>
          <table:table-cell ns41:value-type="float" table:style-name="ce12" office:value="6884" office:value-type="float">
            <text:p>6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float" table:style-name="ce9" office:value="1486" office:value-type="float">
            <text:p>1486</text:p>
          </table:table-cell>
          <table:table-cell ns41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float" table:style-name="ce9" office:value="787" office:value-type="float">
            <text:p>787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float" table:style-name="ce9" office:value="2749" office:value-type="float">
            <text:p>2749</text:p>
          </table:table-cell>
          <table:table-cell ns41:value-type="float" table:style-name="ce12" office:value="2243" office:value-type="float">
            <text:p>22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float" table:style-name="ce9" office:value="278" office:value-type="float">
            <text:p>278</text:p>
          </table:table-cell>
          <table:table-cell ns41:value-type="float" table:style-name="ce12" office:value="288" office:value-type="float">
            <text:p>2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float" table:style-name="ce9" office:value="612" office:value-type="float">
            <text:p>612</text:p>
          </table:table-cell>
          <table:table-cell ns41:value-type="float" table:style-name="ce12" office:value="538" office:value-type="float">
            <text:p>5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ni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float" table:style-name="ce9" office:value="1607" office:value-type="float">
            <text:p>1607</text:p>
          </table:table-cell>
          <table:table-cell ns41:value-type="float" table:style-name="ce12" office:value="1547" office:value-type="float">
            <text:p>15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float" table:style-name="ce9" office:value="1992" office:value-type="float">
            <text:p>1992</text:p>
          </table:table-cell>
          <table:table-cell ns41:value-type="float" table:style-name="ce12" office:value="1932" office:value-type="float">
            <text:p>1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float" table:style-name="ce9" office:value="6347" office:value-type="float">
            <text:p>6347</text:p>
          </table:table-cell>
          <table:table-cell ns41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float" table:style-name="ce9" office:value="1503" office:value-type="float">
            <text:p>1503</text:p>
          </table:table-cell>
          <table:table-cell ns41:value-type="float" table:style-name="ce12" office:value="1560" office:value-type="float">
            <text:p>1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float" table:style-name="ce9" office:value="896" office:value-type="float">
            <text:p>896</text:p>
          </table:table-cell>
          <table:table-cell ns41:value-type="float" table:style-name="ce12" office:value="878" office:value-type="float">
            <text:p>8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float" table:style-name="ce9" office:value="993" office:value-type="float">
            <text:p>993</text:p>
          </table:table-cell>
          <table:table-cell ns41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float" table:style-name="ce9" office:value="16143" office:value-type="float">
            <text:p>16143</text:p>
          </table:table-cell>
          <table:table-cell ns41:value-type="float" table:style-name="ce12" office:value="16295" office:value-type="float">
            <text:p>16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float" table:style-name="ce9" office:value="1322" office:value-type="float">
            <text:p>1322</text:p>
          </table:table-cell>
          <table:table-cell ns41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float" table:style-name="ce9" office:value="639" office:value-type="float">
            <text:p>639</text:p>
          </table:table-cell>
          <table:table-cell ns41:value-type="float" table:style-name="ce12" office:value="562" office:value-type="float">
            <text:p>5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float" table:style-name="ce9" office:value="2285" office:value-type="float">
            <text:p>2285</text:p>
          </table:table-cell>
          <table:table-cell ns41:value-type="float" table:style-name="ce12" office:value="2281" office:value-type="float">
            <text:p>22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float" table:style-name="ce9" office:value="405" office:value-type="float">
            <text:p>405</text:p>
          </table:table-cell>
          <table:table-cell ns41:value-type="float" table:style-name="ce12" office:value="364" office:value-type="float">
            <text:p>3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float" table:style-name="ce9" office:value="681" office:value-type="float">
            <text:p>681</text:p>
          </table:table-cell>
          <table:table-cell ns41:value-type="float" table:style-name="ce12" office:value="669" office:value-type="float">
            <text:p>6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float" table:style-name="ce9" office:value="480" office:value-type="float">
            <text:p>480</text:p>
          </table:table-cell>
          <table:table-cell ns41:value-type="float" table:style-name="ce12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float" table:style-name="ce9" office:value="243" office:value-type="float">
            <text:p>243</text:p>
          </table:table-cell>
          <table:table-cell ns41:value-type="float" table:style-name="ce12" office:value="222" office:value-type="float">
            <text:p>2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float" table:style-name="ce9" office:value="817" office:value-type="float">
            <text:p>817</text:p>
          </table:table-cell>
          <table:table-cell ns41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float" table:style-name="ce9" office:value="3352" office:value-type="float">
            <text:p>3352</text:p>
          </table:table-cell>
          <table:table-cell ns41:value-type="float" table:style-name="ce12" office:value="3374" office:value-type="float">
            <text:p>33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float" table:style-name="ce9" office:value="1074" office:value-type="float">
            <text:p>1074</text:p>
          </table:table-cell>
          <table:table-cell ns41:value-type="float" table:style-name="ce12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float" table:style-name="ce9" office:value="3815" office:value-type="float">
            <text:p>3815</text:p>
          </table:table-cell>
          <table:table-cell ns41:value-type="float" table:style-name="ce12" office:value="4005" office:value-type="float">
            <text:p>40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p, de</text:p>
          </table:table-cell>
          <table:table-cell ns41:value-type="float" table:style-name="ce9" office:value="840" office:value-type="float">
            <text:p>840</text:p>
          </table:table-cell>
          <table:table-cell ns41:value-type="float" table:style-name="ce12" office:value="779" office:value-type="float">
            <text:p>7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float" table:style-name="ce9" office:value="2360" office:value-type="float">
            <text:p>2360</text:p>
          </table:table-cell>
          <table:table-cell ns41:value-type="float" table:style-name="ce12" office:value="2439" office:value-type="float">
            <text:p>24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float" table:style-name="ce9" office:value="267" office:value-type="float">
            <text:p>267</text:p>
          </table:table-cell>
          <table:table-cell ns41:value-type="float" table:style-name="ce12" office:value="270" office:value-type="float">
            <text:p>2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float" table:style-name="ce9" office:value="595" office:value-type="float">
            <text:p>595</text:p>
          </table:table-cell>
          <table:table-cell ns41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float" table:style-name="ce9" office:value="1689" office:value-type="float">
            <text:p>1689</text:p>
          </table:table-cell>
          <table:table-cell ns41:value-type="float" table:style-name="ce12" office:value="1754" office:value-type="float">
            <text:p>17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float" table:style-name="ce9" office:value="737" office:value-type="float">
            <text:p>737</text:p>
          </table:table-cell>
          <table:table-cell ns41:value-type="float" table:style-name="ce12" office:value="654" office:value-type="float">
            <text:p>6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ane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float" table:style-name="ce9" office:value="783" office:value-type="float">
            <text:p>783</text:p>
          </table:table-cell>
          <table:table-cell ns41:value-type="float" table:style-name="ce12" office:value="781" office:value-type="float">
            <text:p>7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anbroek</text:p>
            <office:annotation>
              <text:p>http://purl.org/linked-data/sdmx/2009/dimension#refArea=http://www.gemeentegeschiedenis.nl/amco/10063</text:p>
            </office:annotation>
          </table:table-cell>
          <table:table-cell ns41:value-type="float" table:style-name="ce9" office:value="1182" office:value-type="float">
            <text:p>1182</text:p>
          </table:table-cell>
          <table:table-cell ns41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float" table:style-name="ce9" office:value="807" office:value-type="float">
            <text:p>807</text:p>
          </table:table-cell>
          <table:table-cell ns41:value-type="float" table:style-name="ce12" office:value="737" office:value-type="float">
            <text:p>7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float" table:style-name="ce9" office:value="5241" office:value-type="float">
            <text:p>5241</text:p>
          </table:table-cell>
          <table:table-cell ns41:value-type="float" table:style-name="ce12" office:value="5154" office:value-type="float">
            <text:p>51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float" table:style-name="ce9" office:value="414" office:value-type="float">
            <text:p>414</text:p>
          </table:table-cell>
          <table:table-cell ns41:value-type="float" table:style-name="ce12" office:value="381" office:value-type="float">
            <text:p>3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float" table:style-name="ce9" office:value="2519" office:value-type="float">
            <text:p>2519</text:p>
          </table:table-cell>
          <table:table-cell ns41:value-type="float" table:style-name="ce12" office:value="2486" office:value-type="float">
            <text:p>2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float" table:style-name="ce9" office:value="4076" office:value-type="float">
            <text:p>4076</text:p>
          </table:table-cell>
          <table:table-cell ns41:value-type="float" table:style-name="ce12" office:value="4057" office:value-type="float">
            <text:p>40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float" table:style-name="ce9" office:value="858" office:value-type="float">
            <text:p>858</text:p>
          </table:table-cell>
          <table:table-cell ns41:value-type="float" table:style-name="ce12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float" table:style-name="ce9" office:value="30182" office:value-type="float">
            <text:p>30182</text:p>
          </table:table-cell>
          <table:table-cell ns41:value-type="float" table:style-name="ce12" office:value="29766" office:value-type="float">
            <text:p>29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float" table:style-name="ce9" office:value="1949" office:value-type="float">
            <text:p>1949</text:p>
          </table:table-cell>
          <table:table-cell ns41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float" table:style-name="ce9" office:value="1399" office:value-type="float">
            <text:p>1399</text:p>
          </table:table-cell>
          <table:table-cell ns41:value-type="float" table:style-name="ce12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float" table:style-name="ce9" office:value="5011" office:value-type="float">
            <text:p>5011</text:p>
          </table:table-cell>
          <table:table-cell ns41:value-type="float" table:style-name="ce12" office:value="5108" office:value-type="float">
            <text:p>51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float" table:style-name="ce9" office:value="2122" office:value-type="float">
            <text:p>2122</text:p>
          </table:table-cell>
          <table:table-cell ns41:value-type="float" table:style-name="ce12" office:value="1970" office:value-type="float">
            <text:p>19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float" table:style-name="ce9" office:value="2276" office:value-type="float">
            <text:p>2276</text:p>
          </table:table-cell>
          <table:table-cell ns41:value-type="float" table:style-name="ce12" office:value="2129" office:value-type="float">
            <text:p>2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float" table:style-name="ce9" office:value="798" office:value-type="float">
            <text:p>798</text:p>
          </table:table-cell>
          <table:table-cell ns41:value-type="float" table:style-name="ce12" office:value="740" office:value-type="float">
            <text:p>7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float" table:style-name="ce9" office:value="1823" office:value-type="float">
            <text:p>1823</text:p>
          </table:table-cell>
          <table:table-cell ns41:value-type="float" table:style-name="ce12" office:value="1818" office:value-type="float">
            <text:p>1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float" table:style-name="ce9" office:value="3302" office:value-type="float">
            <text:p>3302</text:p>
          </table:table-cell>
          <table:table-cell ns41:value-type="float" table:style-name="ce12" office:value="3089" office:value-type="float">
            <text:p>30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float" table:style-name="ce9" office:value="4178" office:value-type="float">
            <text:p>4178</text:p>
          </table:table-cell>
          <table:table-cell ns41:value-type="float" table:style-name="ce12" office:value="3829" office:value-type="float">
            <text:p>3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float" table:style-name="ce9" office:value="705" office:value-type="float">
            <text:p>705</text:p>
          </table:table-cell>
          <table:table-cell ns41:value-type="float" table:style-name="ce12" office:value="617" office:value-type="float">
            <text:p>6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float" table:style-name="ce9" office:value="1074" office:value-type="float">
            <text:p>1074</text:p>
          </table:table-cell>
          <table:table-cell ns41:value-type="float" table:style-name="ce12" office:value="1037" office:value-type="float">
            <text:p>10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float" table:style-name="ce9" office:value="1336" office:value-type="float">
            <text:p>1336</text:p>
          </table:table-cell>
          <table:table-cell ns41:value-type="float" table:style-name="ce12" office:value="1322" office:value-type="float">
            <text:p>13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float" table:style-name="ce9" office:value="3220" office:value-type="float">
            <text:p>3220</text:p>
          </table:table-cell>
          <table:table-cell ns41:value-type="float" table:style-name="ce12" office:value="3119" office:value-type="float">
            <text:p>31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float" table:style-name="ce9" office:value="6234" office:value-type="float">
            <text:p>6234</text:p>
          </table:table-cell>
          <table:table-cell ns41:value-type="float" table:style-name="ce12" office:value="6151" office:value-type="float">
            <text:p>6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float" table:style-name="ce9" office:value="504" office:value-type="float">
            <text:p>504</text:p>
          </table:table-cell>
          <table:table-cell ns41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float" table:style-name="ce9" office:value="458" office:value-type="float">
            <text:p>458</text:p>
          </table:table-cell>
          <table:table-cell ns41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float" table:style-name="ce9" office:value="23364" office:value-type="float">
            <text:p>23364</text:p>
          </table:table-cell>
          <table:table-cell ns41:value-type="float" table:style-name="ce12" office:value="23450" office:value-type="float">
            <text:p>23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float" table:style-name="ce9" office:value="2445" office:value-type="float">
            <text:p>2445</text:p>
          </table:table-cell>
          <table:table-cell ns41:value-type="float" table:style-name="ce12" office:value="2353" office:value-type="float">
            <text:p>23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float" table:style-name="ce9" office:value="6296" office:value-type="float">
            <text:p>6296</text:p>
          </table:table-cell>
          <table:table-cell ns41:value-type="float" table:style-name="ce12" office:value="6994" office:value-type="float">
            <text:p>69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en Noora-Schermer</text:p>
          </table:table-cell>
          <table:table-cell ns41:value-type="float" table:style-name="ce9" office:value="512" office:value-type="float">
            <text:p>512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float" table:style-name="ce9" office:value="1244" office:value-type="float">
            <text:p>1244</text:p>
          </table:table-cell>
          <table:table-cell ns41:value-type="float" table:style-name="ce12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float" table:style-name="ce9" office:value="3192" office:value-type="float">
            <text:p>3192</text:p>
          </table:table-cell>
          <table:table-cell ns41:value-type="float" table:style-name="ce12" office:value="2984" office:value-type="float">
            <text:p>2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, ter</text:p>
          </table:table-cell>
          <table:table-cell ns41:value-type="float" table:style-name="ce9" office:value="2556" office:value-type="float">
            <text:p>2556</text:p>
          </table:table-cell>
          <table:table-cell ns41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float" table:style-name="ce9" office:value="375" office:value-type="float">
            <text:p>375</text:p>
          </table:table-cell>
          <table:table-cell ns41:value-type="float" table:style-name="ce12" office:value="362" office:value-type="float">
            <text:p>3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float" table:style-name="ce9" office:value="6158" office:value-type="float">
            <text:p>6158</text:p>
          </table:table-cell>
          <table:table-cell ns41:value-type="float" table:style-name="ce12" office:value="5987" office:value-type="float">
            <text:p>59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float" table:style-name="ce9" office:value="4447" office:value-type="float">
            <text:p>4447</text:p>
          </table:table-cell>
          <table:table-cell ns41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a/d Rijn</text:p>
          </table:table-cell>
          <table:table-cell ns41:value-type="float" table:style-name="ce9" office:value="11580" office:value-type="float">
            <text:p>11580</text:p>
          </table:table-cell>
          <table:table-cell ns41:value-type="float" table:style-name="ce12" office:value="11579" office:value-type="float">
            <text:p>115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float" table:style-name="ce9" office:value="972" office:value-type="float">
            <text:p>972</text:p>
          </table:table-cell>
          <table:table-cell ns41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float" table:style-name="ce9" office:value="536" office:value-type="float">
            <text:p>536</text:p>
          </table:table-cell>
          <table:table-cell ns41:value-type="float" table:style-name="ce12" office:value="533" office:value-type="float">
            <text:p>5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float" table:style-name="ce9" office:value="820" office:value-type="float">
            <text:p>820</text:p>
          </table:table-cell>
          <table:table-cell ns41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820" office:value-type="float">
            <text:p>8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float" table:style-name="ce9" office:value="4006" office:value-type="float">
            <text:p>4006</text:p>
          </table:table-cell>
          <table:table-cell ns41:value-type="float" table:style-name="ce12" office:value="3861" office:value-type="float">
            <text:p>38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float" table:style-name="ce9" office:value="497" office:value-type="float">
            <text:p>497</text:p>
          </table:table-cell>
          <table:table-cell ns41:value-type="float" table:style-name="ce12" office:value="484" office:value-type="float">
            <text:p>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float" table:style-name="ce9" office:value="707" office:value-type="float">
            <text:p>707</text:p>
          </table:table-cell>
          <table:table-cell ns41:value-type="float" table:style-name="ce12" office:value="653" office:value-type="float">
            <text:p>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float" table:style-name="ce9" office:value="2062" office:value-type="float">
            <text:p>2062</text:p>
          </table:table-cell>
          <table:table-cell ns41:value-type="float" table:style-name="ce12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1893" office:value-type="float">
            <text:p>18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</text:p>
          </table:table-cell>
          <table:table-cell ns41:value-type="float" table:style-name="ce9" office:value="3404" office:value-type="float">
            <text:p>3404</text:p>
          </table:table-cell>
          <table:table-cell ns41:value-type="float" table:style-name="ce12" office:value="3213" office:value-type="float">
            <text:p>3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float" table:style-name="ce9" office:value="472" office:value-type="float">
            <text:p>472</text:p>
          </table:table-cell>
          <table:table-cell ns41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float" table:style-name="ce9" office:value="1562" office:value-type="float">
            <text:p>1562</text:p>
          </table:table-cell>
          <table:table-cell ns41:value-type="float" table:style-name="ce12" office:value="1606" office:value-type="float">
            <text:p>16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skensgraaf c.a.</text:p>
          </table:table-cell>
          <table:table-cell ns41:value-type="float" table:style-name="ce9" office:value="652" office:value-type="float">
            <text:p>652</text:p>
          </table:table-cell>
          <table:table-cell ns41:value-type="float" table:style-name="ce12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float" table:style-name="ce9" office:value="3909" office:value-type="float">
            <text:p>3909</text:p>
          </table:table-cell>
          <table:table-cell ns41:value-type="float" table:style-name="ce12" office:value="4021" office:value-type="float">
            <text:p>40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mmel, den</text:p>
          </table:table-cell>
          <table:table-cell ns41:value-type="float" table:style-name="ce9" office:value="1027" office:value-type="float">
            <text:p>1027</text:p>
          </table:table-cell>
          <table:table-cell ns41:value-type="float" table:style-name="ce12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float" table:style-name="ce9" office:value="4704" office:value-type="float">
            <text:p>4704</text:p>
          </table:table-cell>
          <table:table-cell ns41:value-type="float" table:style-name="ce12" office:value="4523" office:value-type="float">
            <text:p>4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float" table:style-name="ce9" office:value="520" office:value-type="float">
            <text:p>520</text:p>
          </table:table-cell>
          <table:table-cell ns41:value-type="float" table:style-name="ce12" office:value="465" office:value-type="float">
            <text:p>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float" table:style-name="ce9" office:value="1841" office:value-type="float">
            <text:p>1841</text:p>
          </table:table-cell>
          <table:table-cell ns41:value-type="float" table:style-name="ce12" office:value="1868" office:value-type="float">
            <text:p>18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pelle a/d Ijssel</text:p>
          </table:table-cell>
          <table:table-cell ns41:value-type="float" table:style-name="ce9" office:value="4677" office:value-type="float">
            <text:p>4677</text:p>
          </table:table-cell>
          <table:table-cell ns41:value-type="float" table:style-name="ce12" office:value="4460" office:value-type="float">
            <text:p>44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float" table:style-name="ce9" office:value="35987" office:value-type="float">
            <text:p>35987</text:p>
          </table:table-cell>
          <table:table-cell ns41:value-type="float" table:style-name="ce12" office:value="33878" office:value-type="float">
            <text:p>338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float" table:style-name="ce9" office:value="1458" office:value-type="float">
            <text:p>1458</text:p>
          </table:table-cell>
          <table:table-cell ns41:value-type="float" table:style-name="ce12" office:value="1519" office:value-type="float">
            <text:p>15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float" table:style-name="ce9" office:value="38638" office:value-type="float">
            <text:p>38638</text:p>
          </table:table-cell>
          <table:table-cell ns41:value-type="float" table:style-name="ce12" office:value="38986" office:value-type="float">
            <text:p>389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float" table:style-name="ce9" office:value="2715" office:value-type="float">
            <text:p>2715</text:p>
          </table:table-cell>
          <table:table-cell ns41:value-type="float" table:style-name="ce12" office:value="2687" office:value-type="float">
            <text:p>26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float" table:style-name="ce9" office:value="609" office:value-type="float">
            <text:p>609</text:p>
          </table:table-cell>
          <table:table-cell ns41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float" table:style-name="ce9" office:value="616" office:value-type="float">
            <text:p>616</text:p>
          </table:table-cell>
          <table:table-cell ns41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dam</text:p>
            <office:annotation>
              <text:p>http://purl.org/linked-data/sdmx/2009/dimension#refArea=http://www.gemeentegeschiedenis.nl/amco/10606</text:p>
            </office:annotation>
          </table:table-cell>
          <table:table-cell ns41:value-type="float" table:style-name="ce9" office:value="2583" office:value-type="float">
            <text:p>2583</text:p>
          </table:table-cell>
          <table:table-cell ns41:value-type="float" table:style-name="ce12" office:value="2499" office:value-type="float">
            <text:p>2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-NIeuwkerk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float" table:style-name="ce9" office:value="612" office:value-type="float">
            <text:p>612</text:p>
          </table:table-cell>
          <table:table-cell ns41:value-type="float" table:style-name="ce12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float" table:style-name="ce9" office:value="621" office:value-type="float">
            <text:p>621</text:p>
          </table:table-cell>
          <table:table-cell ns41:value-type="float" table:style-name="ce12" office:value="585" office:value-type="float">
            <text:p>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float" table:style-name="ce9" office:value="9609" office:value-type="float">
            <text:p>9609</text:p>
          </table:table-cell>
          <table:table-cell ns41:value-type="float" table:style-name="ce12" office:value="9697" office:value-type="float">
            <text:p>96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float" table:style-name="ce9" office:value="20871" office:value-type="float">
            <text:p>20871</text:p>
          </table:table-cell>
          <table:table-cell ns41:value-type="float" table:style-name="ce12" office:value="21310" office:value-type="float">
            <text:p>21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float" table:style-name="ce9" office:value="1053" office:value-type="float">
            <text:p>1053</text:p>
          </table:table-cell>
          <table:table-cell ns41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float" table:style-name="ce9" office:value="328" office:value-type="float">
            <text:p>328</text:p>
          </table:table-cell>
          <table:table-cell ns41:value-type="float" table:style-name="ce12" office:value="287" office:value-type="float">
            <text:p>2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float" table:style-name="ce9" office:value="686" office:value-type="float">
            <text:p>686</text:p>
          </table:table-cell>
          <table:table-cell ns41:value-type="float" table:style-name="ce12" office:value="684" office:value-type="float">
            <text:p>6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deel, 's-</text:p>
          </table:table-cell>
          <table:table-cell ns41:value-type="float" table:style-name="ce9" office:value="2871" office:value-type="float">
            <text:p>2871</text:p>
          </table:table-cell>
          <table:table-cell ns41:value-type="float" table:style-name="ce12" office:value="2636" office:value-type="float">
            <text:p>26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hage, 's-</text:p>
          </table:table-cell>
          <table:table-cell ns41:value-type="float" table:style-name="ce9" office:value="287515" office:value-type="float">
            <text:p>287515</text:p>
          </table:table-cell>
          <table:table-cell ns41:value-type="float" table:style-name="ce12" office:value="319213" office:value-type="float">
            <text:p>319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zande, 's-</text:p>
          </table:table-cell>
          <table:table-cell ns41:value-type="float" table:style-name="ce9" office:value="4671" office:value-type="float">
            <text:p>4671</text:p>
          </table:table-cell>
          <table:table-cell ns41:value-type="float" table:style-name="ce12" office:value="4545" office:value-type="float">
            <text:p>45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float" table:style-name="ce9" office:value="932" office:value-type="float">
            <text:p>932</text:p>
          </table:table-cell>
          <table:table-cell ns41:value-type="float" table:style-name="ce12" office:value="954" office:value-type="float">
            <text:p>9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float" table:style-name="ce9" office:value="1451" office:value-type="float">
            <text:p>1451</text:p>
          </table:table-cell>
          <table:table-cell ns41:value-type="float" table:style-name="ce12" office:value="1280" office:value-type="float">
            <text:p>12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float" table:style-name="ce9" office:value="468" office:value-type="float">
            <text:p>468</text:p>
          </table:table-cell>
          <table:table-cell ns41:value-type="float" table:style-name="ce12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float" table:style-name="ce9" office:value="4132" office:value-type="float">
            <text:p>4132</text:p>
          </table:table-cell>
          <table:table-cell ns41:value-type="float" table:style-name="ce12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float" table:style-name="ce9" office:value="3097" office:value-type="float">
            <text:p>3097</text:p>
          </table:table-cell>
          <table:table-cell ns41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float" table:style-name="ce9" office:value="631" office:value-type="float">
            <text:p>631</text:p>
          </table:table-cell>
          <table:table-cell ns41:value-type="float" table:style-name="ce12" office:value="600" office:value-type="float">
            <text:p>6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-en Boeicop</text:p>
          </table:table-cell>
          <table:table-cell ns41:value-type="float" table:style-name="ce9" office:value="424" office:value-type="float">
            <text:p>424</text:p>
          </table:table-cell>
          <table:table-cell ns41:value-type="float" table:style-name="ce12" office:value="384" office:value-type="float">
            <text:p>3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float" table:style-name="ce9" office:value="1132" office:value-type="float">
            <text:p>1132</text:p>
          </table:table-cell>
          <table:table-cell ns41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float" table:style-name="ce9" office:value="568" office:value-type="float">
            <text:p>568</text:p>
          </table:table-cell>
          <table:table-cell ns41:value-type="float" table:style-name="ce12" office:value="551" office:value-type="float">
            <text:p>5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float" table:style-name="ce9" office:value="454" office:value-type="float">
            <text:p>454</text:p>
          </table:table-cell>
          <table:table-cell ns41:value-type="float" table:style-name="ce12" office:value="397" office:value-type="float">
            <text:p>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float" table:style-name="ce9" office:value="1156" office:value-type="float">
            <text:p>1156</text:p>
          </table:table-cell>
          <table:table-cell ns41:value-type="float" table:style-name="ce12" office:value="1095" office:value-type="float">
            <text:p>10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float" table:style-name="ce9" office:value="3335" office:value-type="float">
            <text:p>3335</text:p>
          </table:table-cell>
          <table:table-cell ns41:value-type="float" table:style-name="ce12" office:value="3210" office:value-type="float">
            <text:p>3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float" table:style-name="ce9" office:value="527" office:value-type="float">
            <text:p>527</text:p>
          </table:table-cell>
          <table:table-cell ns41:value-type="float" table:style-name="ce12" office:value="523" office:value-type="float">
            <text:p>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float" table:style-name="ce9" office:value="967" office:value-type="float">
            <text:p>967</text:p>
          </table:table-cell>
          <table:table-cell ns41:value-type="float" table:style-name="ce12" office:value="894" office:value-type="float">
            <text:p>8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float" table:style-name="ce9" office:value="7251" office:value-type="float">
            <text:p>7251</text:p>
          </table:table-cell>
          <table:table-cell ns41:value-type="float" table:style-name="ce12" office:value="7111" office:value-type="float">
            <text:p>7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float" table:style-name="ce9" office:value="483" office:value-type="float">
            <text:p>483</text:p>
          </table:table-cell>
          <table:table-cell ns41:value-type="float" table:style-name="ce12" office:value="418" office:value-type="float">
            <text:p>4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float" table:style-name="ce9" office:value="420" office:value-type="float">
            <text:p>420</text:p>
          </table:table-cell>
          <table:table-cell ns41:value-type="float" table:style-name="ce12" office:value="401" office:value-type="float">
            <text:p>4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float" table:style-name="ce9" office:value="13865" office:value-type="float">
            <text:p>13865</text:p>
          </table:table-cell>
          <table:table-cell ns41:value-type="float" table:style-name="ce12" office:value="13278" office:value-type="float">
            <text:p>13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float" table:style-name="ce9" office:value="570" office:value-type="float">
            <text:p>570</text:p>
          </table:table-cell>
          <table:table-cell ns41:value-type="float" table:style-name="ce12" office:value="534" office:value-type="float">
            <text:p>5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float" table:style-name="ce9" office:value="1147" office:value-type="float">
            <text:p>1147</text:p>
          </table:table-cell>
          <table:table-cell ns41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 a/d Rijn</text:p>
          </table:table-cell>
          <table:table-cell ns41:value-type="float" table:style-name="ce9" office:value="1069" office:value-type="float">
            <text:p>1069</text:p>
          </table:table-cell>
          <table:table-cell ns41:value-type="float" table:style-name="ce12" office:value="934" office:value-type="float">
            <text:p>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/d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float" table:style-name="ce9" office:value="1788" office:value-type="float">
            <text:p>1788</text:p>
          </table:table-cell>
          <table:table-cell ns41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/d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float" table:style-name="ce9" office:value="4626" office:value-type="float">
            <text:p>4626</text:p>
          </table:table-cell>
          <table:table-cell ns41:value-type="float" table:style-name="ce12" office:value="4257" office:value-type="float">
            <text:p>4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float" table:style-name="ce9" office:value="558" office:value-type="float">
            <text:p>558</text:p>
          </table:table-cell>
          <table:table-cell ns41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float" table:style-name="ce9" office:value="428" office:value-type="float">
            <text:p>428</text:p>
          </table:table-cell>
          <table:table-cell ns41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float" table:style-name="ce9" office:value="470" office:value-type="float">
            <text:p>470</text:p>
          </table:table-cell>
          <table:table-cell ns41:value-type="float" table:style-name="ce12" office:value="472" office:value-type="float">
            <text:p>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float" table:style-name="ce9" office:value="5603" office:value-type="float">
            <text:p>5603</text:p>
          </table:table-cell>
          <table:table-cell ns41:value-type="float" table:style-name="ce12" office:value="5473" office:value-type="float">
            <text:p>54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float" table:style-name="ce9" office:value="46388" office:value-type="float">
            <text:p>46388</text:p>
          </table:table-cell>
          <table:table-cell ns41:value-type="float" table:style-name="ce12" office:value="48505" office:value-type="float">
            <text:p>48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float" table:style-name="ce9" office:value="2792" office:value-type="float">
            <text:p>2792</text:p>
          </table:table-cell>
          <table:table-cell ns41:value-type="float" table:style-name="ce12" office:value="2918" office:value-type="float">
            <text:p>29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float" table:style-name="ce9" office:value="7126" office:value-type="float">
            <text:p>7126</text:p>
          </table:table-cell>
          <table:table-cell ns41:value-type="float" table:style-name="ce12" office:value="7146" office:value-type="float">
            <text:p>7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float" table:style-name="ce9" office:value="1347" office:value-type="float">
            <text:p>1347</text:p>
          </table:table-cell>
          <table:table-cell ns41:value-type="float" table:style-name="ce12" office:value="1320" office:value-type="float">
            <text:p>1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float" table:style-name="ce9" office:value="2696" office:value-type="float">
            <text:p>2696</text:p>
          </table:table-cell>
          <table:table-cell ns41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float" table:style-name="ce9" office:value="957" office:value-type="float">
            <text:p>957</text:p>
          </table:table-cell>
          <table:table-cell ns41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r, de</text:p>
          </table:table-cell>
          <table:table-cell ns41:value-type="float" table:style-name="ce9" office:value="2431" office:value-type="float">
            <text:p>2431</text:p>
          </table:table-cell>
          <table:table-cell ns41:value-type="float" table:style-name="ce12" office:value="2368" office:value-type="float">
            <text:p>23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float" table:style-name="ce9" office:value="6376" office:value-type="float">
            <text:p>6376</text:p>
          </table:table-cell>
          <table:table-cell ns41:value-type="float" table:style-name="ce12" office:value="6425" office:value-type="float">
            <text:p>64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float" table:style-name="ce9" office:value="924" office:value-type="float">
            <text:p>924</text:p>
          </table:table-cell>
          <table:table-cell ns41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float" table:style-name="ce9" office:value="1982" office:value-type="float">
            <text:p>1982</text:p>
          </table:table-cell>
          <table:table-cell ns41:value-type="float" table:style-name="ce12" office:value="2071" office:value-type="float">
            <text:p>20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float" table:style-name="ce9" office:value="5931" office:value-type="float">
            <text:p>5931</text:p>
          </table:table-cell>
          <table:table-cell ns41:value-type="float" table:style-name="ce12" office:value="5844" office:value-type="float">
            <text:p>58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float" table:style-name="ce9" office:value="1001" office:value-type="float">
            <text:p>1001</text:p>
          </table:table-cell>
          <table:table-cell ns41:value-type="float" table:style-name="ce12" office:value="1038" office:value-type="float">
            <text:p>1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float" table:style-name="ce9" office:value="989" office:value-type="float">
            <text:p>989</text:p>
          </table:table-cell>
          <table:table-cell ns41:value-type="float" table:style-name="ce12" office:value="951" office:value-type="float">
            <text:p>9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float" table:style-name="ce9" office:value="2524" office:value-type="float">
            <text:p>2524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float" table:style-name="ce9" office:value="591" office:value-type="float">
            <text:p>591</text:p>
          </table:table-cell>
          <table:table-cell ns41:value-type="float" table:style-name="ce12" office:value="602" office:value-type="float">
            <text:p>6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float" table:style-name="ce9" office:value="331" office:value-type="float">
            <text:p>331</text:p>
          </table:table-cell>
          <table:table-cell ns41:value-type="float" table:style-name="ce12" office:value="326" office:value-type="float">
            <text:p>3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float" table:style-name="ce9" office:value="7783" office:value-type="float">
            <text:p>7783</text:p>
          </table:table-cell>
          <table:table-cell ns41:value-type="float" table:style-name="ce12" office:value="7782" office:value-type="float">
            <text:p>7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float" table:style-name="ce9" office:value="1725" office:value-type="float">
            <text:p>1725</text:p>
          </table:table-cell>
          <table:table-cell ns41:value-type="float" table:style-name="ce12" office:value="1566" office:value-type="float">
            <text:p>15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float" table:style-name="ce9" office:value="994" office:value-type="float">
            <text:p>994</text:p>
          </table:table-cell>
          <table:table-cell ns41:value-type="float" table:style-name="ce12" office:value="930" office:value-type="float">
            <text:p>9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float" table:style-name="ce9" office:value="9326" office:value-type="float">
            <text:p>9326</text:p>
          </table:table-cell>
          <table:table-cell ns41:value-type="float" table:style-name="ce12" office:value="9081" office:value-type="float">
            <text:p>90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float" table:style-name="ce9" office:value="872" office:value-type="float">
            <text:p>872</text:p>
          </table:table-cell>
          <table:table-cell ns41:value-type="float" table:style-name="ce12" office:value="835" office:value-type="float">
            <text:p>8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nhoorn</text:p>
            <office:annotation>
              <text:p>http://purl.org/linked-data/sdmx/2009/dimension#refArea=http://www.gemeentegeschiedenis.nl/amco/10338</text:p>
            </office:annotation>
          </table:table-cell>
          <table:table-cell ns41:value-type="float" table:style-name="ce9" office:value="863" office:value-type="float">
            <text:p>863</text:p>
          </table:table-cell>
          <table:table-cell ns41:value-type="float" table:style-name="ce12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 a/d Ijssel</text:p>
          </table:table-cell>
          <table:table-cell ns41:value-type="float" table:style-name="ce9" office:value="2623" office:value-type="float">
            <text:p>2623</text:p>
          </table:table-cell>
          <table:table-cell ns41:value-type="float" table:style-name="ce12" office:value="2576" office:value-type="float">
            <text:p>25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Tonge</text:p>
          </table:table-cell>
          <table:table-cell ns41:value-type="float" table:style-name="ce9" office:value="1066" office:value-type="float">
            <text:p>1066</text:p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Helvoet</text:p>
            <office:annotation>
              <text:p>http://purl.org/linked-data/sdmx/2009/dimension#refArea=http://www.gemeentegeschiedenis.nl/amco/10264</text:p>
            </office:annotation>
          </table:table-cell>
          <table:table-cell ns41:value-type="float" table:style-name="ce9" office:value="1118" office:value-type="float">
            <text:p>1118</text:p>
          </table:table-cell>
          <table:table-cell ns41:value-type="float" table:style-name="ce12" office:value="1124" office:value-type="float">
            <text:p>11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float" table:style-name="ce9" office:value="2217" office:value-type="float">
            <text:p>2217</text:p>
          </table:table-cell>
          <table:table-cell ns41:value-type="float" table:style-name="ce12" office:value="2183" office:value-type="float">
            <text:p>21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float" table:style-name="ce9" office:value="298" office:value-type="float">
            <text:p>298</text:p>
          </table:table-cell>
          <table:table-cell ns41:value-type="float" table:style-name="ce12" office:value="286" office:value-type="float">
            <text:p>2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float" table:style-name="ce9" office:value="2474" office:value-type="float">
            <text:p>2474</text:p>
          </table:table-cell>
          <table:table-cell ns41:value-type="float" table:style-name="ce12" office:value="2336" office:value-type="float">
            <text:p>2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float" table:style-name="ce9" office:value="419" office:value-type="float">
            <text:p>419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float" table:style-name="ce9" office:value="1151" office:value-type="float">
            <text:p>1151</text:p>
          </table:table-cell>
          <table:table-cell ns41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float" table:style-name="ce9" office:value="618" office:value-type="float">
            <text:p>618</text:p>
          </table:table-cell>
          <table:table-cell ns41:value-type="float" table:style-name="ce12" office:value="599" office:value-type="float">
            <text:p>5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float" table:style-name="ce9" office:value="8517" office:value-type="float">
            <text:p>8517</text:p>
          </table:table-cell>
          <table:table-cell ns41:value-type="float" table:style-name="ce12" office:value="9570" office:value-type="float">
            <text:p>95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float" table:style-name="ce9" office:value="5562" office:value-type="float">
            <text:p>5562</text:p>
          </table:table-cell>
          <table:table-cell ns41:value-type="float" table:style-name="ce12" office:value="4468" office:value-type="float">
            <text:p>4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408" office:value-type="float">
            <text:p>1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float" table:style-name="ce9" office:value="2334" office:value-type="float">
            <text:p>2334</text:p>
          </table:table-cell>
          <table:table-cell ns41:value-type="float" table:style-name="ce12" office:value="2156" office:value-type="float">
            <text:p>2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float" table:style-name="ce9" office:value="5738" office:value-type="float">
            <text:p>5738</text:p>
          </table:table-cell>
          <table:table-cell ns41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float" table:style-name="ce9" office:value="1552" office:value-type="float">
            <text:p>1552</text:p>
          </table:table-cell>
          <table:table-cell ns41:value-type="float" table:style-name="ce12" office:value="1496" office:value-type="float">
            <text:p>1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float" table:style-name="ce9" office:value="2150" office:value-type="float">
            <text:p>2150</text:p>
          </table:table-cell>
          <table:table-cell ns41:value-type="float" table:style-name="ce12" office:value="2167" office:value-type="float">
            <text:p>21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float" table:style-name="ce9" office:value="331" office:value-type="float">
            <text:p>331</text:p>
          </table:table-cell>
          <table:table-cell ns41:value-type="float" table:style-name="ce12" office:value="320" office:value-type="float">
            <text:p>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float" table:style-name="ce9" office:value="650" office:value-type="float">
            <text:p>650</text:p>
          </table:table-cell>
          <table:table-cell ns41:value-type="float" table:style-name="ce12" office:value="673" office:value-type="float">
            <text:p>6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float" table:style-name="ce9" office:value="3739" office:value-type="float">
            <text:p>3739</text:p>
          </table:table-cell>
          <table:table-cell ns41:value-type="float" table:style-name="ce12" office:value="3584" office:value-type="float">
            <text:p>3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float" table:style-name="ce9" office:value="2076" office:value-type="float">
            <text:p>2076</text:p>
          </table:table-cell>
          <table:table-cell ns41:value-type="float" table:style-name="ce12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float" table:style-name="ce9" office:value="483" office:value-type="float">
            <text:p>483</text:p>
          </table:table-cell>
          <table:table-cell ns41:value-type="float" table:style-name="ce12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kerk a/d Ijssel</text:p>
          </table:table-cell>
          <table:table-cell ns41:value-type="float" table:style-name="ce9" office:value="2164" office:value-type="float">
            <text:p>2164</text:p>
          </table:table-cell>
          <table:table-cell ns41:value-type="float" table:style-name="ce12" office:value="2060" office:value-type="float">
            <text:p>20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float" table:style-name="ce9" office:value="1427" office:value-type="float">
            <text:p>1427</text:p>
          </table:table-cell>
          <table:table-cell ns41:value-type="float" table:style-name="ce12" office:value="1368" office:value-type="float">
            <text:p>13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float" table:style-name="ce9" office:value="1879" office:value-type="float">
            <text:p>1879</text:p>
          </table:table-cell>
          <table:table-cell ns41:value-type="float" table:style-name="ce12" office:value="2031" office:value-type="float">
            <text:p>2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float" table:style-name="ce9" office:value="272" office:value-type="float">
            <text:p>272</text:p>
          </table:table-cell>
          <table:table-cell ns41:value-type="float" table:style-name="ce12" office:value="257" office:value-type="float">
            <text:p>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float" table:style-name="ce9" office:value="4061" office:value-type="float">
            <text:p>4061</text:p>
          </table:table-cell>
          <table:table-cell ns41:value-type="float" table:style-name="ce12" office:value="3865" office:value-type="float">
            <text:p>3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ns41:value-type="float" table:style-name="ce9" office:value="212" office:value-type="float">
            <text:p>212</text:p>
          </table:table-cell>
          <table:table-cell ns41:value-type="float" table:style-name="ce12" office:value="200" office:value-type="float">
            <text:p>2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float" table:style-name="ce9" office:value="474" office:value-type="float">
            <text:p>474</text:p>
          </table:table-cell>
          <table:table-cell ns41:value-type="float" table:style-name="ce12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float" table:style-name="ce9" office:value="1470" office:value-type="float">
            <text:p>1470</text:p>
          </table:table-cell>
          <table:table-cell ns41:value-type="float" table:style-name="ce12" office:value="1409" office:value-type="float">
            <text:p>14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float" table:style-name="ce9" office:value="4684" office:value-type="float">
            <text:p>4684</text:p>
          </table:table-cell>
          <table:table-cell ns41:value-type="float" table:style-name="ce12" office:value="4507" office:value-type="float">
            <text:p>45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float" table:style-name="ce9" office:value="2770" office:value-type="float">
            <text:p>2770</text:p>
          </table:table-cell>
          <table:table-cell ns41:value-type="float" table:style-name="ce12" office:value="2686" office:value-type="float">
            <text:p>2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float" table:style-name="ce9" office:value="2150" office:value-type="float">
            <text:p>2150</text:p>
          </table:table-cell>
          <table:table-cell ns41:value-type="float" table:style-name="ce12" office:value="2111" office:value-type="float">
            <text:p>2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float" table:style-name="ce9" office:value="12040" office:value-type="float">
            <text:p>12040</text:p>
          </table:table-cell>
          <table:table-cell ns41:value-type="float" table:style-name="ce12" office:value="11512" office:value-type="float">
            <text:p>115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float" table:style-name="ce9" office:value="376" office:value-type="float">
            <text:p>376</text:p>
          </table:table-cell>
          <table:table-cell ns41:value-type="float" table:style-name="ce12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ekanje</text:p>
          </table:table-cell>
          <table:table-cell ns41:value-type="float" table:style-name="ce9" office:value="1656" office:value-type="float">
            <text:p>1656</text:p>
          </table:table-cell>
          <table:table-cell ns41:value-type="float" table:style-name="ce12" office:value="1689" office:value-type="float">
            <text:p>16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float" table:style-name="ce9" office:value="357323" office:value-type="float">
            <text:p>357323</text:p>
          </table:table-cell>
          <table:table-cell ns41:value-type="float" table:style-name="ce12" office:value="365395" office:value-type="float">
            <text:p>3653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float" table:style-name="ce9" office:value="1626" office:value-type="float">
            <text:p>1626</text:p>
          </table:table-cell>
          <table:table-cell ns41:value-type="float" table:style-name="ce12" office:value="1550" office:value-type="float">
            <text:p>1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float" table:style-name="ce9" office:value="417" office:value-type="float">
            <text:p>417</text:p>
          </table:table-cell>
          <table:table-cell ns41:value-type="float" table:style-name="ce12" office:value="386" office:value-type="float">
            <text:p>3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float" table:style-name="ce9" office:value="3173" office:value-type="float">
            <text:p>3173</text:p>
          </table:table-cell>
          <table:table-cell ns41:value-type="float" table:style-name="ce12" office:value="3078" office:value-type="float">
            <text:p>30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9" office:value="13925" office:value-type="float">
            <text:p>13925</text:p>
          </table:table-cell>
          <table:table-cell ns41:value-type="float" table:style-name="ce12" office:value="14988" office:value-type="float">
            <text:p>14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float" table:style-name="ce9" office:value="4417" office:value-type="float">
            <text:p>4417</text:p>
          </table:table-cell>
          <table:table-cell ns41:value-type="float" table:style-name="ce12" office:value="4588" office:value-type="float">
            <text:p>4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float" table:style-name="ce9" office:value="246" office:value-type="float">
            <text:p>246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float" table:style-name="ce9" office:value="38515" office:value-type="float">
            <text:p>38515</text:p>
          </table:table-cell>
          <table:table-cell ns41:value-type="float" table:style-name="ce12" office:value="38868" office:value-type="float">
            <text:p>388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float" table:style-name="ce9" office:value="3005" office:value-type="float">
            <text:p>3005</text:p>
          </table:table-cell>
          <table:table-cell ns41:value-type="float" table:style-name="ce12" office:value="2924" office:value-type="float">
            <text:p>2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float" table:style-name="ce9" office:value="3118" office:value-type="float">
            <text:p>3118</text:p>
          </table:table-cell>
          <table:table-cell ns41:value-type="float" table:style-name="ce12" office:value="2932" office:value-type="float">
            <text:p>2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float" table:style-name="ce9" office:value="516" office:value-type="float">
            <text:p>516</text:p>
          </table:table-cell>
          <table:table-cell ns41:value-type="float" table:style-name="ce12" office:value="511" office:value-type="float">
            <text:p>5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float" table:style-name="ce9" office:value="8331" office:value-type="float">
            <text:p>8331</text:p>
          </table:table-cell>
          <table:table-cell ns41:value-type="float" table:style-name="ce12" office:value="8369" office:value-type="float">
            <text:p>83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float" table:style-name="ce9" office:value="1817" office:value-type="float">
            <text:p>1817</text:p>
          </table:table-cell>
          <table:table-cell ns41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float" table:style-name="ce9" office:value="1606" office:value-type="float">
            <text:p>1606</text:p>
          </table:table-cell>
          <table:table-cell ns41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 aan't Haringvliet</text:p>
          </table:table-cell>
          <table:table-cell ns41:value-type="float" table:style-name="ce9" office:value="664" office:value-type="float">
            <text:p>664</text:p>
          </table:table-cell>
          <table:table-cell ns41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float" table:style-name="ce9" office:value="929" office:value-type="float">
            <text:p>929</text:p>
          </table:table-cell>
          <table:table-cell ns41:value-type="float" table:style-name="ce12" office:value="877" office:value-type="float">
            <text:p>8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float" table:style-name="ce9" office:value="1570" office:value-type="float">
            <text:p>1570</text:p>
          </table:table-cell>
          <table:table-cell ns41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float" table:style-name="ce9" office:value="943" office:value-type="float">
            <text:p>943</text:p>
          </table:table-cell>
          <table:table-cell ns41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float" table:style-name="ce9" office:value="2596" office:value-type="float">
            <text:p>2596</text:p>
          </table:table-cell>
          <table:table-cell ns41:value-type="float" table:style-name="ce12" office:value="2493" office:value-type="float">
            <text:p>24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9" office:value="224" office:value-type="float">
            <text:p>224</text:p>
          </table:table-cell>
          <table:table-cell ns41:value-type="float" table:style-name="ce12" office:value="190" office:value-type="float">
            <text:p>1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ns41:value-type="float" table:style-name="ce9" office:value="878" office:value-type="float">
            <text:p>878</text:p>
          </table:table-cell>
          <table:table-cell ns41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float" table:style-name="ce9" office:value="2354" office:value-type="float">
            <text:p>2354</text:p>
          </table:table-cell>
          <table:table-cell ns41:value-type="float" table:style-name="ce12" office:value="2265" office:value-type="float">
            <text:p>2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float" table:style-name="ce9" office:value="486" office:value-type="float">
            <text:p>486</text:p>
          </table:table-cell>
          <table:table-cell ns41:value-type="float" table:style-name="ce12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float" table:style-name="ce9" office:value="31245" office:value-type="float">
            <text:p>31245</text:p>
          </table:table-cell>
          <table:table-cell ns41:value-type="float" table:style-name="ce12" office:value="30943" office:value-type="float">
            <text:p>30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float" table:style-name="ce9" office:value="288" office:value-type="float">
            <text:p>288</text:p>
          </table:table-cell>
          <table:table-cell ns41:value-type="float" table:style-name="ce12" office:value="242" office:value-type="float">
            <text:p>2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float" table:style-name="ce9" office:value="18677" office:value-type="float">
            <text:p>18677</text:p>
          </table:table-cell>
          <table:table-cell ns41:value-type="float" table:style-name="ce12" office:value="21396" office:value-type="float">
            <text:p>213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float" table:style-name="ce9" office:value="2500" office:value-type="float">
            <text:p>2500</text:p>
          </table:table-cell>
          <table:table-cell ns41:value-type="float" table:style-name="ce12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float" table:style-name="ce9" office:value="6073" office:value-type="float">
            <text:p>6073</text:p>
          </table:table-cell>
          <table:table-cell ns41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float" table:style-name="ce9" office:value="523" office:value-type="float">
            <text:p>523</text:p>
          </table:table-cell>
          <table:table-cell ns41:value-type="float" table:style-name="ce12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float" table:style-name="ce9" office:value="4841" office:value-type="float">
            <text:p>4841</text:p>
          </table:table-cell>
          <table:table-cell ns41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float" table:style-name="ce9" office:value="2198" office:value-type="float">
            <text:p>2198</text:p>
          </table:table-cell>
          <table:table-cell ns41:value-type="float" table:style-name="ce12" office:value="1931" office:value-type="float">
            <text:p>19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float" table:style-name="ce9" office:value="11696" office:value-type="float">
            <text:p>11696</text:p>
          </table:table-cell>
          <table:table-cell ns41:value-type="float" table:style-name="ce12" office:value="13365" office:value-type="float">
            <text:p>133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float" table:style-name="ce9" office:value="4144" office:value-type="float">
            <text:p>4144</text:p>
          </table:table-cell>
          <table:table-cell ns41:value-type="float" table:style-name="ce12" office:value="3895" office:value-type="float">
            <text:p>38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float" table:style-name="ce9" office:value="507" office:value-type="float">
            <text:p>507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float" table:style-name="ce9" office:value="5886" office:value-type="float">
            <text:p>5886</text:p>
          </table:table-cell>
          <table:table-cell ns41:value-type="float" table:style-name="ce12" office:value="6093" office:value-type="float">
            <text:p>60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float" table:style-name="ce9" office:value="1489" office:value-type="float">
            <text:p>1489</text:p>
          </table:table-cell>
          <table:table-cell ns41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float" table:style-name="ce9" office:value="258" office:value-type="float">
            <text:p>258</text:p>
          </table:table-cell>
          <table:table-cell ns41:value-type="float" table:style-name="ce12" office:value="240" office:value-type="float">
            <text:p>2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float" table:style-name="ce9" office:value="662" office:value-type="float">
            <text:p>662</text:p>
          </table:table-cell>
          <table:table-cell ns41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float" table:style-name="ce9" office:value="1760" office:value-type="float">
            <text:p>1760</text:p>
          </table:table-cell>
          <table:table-cell ns41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float" table:style-name="ce9" office:value="3598" office:value-type="float">
            <text:p>3598</text:p>
          </table:table-cell>
          <table:table-cell ns41:value-type="float" table:style-name="ce12" office:value="3578" office:value-type="float">
            <text:p>35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float" table:style-name="ce9" office:value="2848" office:value-type="float">
            <text:p>2848</text:p>
          </table:table-cell>
          <table:table-cell ns41:value-type="float" table:style-name="ce12" office:value="3094" office:value-type="float">
            <text:p>30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float" table:style-name="ce9" office:value="1322" office:value-type="float">
            <text:p>1322</text:p>
          </table:table-cell>
          <table:table-cell ns41:value-type="float" table:style-name="ce12" office:value="1222" office:value-type="float">
            <text:p>12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float" table:style-name="ce9" office:value="1203" office:value-type="float">
            <text:p>1203</text:p>
          </table:table-cell>
          <table:table-cell ns41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float" table:style-name="ce9" office:value="1405" office:value-type="float">
            <text:p>1405</text:p>
          </table:table-cell>
          <table:table-cell ns41:value-type="float" table:style-name="ce12" office:value="1523" office:value-type="float">
            <text:p>1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float" table:style-name="ce9" office:value="9048" office:value-type="float">
            <text:p>9048</text:p>
          </table:table-cell>
          <table:table-cell ns41:value-type="float" table:style-name="ce12" office:value="8851" office:value-type="float">
            <text:p>8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float" table:style-name="ce9" office:value="376" office:value-type="float">
            <text:p>376</text:p>
          </table:table-cell>
          <table:table-cell ns41:value-type="float" table:style-name="ce12" office:value="357" office:value-type="float">
            <text:p>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float" table:style-name="ce9" office:value="2064" office:value-type="float">
            <text:p>2064</text:p>
          </table:table-cell>
          <table:table-cell ns41:value-type="float" table:style-name="ce12" office:value="1952" office:value-type="float">
            <text:p>19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float" table:style-name="ce9" office:value="1449" office:value-type="float">
            <text:p>1449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float" table:style-name="ce9" office:value="3992" office:value-type="float">
            <text:p>3992</text:p>
          </table:table-cell>
          <table:table-cell ns41:value-type="float" table:style-name="ce12" office:value="3805" office:value-type="float">
            <text:p>38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float" table:style-name="ce9" office:value="378" office:value-type="float">
            <text:p>378</text:p>
          </table:table-cell>
          <table:table-cell ns41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float" table:style-name="ce9" office:value="1068" office:value-type="float">
            <text:p>1068</text:p>
          </table:table-cell>
          <table:table-cell ns41:value-type="float" table:style-name="ce12" office:value="999" office:value-type="float">
            <text:p>9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float" table:style-name="ce9" office:value="468" office:value-type="float">
            <text:p>468</text:p>
          </table:table-cell>
          <table:table-cell ns41:value-type="float" table:style-name="ce12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float" table:style-name="ce9" office:value="778" office:value-type="float">
            <text:p>778</text:p>
          </table:table-cell>
          <table:table-cell ns41:value-type="float" table:style-name="ce12" office:value="730" office:value-type="float">
            <text:p>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float" table:style-name="ce9" office:value="1847" office:value-type="float">
            <text:p>1847</text:p>
          </table:table-cell>
          <table:table-cell ns41:value-type="float" table:style-name="ce12" office:value="1789" office:value-type="float">
            <text:p>17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float" table:style-name="ce9" office:value="572" office:value-type="float">
            <text:p>572</text:p>
          </table:table-cell>
          <table:table-cell ns41:value-type="float" table:style-name="ce12" office:value="582" office:value-type="float">
            <text:p>5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float" table:style-name="ce9" office:value="1103" office:value-type="float">
            <text:p>1103</text:p>
          </table:table-cell>
          <table:table-cell ns41:value-type="float" table:style-name="ce12" office:value="1183" office:value-type="float">
            <text:p>11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float" table:style-name="ce9" office:value="378" office:value-type="float">
            <text:p>378</text:p>
          </table:table-cell>
          <table:table-cell ns41:value-type="float" table:style-name="ce12" office:value="378" office:value-type="float">
            <text:p>3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float" table:style-name="ce9" office:value="478" office:value-type="float">
            <text:p>478</text:p>
          </table:table-cell>
          <table:table-cell ns41:value-type="float" table:style-name="ce12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float" table:style-name="ce9" office:value="1867" office:value-type="float">
            <text:p>1867</text:p>
          </table:table-cell>
          <table:table-cell ns41:value-type="float" table:style-name="ce12" office:value="1780" office:value-type="float">
            <text:p>17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float" table:style-name="ce9" office:value="708" office:value-type="float">
            <text:p>708</text:p>
          </table:table-cell>
          <table:table-cell ns41:value-type="float" table:style-name="ce12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float" table:style-name="ce9" office:value="478" office:value-type="float">
            <text:p>478</text:p>
          </table:table-cell>
          <table:table-cell ns41:value-type="float" table:style-name="ce12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float" table:style-name="ce9" office:value="309" office:value-type="float">
            <text:p>309</text:p>
          </table:table-cell>
          <table:table-cell ns41:value-type="float" table:style-name="ce12" office:value="291" office:value-type="float">
            <text:p>2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float" table:style-name="ce9" office:value="199" office:value-type="float">
            <text:p>199</text:p>
          </table:table-cell>
          <table:table-cell ns41:value-type="float" table:style-name="ce12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float" table:style-name="ce9" office:value="255" office:value-type="float">
            <text:p>255</text:p>
          </table:table-cell>
          <table:table-cell ns41:value-type="float" table:style-name="ce12" office:value="230" office:value-type="float">
            <text:p>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float" table:style-name="ce9" office:value="204" office:value-type="float">
            <text:p>204</text:p>
          </table:table-cell>
          <table:table-cell ns41:value-type="float" table:style-name="ce12" office:value="184" office:value-type="float">
            <text:p>1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float" table:style-name="ce9" office:value="219" office:value-type="float">
            <text:p>219</text:p>
          </table:table-cell>
          <table:table-cell ns41:value-type="float" table:style-name="ce12" office:value="253" office:value-type="float">
            <text:p>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float" table:style-name="ce9" office:value="6919" office:value-type="float">
            <text:p>6919</text:p>
          </table:table-cell>
          <table:table-cell ns41:value-type="float" table:style-name="ce12" office:value="7434" office:value-type="float">
            <text:p>7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float" table:style-name="ce9" office:value="833" office:value-type="float">
            <text:p>833</text:p>
          </table:table-cell>
          <table:table-cell ns41:value-type="float" table:style-name="ce12" office:value="777" office:value-type="float">
            <text:p>7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polder, 's-</text:p>
          </table:table-cell>
          <table:table-cell ns41:value-type="float" table:style-name="ce9" office:value="709" office:value-type="float">
            <text:p>709</text:p>
          </table:table-cell>
          <table:table-cell ns41:value-type="float" table:style-name="ce12" office:value="678" office:value-type="float">
            <text:p>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float" table:style-name="ce9" office:value="1053" office:value-type="float">
            <text:p>1053</text:p>
          </table:table-cell>
          <table:table-cell ns41:value-type="float" table:style-name="ce12" office:value="1025" office:value-type="float">
            <text:p>10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float" table:style-name="ce9" office:value="439" office:value-type="float">
            <text:p>439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float" table:style-name="ce9" office:value="1029" office:value-type="float">
            <text:p>1029</text:p>
          </table:table-cell>
          <table:table-cell ns41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-Abtskerke, 's-</text:p>
          </table:table-cell>
          <table:table-cell ns41:value-type="float" table:style-name="ce9" office:value="221" office:value-type="float">
            <text:p>221</text:p>
          </table:table-cell>
          <table:table-cell ns41:value-type="float" table:style-name="ce12" office:value="211" office:value-type="float">
            <text:p>2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-Arendskerke, 's-</text:p>
          </table:table-cell>
          <table:table-cell ns41:value-type="float" table:style-name="ce9" office:value="2404" office:value-type="float">
            <text:p>2404</text:p>
          </table:table-cell>
          <table:table-cell ns41:value-type="float" table:style-name="ce12" office:value="2316" office:value-type="float">
            <text:p>23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nhoek, 's-</text:p>
          </table:table-cell>
          <table:table-cell ns41:value-type="float" table:style-name="ce9" office:value="751" office:value-type="float">
            <text:p>751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float" table:style-name="ce9" office:value="1035" office:value-type="float">
            <text:p>1035</text:p>
          </table:table-cell>
          <table:table-cell ns41:value-type="float" table:style-name="ce12" office:value="1051" office:value-type="float">
            <text:p>10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float" table:style-name="ce9" office:value="829" office:value-type="float">
            <text:p>829</text:p>
          </table:table-cell>
          <table:table-cell ns41:value-type="float" table:style-name="ce12" office:value="818" office:value-type="float">
            <text:p>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float" table:style-name="ce9" office:value="1315" office:value-type="float">
            <text:p>1315</text:p>
          </table:table-cell>
          <table:table-cell ns41:value-type="float" table:style-name="ce12" office:value="1236" office:value-type="float">
            <text:p>1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float" table:style-name="ce9" office:value="2760" office:value-type="float">
            <text:p>2760</text:p>
          </table:table-cell>
          <table:table-cell ns41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float" table:style-name="ce9" office:value="669" office:value-type="float">
            <text:p>669</text:p>
          </table:table-cell>
          <table:table-cell ns41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float" table:style-name="ce9" office:value="2341" office:value-type="float">
            <text:p>2341</text:p>
          </table:table-cell>
          <table:table-cell ns41:value-type="float" table:style-name="ce12" office:value="2589" office:value-type="float">
            <text:p>25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float" table:style-name="ce9" office:value="2092" office:value-type="float">
            <text:p>2092</text:p>
          </table:table-cell>
          <table:table-cell ns41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float" table:style-name="ce9" office:value="555" office:value-type="float">
            <text:p>555</text:p>
          </table:table-cell>
          <table:table-cell ns41:value-type="float" table:style-name="ce12" office:value="531" office:value-type="float">
            <text:p>5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float" table:style-name="ce9" office:value="340" office:value-type="float">
            <text:p>340</text:p>
          </table:table-cell>
          <table:table-cell ns41:value-type="float" table:style-name="ce12" office:value="326" office:value-type="float">
            <text:p>3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float" table:style-name="ce9" office:value="987" office:value-type="float">
            <text:p>987</text:p>
          </table:table-cell>
          <table:table-cell ns41:value-type="float" table:style-name="ce12" office:value="1014" office:value-type="float">
            <text:p>10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float" table:style-name="ce9" office:value="1311" office:value-type="float">
            <text:p>1311</text:p>
          </table:table-cell>
          <table:table-cell ns41:value-type="float" table:style-name="ce12" office:value="1239" office:value-type="float">
            <text:p>1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float" table:style-name="ce9" office:value="1811" office:value-type="float">
            <text:p>1811</text:p>
          </table:table-cell>
          <table:table-cell ns41:value-type="float" table:style-name="ce12" office:value="1758" office:value-type="float">
            <text:p>17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float" table:style-name="ce9" office:value="1305" office:value-type="float">
            <text:p>1305</text:p>
          </table:table-cell>
          <table:table-cell ns41:value-type="float" table:style-name="ce12" office:value="1314" office:value-type="float">
            <text:p>13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float" table:style-name="ce9" office:value="1353" office:value-type="float">
            <text:p>1353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float" table:style-name="ce9" office:value="2445" office:value-type="float">
            <text:p>2445</text:p>
          </table:table-cell>
          <table:table-cell ns41:value-type="float" table:style-name="ce12" office:value="2392" office:value-type="float">
            <text:p>23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float" table:style-name="ce9" office:value="372" office:value-type="float">
            <text:p>372</text:p>
          </table:table-cell>
          <table:table-cell ns41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float" table:style-name="ce9" office:value="10684" office:value-type="float">
            <text:p>10684</text:p>
          </table:table-cell>
          <table:table-cell ns41:value-type="float" table:style-name="ce12" office:value="11284" office:value-type="float">
            <text:p>112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float" table:style-name="ce9" office:value="803" office:value-type="float">
            <text:p>803</text:p>
          </table:table-cell>
          <table:table-cell ns41:value-type="float" table:style-name="ce12" office:value="767" office:value-type="float">
            <text:p>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en St. Joosland</text:p>
          </table:table-cell>
          <table:table-cell ns41:value-type="float" table:style-name="ce9" office:value="640" office:value-type="float">
            <text:p>640</text:p>
          </table:table-cell>
          <table:table-cell ns41:value-type="float" table:style-name="ce12" office:value="609" office:value-type="float">
            <text:p>6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float" table:style-name="ce9" office:value="252" office:value-type="float">
            <text:p>252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float" table:style-name="ce9" office:value="324" office:value-type="float">
            <text:p>324</text:p>
          </table:table-cell>
          <table:table-cell ns41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float" table:style-name="ce9" office:value="441" office:value-type="float">
            <text:p>441</text:p>
          </table:table-cell>
          <table:table-cell ns41:value-type="float" table:style-name="ce12" office:value="464" office:value-type="float">
            <text:p>4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float" table:style-name="ce9" office:value="173" office:value-type="float">
            <text:p>173</text:p>
          </table:table-cell>
          <table:table-cell ns41:value-type="float" table:style-name="ce12" office:value="149" office:value-type="float">
            <text:p>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float" table:style-name="ce9" office:value="1816" office:value-type="float">
            <text:p>1816</text:p>
          </table:table-cell>
          <table:table-cell ns41:value-type="float" table:style-name="ce12" office:value="2011" office:value-type="float">
            <text:p>20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float" table:style-name="ce9" office:value="907" office:value-type="float">
            <text:p>907</text:p>
          </table:table-cell>
          <table:table-cell ns41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hapelle</text:p>
          </table:table-cell>
          <table:table-cell ns41:value-type="float" table:style-name="ce9" office:value="867" office:value-type="float">
            <text:p>867</text:p>
          </table:table-cell>
          <table:table-cell ns41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-en West-Souburg</text:p>
          </table:table-cell>
          <table:table-cell ns41:value-type="float" table:style-name="ce9" office:value="3468" office:value-type="float">
            <text:p>3468</text:p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float" table:style-name="ce9" office:value="364" office:value-type="float">
            <text:p>364</text:p>
          </table:table-cell>
          <table:table-cell ns41:value-type="float" table:style-name="ce12" office:value="374" office:value-type="float">
            <text:p>3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float" table:style-name="ce9" office:value="1102" office:value-type="float">
            <text:p>1102</text:p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float" table:style-name="ce9" office:value="228" office:value-type="float">
            <text:p>228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float" table:style-name="ce9" office:value="152" office:value-type="float">
            <text:p>152</text:p>
          </table:table-cell>
          <table:table-cell ns41:value-type="float" table:style-name="ce12" office:value="156" office:value-type="float">
            <text:p>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float" table:style-name="ce9" office:value="725" office:value-type="float">
            <text:p>725</text:p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float" table:style-name="ce9" office:value="634" office:value-type="float">
            <text:p>634</text:p>
          </table:table-cell>
          <table:table-cell ns41:value-type="float" table:style-name="ce12" office:value="625" office:value-type="float">
            <text:p>6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float" table:style-name="ce9" office:value="851" office:value-type="float">
            <text:p>851</text:p>
          </table:table-cell>
          <table:table-cell ns41:value-type="float" table:style-name="ce12" office:value="778" office:value-type="float">
            <text:p>7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float" table:style-name="ce9" office:value="527" office:value-type="float">
            <text:p>527</text:p>
          </table:table-cell>
          <table:table-cell ns41:value-type="float" table:style-name="ce12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float" table:style-name="ce9" office:value="302" office:value-type="float">
            <text:p>302</text:p>
          </table:table-cell>
          <table:table-cell ns41:value-type="float" table:style-name="ce12" office:value="266" office:value-type="float">
            <text:p>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float" table:style-name="ce9" office:value="1130" office:value-type="float">
            <text:p>1130</text:p>
          </table:table-cell>
          <table:table-cell ns41:value-type="float" table:style-name="ce12" office:value="1109" office:value-type="float">
            <text:p>11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float" table:style-name="ce9" office:value="290" office:value-type="float">
            <text:p>290</text:p>
          </table:table-cell>
          <table:table-cell ns41:value-type="float" table:style-name="ce12" office:value="264" office:value-type="float">
            <text:p>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float" table:style-name="ce9" office:value="2029" office:value-type="float">
            <text:p>2029</text:p>
          </table:table-cell>
          <table:table-cell ns41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float" table:style-name="ce9" office:value="649" office:value-type="float">
            <text:p>649</text:p>
          </table:table-cell>
          <table:table-cell ns41:value-type="float" table:style-name="ce12" office:value="633" office:value-type="float">
            <text:p>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float" table:style-name="ce9" office:value="1010" office:value-type="float">
            <text:p>1010</text:p>
          </table:table-cell>
          <table:table-cell ns41:value-type="float" table:style-name="ce12" office:value="1004" office:value-type="float">
            <text:p>10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Sch.)</text:p>
          </table:table-cell>
          <table:table-cell ns41:value-type="float" table:style-name="ce9" office:value="97" office:value-type="float">
            <text:p>97</text:p>
          </table:table-cell>
          <table:table-cell ns41:value-type="float" table:style-name="ce12" office:value="83" office:value-type="float">
            <text:p>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W)</text:p>
          </table:table-cell>
          <table:table-cell ns41:value-type="float" table:style-name="ce9" office:value="840" office:value-type="float">
            <text:p>840</text:p>
          </table:table-cell>
          <table:table-cell ns41:value-type="float" table:style-name="ce12" office:value="865" office:value-type="float">
            <text:p>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float" table:style-name="ce9" office:value="1368" office:value-type="float">
            <text:p>1368</text:p>
          </table:table-cell>
          <table:table-cell ns41:value-type="float" table:style-name="ce12" office:value="1350" office:value-type="float">
            <text:p>13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float" table:style-name="ce9" office:value="2220" office:value-type="float">
            <text:p>2220</text:p>
          </table:table-cell>
          <table:table-cell ns41:value-type="float" table:style-name="ce12" office:value="2122" office:value-type="float">
            <text:p>21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float" table:style-name="ce9" office:value="718" office:value-type="float">
            <text:p>718</text:p>
          </table:table-cell>
          <table:table-cell ns41:value-type="float" table:style-name="ce12" office:value="700" office:value-type="float">
            <text:p>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float" table:style-name="ce9" office:value="1383" office:value-type="float">
            <text:p>1383</text:p>
          </table:table-cell>
          <table:table-cell ns41:value-type="float" table:style-name="ce12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float" table:style-name="ce9" office:value="1092" office:value-type="float">
            <text:p>1092</text:p>
          </table:table-cell>
          <table:table-cell ns41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float" table:style-name="ce9" office:value="1325" office:value-type="float">
            <text:p>1325</text:p>
          </table:table-cell>
          <table:table-cell ns41:value-type="float" table:style-name="ce12" office:value="1298" office:value-type="float">
            <text:p>12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float" table:style-name="ce9" office:value="816" office:value-type="float">
            <text:p>816</text:p>
          </table:table-cell>
          <table:table-cell ns41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float" table:style-name="ce9" office:value="7279" office:value-type="float">
            <text:p>7279</text:p>
          </table:table-cell>
          <table:table-cell ns41:value-type="float" table:style-name="ce12" office:value="7387" office:value-type="float">
            <text:p>73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float" table:style-name="ce9" office:value="1607" office:value-type="float">
            <text:p>1607</text:p>
          </table:table-cell>
          <table:table-cell ns41:value-type="float" table:style-name="ce12" office:value="1682" office:value-type="float">
            <text:p>16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float" table:style-name="ce9" office:value="528" office:value-type="float">
            <text:p>528</text:p>
          </table:table-cell>
          <table:table-cell ns41:value-type="float" table:style-name="ce12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float" table:style-name="ce9" office:value="14199" office:value-type="float">
            <text:p>14199</text:p>
          </table:table-cell>
          <table:table-cell ns41:value-type="float" table:style-name="ce12" office:value="13949" office:value-type="float">
            <text:p>139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float" table:style-name="ce9" office:value="1961" office:value-type="float">
            <text:p>1961</text:p>
          </table:table-cell>
          <table:table-cell ns41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float" table:style-name="ce9" office:value="496" office:value-type="float">
            <text:p>496</text:p>
          </table:table-cell>
          <table:table-cell ns41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float" table:style-name="ce9" office:value="526" office:value-type="float">
            <text:p>526</text:p>
          </table:table-cell>
          <table:table-cell ns41:value-type="float" table:style-name="ce12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float" table:style-name="ce9" office:value="265" office:value-type="float">
            <text:p>265</text:p>
          </table:table-cell>
          <table:table-cell ns41:value-type="float" table:style-name="ce12" office:value="253" office:value-type="float">
            <text:p>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float" table:style-name="ce9" office:value="1336" office:value-type="float">
            <text:p>1336</text:p>
          </table:table-cell>
          <table:table-cell ns41:value-type="float" table:style-name="ce12" office:value="1257" office:value-type="float">
            <text:p>1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float" table:style-name="ce9" office:value="1138" office:value-type="float">
            <text:p>1138</text:p>
          </table:table-cell>
          <table:table-cell ns41:value-type="float" table:style-name="ce12" office:value="1156" office:value-type="float">
            <text:p>1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float" table:style-name="ce9" office:value="1183" office:value-type="float">
            <text:p>1183</text:p>
          </table:table-cell>
          <table:table-cell ns41:value-type="float" table:style-name="ce12" office:value="1166" office:value-type="float">
            <text:p>1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sekerke</text:p>
            <office:annotation>
              <text:p>http://purl.org/linked-data/sdmx/2009/dimension#refArea=http://www.gemeentegeschiedenis.nl/amco/11436</text:p>
            </office:annotation>
          </table:table-cell>
          <table:table-cell ns41:value-type="float" table:style-name="ce9" office:value="1733" office:value-type="float">
            <text:p>1733</text:p>
          </table:table-cell>
          <table:table-cell ns41:value-type="float" table:style-name="ce12" office:value="1653" office:value-type="float">
            <text:p>1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float" table:style-name="ce9" office:value="1259" office:value-type="float">
            <text:p>1259</text:p>
          </table:table-cell>
          <table:table-cell ns41:value-type="float" table:style-name="ce12" office:value="1243" office:value-type="float">
            <text:p>12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float" table:style-name="ce9" office:value="2534" office:value-type="float">
            <text:p>2534</text:p>
          </table:table-cell>
          <table:table-cell ns41:value-type="float" table:style-name="ce12" office:value="2480" office:value-type="float">
            <text:p>24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float" table:style-name="ce9" office:value="1417" office:value-type="float">
            <text:p>1417</text:p>
          </table:table-cell>
          <table:table-cell ns41:value-type="float" table:style-name="ce12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float" table:style-name="ce9" office:value="1687" office:value-type="float">
            <text:p>1687</text:p>
          </table:table-cell>
          <table:table-cell ns41:value-type="float" table:style-name="ce12" office:value="1634" office:value-type="float">
            <text:p>16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float" table:style-name="ce9" office:value="3560" office:value-type="float">
            <text:p>3560</text:p>
          </table:table-cell>
          <table:table-cell ns41:value-type="float" table:style-name="ce12" office:value="3663" office:value-type="float">
            <text:p>3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float" table:style-name="ce9" office:value="385" office:value-type="float">
            <text:p>385</text:p>
          </table:table-cell>
          <table:table-cell ns41:value-type="float" table:style-name="ce12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float" table:style-name="ce9" office:value="506" office:value-type="float">
            <text:p>506</text:p>
          </table:table-cell>
          <table:table-cell ns41:value-type="float" table:style-name="ce12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float" table:style-name="ce9" office:value="419" office:value-type="float">
            <text:p>419</text:p>
          </table:table-cell>
          <table:table-cell ns41:value-type="float" table:style-name="ce12" office:value="429" office:value-type="float">
            <text:p>4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float" table:style-name="ce9" office:value="433" office:value-type="float">
            <text:p>433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float" table:style-name="ce9" office:value="1690" office:value-type="float">
            <text:p>1690</text:p>
          </table:table-cell>
          <table:table-cell ns41:value-type="float" table:style-name="ce12" office:value="2098" office:value-type="float">
            <text:p>2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em c.a.</text:p>
            <office:annotation>
              <text:p>http://purl.org/linked-data/sdmx/2009/dimension#refArea=http://www.gemeentegeschiedenis.nl/amco/10495</text:p>
            </office:annotation>
          </table:table-cell>
          <table:table-cell ns41:value-type="float" table:style-name="ce9" office:value="774" office:value-type="float">
            <text:p>774</text:p>
          </table:table-cell>
          <table:table-cell ns41:value-type="float" table:style-name="ce12" office:value="717" office:value-type="float">
            <text:p>7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float" table:style-name="ce9" office:value="2338" office:value-type="float">
            <text:p>2338</text:p>
          </table:table-cell>
          <table:table-cell ns41:value-type="float" table:style-name="ce12" office:value="2290" office:value-type="float">
            <text:p>22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c.a.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float" table:style-name="ce9" office:value="1897" office:value-type="float">
            <text:p>1897</text:p>
          </table:table-cell>
          <table:table-cell ns41:value-type="float" table:style-name="ce12" office:value="1858" office:value-type="float">
            <text:p>18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el c.a.</text:p>
          </table:table-cell>
          <table:table-cell ns41:value-type="float" table:style-name="ce9" office:value="676" office:value-type="float">
            <text:p>676</text:p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ten c.a.</text:p>
          </table:table-cell>
          <table:table-cell ns41:value-type="float" table:style-name="ce9" office:value="4473" office:value-type="float">
            <text:p>4473</text:p>
          </table:table-cell>
          <table:table-cell ns41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float" table:style-name="ce9" office:value="2378" office:value-type="float">
            <text:p>2378</text:p>
          </table:table-cell>
          <table:table-cell ns41:value-type="float" table:style-name="ce12" office:value="1978" office:value-type="float">
            <text:p>19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float" table:style-name="ce9" office:value="2930" office:value-type="float">
            <text:p>2930</text:p>
          </table:table-cell>
          <table:table-cell ns41:value-type="float" table:style-name="ce12" office:value="2621" office:value-type="float">
            <text:p>26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en Donk</text:p>
          </table:table-cell>
          <table:table-cell ns41:value-type="float" table:style-name="ce9" office:value="2465" office:value-type="float">
            <text:p>2465</text:p>
          </table:table-cell>
          <table:table-cell ns41:value-type="float" table:style-name="ce12" office:value="2356" office:value-type="float">
            <text:p>23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float" table:style-name="ce9" office:value="1143" office:value-type="float">
            <text:p>1143</text:p>
          </table:table-cell>
          <table:table-cell ns41:value-type="float" table:style-name="ce12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float" table:style-name="ce9" office:value="17070" office:value-type="float">
            <text:p>17070</text:p>
          </table:table-cell>
          <table:table-cell ns41:value-type="float" table:style-name="ce12" office:value="16785" office:value-type="float">
            <text:p>167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float" table:style-name="ce9" office:value="2960" office:value-type="float">
            <text:p>2960</text:p>
          </table:table-cell>
          <table:table-cell ns41:value-type="float" table:style-name="ce12" office:value="2703" office:value-type="float">
            <text:p>27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float" table:style-name="ce9" office:value="1805" office:value-type="float">
            <text:p>1805</text:p>
          </table:table-cell>
          <table:table-cell ns41:value-type="float" table:style-name="ce12" office:value="1677" office:value-type="float">
            <text:p>16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</text:p>
          </table:table-cell>
          <table:table-cell ns41:value-type="float" table:style-name="ce9" office:value="1658" office:value-type="float">
            <text:p>1658</text:p>
          </table:table-cell>
          <table:table-cell ns41:value-type="float" table:style-name="ce12" office:value="1662" office:value-type="float">
            <text:p>16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float" table:style-name="ce9" office:value="2530" office:value-type="float">
            <text:p>2530</text:p>
          </table:table-cell>
          <table:table-cell ns41:value-type="float" table:style-name="ce12" office:value="2501" office:value-type="float">
            <text:p>25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float" table:style-name="ce9" office:value="4875" office:value-type="float">
            <text:p>4875</text:p>
          </table:table-cell>
          <table:table-cell ns41:value-type="float" table:style-name="ce12" office:value="4752" office:value-type="float">
            <text:p>47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float" table:style-name="ce9" office:value="2311" office:value-type="float">
            <text:p>2311</text:p>
          </table:table-cell>
          <table:table-cell ns41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float" table:style-name="ce9" office:value="3065" office:value-type="float">
            <text:p>3065</text:p>
          </table:table-cell>
          <table:table-cell ns41:value-type="float" table:style-name="ce12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float" table:style-name="ce9" office:value="4060" office:value-type="float">
            <text:p>4060</text:p>
          </table:table-cell>
          <table:table-cell ns41:value-type="float" table:style-name="ce12" office:value="4450" office:value-type="float">
            <text:p>4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float" table:style-name="ce9" office:value="8074" office:value-type="float">
            <text:p>8074</text:p>
          </table:table-cell>
          <table:table-cell ns41:value-type="float" table:style-name="ce12" office:value="7681" office:value-type="float">
            <text:p>7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float" table:style-name="ce9" office:value="49754" office:value-type="float">
            <text:p>49754</text:p>
          </table:table-cell>
          <table:table-cell ns41:value-type="float" table:style-name="ce12" office:value="52027" office:value-type="float">
            <text:p>520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float" table:style-name="ce9" office:value="3949" office:value-type="float">
            <text:p>3949</text:p>
          </table:table-cell>
          <table:table-cell ns41:value-type="float" table:style-name="ce12" office:value="3733" office:value-type="float">
            <text:p>37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float" table:style-name="ce9" office:value="1299" office:value-type="float">
            <text:p>1299</text:p>
          </table:table-cell>
          <table:table-cell ns41:value-type="float" table:style-name="ce12" office:value="1275" office:value-type="float">
            <text:p>1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uyk en St. Agatha</text:p>
          </table:table-cell>
          <table:table-cell ns41:value-type="float" table:style-name="ce9" office:value="3418" office:value-type="float">
            <text:p>3418</text:p>
          </table:table-cell>
          <table:table-cell ns41:value-type="float" table:style-name="ce12" office:value="3204" office:value-type="float">
            <text:p>32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float" table:style-name="ce9" office:value="9259" office:value-type="float">
            <text:p>9259</text:p>
          </table:table-cell>
          <table:table-cell ns41:value-type="float" table:style-name="ce12" office:value="8775" office:value-type="float">
            <text:p>87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float" table:style-name="ce9" office:value="1157" office:value-type="float">
            <text:p>1157</text:p>
          </table:table-cell>
          <table:table-cell ns41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teloord en Prins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float" table:style-name="ce9" office:value="2318" office:value-type="float">
            <text:p>2318</text:p>
          </table:table-cell>
          <table:table-cell ns41:value-type="float" table:style-name="ce12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float" table:style-name="ce9" office:value="1438" office:value-type="float">
            <text:p>1438</text:p>
          </table:table-cell>
          <table:table-cell ns41:value-type="float" table:style-name="ce12" office:value="1380" office:value-type="float">
            <text:p>13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float" table:style-name="ce9" office:value="6676" office:value-type="float">
            <text:p>6676</text:p>
          </table:table-cell>
          <table:table-cell ns41:value-type="float" table:style-name="ce12" office:value="6726" office:value-type="float">
            <text:p>67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float" table:style-name="ce9" office:value="3294" office:value-type="float">
            <text:p>3294</text:p>
          </table:table-cell>
          <table:table-cell ns41:value-type="float" table:style-name="ce12" office:value="3245" office:value-type="float">
            <text:p>32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float" table:style-name="ce9" office:value="1313" office:value-type="float">
            <text:p>1313</text:p>
          </table:table-cell>
          <table:table-cell ns41:value-type="float" table:style-name="ce12" office:value="1341" office:value-type="float">
            <text:p>1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ssen c.a.</text:p>
          </table:table-cell>
          <table:table-cell ns41:value-type="float" table:style-name="ce9" office:value="2298" office:value-type="float">
            <text:p>2298</text:p>
          </table:table-cell>
          <table:table-cell ns41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float" table:style-name="ce9" office:value="2422" office:value-type="float">
            <text:p>2422</text:p>
          </table:table-cell>
          <table:table-cell ns41:value-type="float" table:style-name="ce12" office:value="2364" office:value-type="float">
            <text:p>23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float" table:style-name="ce9" office:value="1567" office:value-type="float">
            <text:p>1567</text:p>
          </table:table-cell>
          <table:table-cell ns41:value-type="float" table:style-name="ce12" office:value="1458" office:value-type="float">
            <text:p>1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float" table:style-name="ce9" office:value="79729" office:value-type="float">
            <text:p>79729</text:p>
          </table:table-cell>
          <table:table-cell ns41:value-type="float" table:style-name="ce12" office:value="77892" office:value-type="float">
            <text:p>778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pelen Meerwijk</text:p>
          </table:table-cell>
          <table:table-cell ns41:value-type="float" table:style-name="ce9" office:value="502" office:value-type="float">
            <text:p>502</text:p>
          </table:table-cell>
          <table:table-cell ns41:value-type="float" table:style-name="ce12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float" table:style-name="ce9" office:value="423" office:value-type="float">
            <text:p>423</text:p>
          </table:table-cell>
          <table:table-cell ns41:value-type="float" table:style-name="ce12" office:value="415" office:value-type="float">
            <text:p>4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float" table:style-name="ce9" office:value="2098" office:value-type="float">
            <text:p>2098</text:p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float" table:style-name="ce9" office:value="508" office:value-type="float">
            <text:p>508</text:p>
          </table:table-cell>
          <table:table-cell ns41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tten Leur</text:p>
          </table:table-cell>
          <table:table-cell ns41:value-type="float" table:style-name="ce9" office:value="6071" office:value-type="float">
            <text:p>6071</text:p>
          </table:table-cell>
          <table:table-cell ns41:value-type="float" table:style-name="ce12" office:value="6934" office:value-type="float">
            <text:p>6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ijnaart en Heiningen</text:p>
          </table:table-cell>
          <table:table-cell ns41:value-type="float" table:style-name="ce9" office:value="2574" office:value-type="float">
            <text:p>2574</text:p>
          </table:table-cell>
          <table:table-cell ns41:value-type="float" table:style-name="ce12" office:value="2530" office:value-type="float">
            <text:p>25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float" table:style-name="ce9" office:value="2264" office:value-type="float">
            <text:p>2264</text:p>
          </table:table-cell>
          <table:table-cell ns41:value-type="float" table:style-name="ce12" office:value="2206" office:value-type="float">
            <text:p>2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float" table:style-name="ce9" office:value="1382" office:value-type="float">
            <text:p>1382</text:p>
          </table:table-cell>
          <table:table-cell ns41:value-type="float" table:style-name="ce12" office:value="1337" office:value-type="float">
            <text:p>13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float" table:style-name="ce9" office:value="8567" office:value-type="float">
            <text:p>8567</text:p>
          </table:table-cell>
          <table:table-cell ns41:value-type="float" table:style-name="ce12" office:value="8446" office:value-type="float">
            <text:p>8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float" table:style-name="ce9" office:value="5886" office:value-type="float">
            <text:p>5886</text:p>
          </table:table-cell>
          <table:table-cell ns41:value-type="float" table:style-name="ce12" office:value="5434" office:value-type="float">
            <text:p>5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float" table:style-name="ce9" office:value="390" office:value-type="float">
            <text:p>390</text:p>
          </table:table-cell>
          <table:table-cell ns41:value-type="float" table:style-name="ce12" office:value="321" office:value-type="float">
            <text:p>3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lze en Re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float" table:style-name="ce9" office:value="7300" office:value-type="float">
            <text:p>7300</text:p>
          </table:table-cell>
          <table:table-cell ns41:value-type="float" table:style-name="ce12" office:value="6756" office:value-type="float">
            <text:p>67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float" table:style-name="ce9" office:value="4305" office:value-type="float">
            <text:p>4305</text:p>
          </table:table-cell>
          <table:table-cell ns41:value-type="float" table:style-name="ce12" office:value="4186" office:value-type="float">
            <text:p>41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float" table:style-name="ce9" office:value="2699" office:value-type="float">
            <text:p>2699</text:p>
          </table:table-cell>
          <table:table-cell ns41:value-type="float" table:style-name="ce12" office:value="2839" office:value-type="float">
            <text:p>2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moer, 's-</text:p>
          </table:table-cell>
          <table:table-cell ns41:value-type="float" table:style-name="ce9" office:value="751" office:value-type="float">
            <text:p>751</text:p>
          </table:table-cell>
          <table:table-cell ns41:value-type="float" table:style-name="ce12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float" table:style-name="ce9" office:value="1618" office:value-type="float">
            <text:p>1618</text:p>
          </table:table-cell>
          <table:table-cell ns41:value-type="float" table:style-name="ce12" office:value="1465" office:value-type="float">
            <text:p>1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float" table:style-name="ce9" office:value="4199" office:value-type="float">
            <text:p>4199</text:p>
          </table:table-cell>
          <table:table-cell ns41:value-type="float" table:style-name="ce12" office:value="4071" office:value-type="float">
            <text:p>40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float" table:style-name="ce9" office:value="1008" office:value-type="float">
            <text:p>1008</text:p>
          </table:table-cell>
          <table:table-cell ns41:value-type="float" table:style-name="ce12" office:value="1002" office:value-type="float">
            <text:p>1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float" table:style-name="ce9" office:value="2615" office:value-type="float">
            <text:p>2615</text:p>
          </table:table-cell>
          <table:table-cell ns41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float" table:style-name="ce9" office:value="1252" office:value-type="float">
            <text:p>1252</text:p>
          </table:table-cell>
          <table:table-cell ns41:value-type="float" table:style-name="ce12" office:value="1094" office:value-type="float">
            <text:p>10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float" table:style-name="ce9" office:value="2502" office:value-type="float">
            <text:p>2502</text:p>
          </table:table-cell>
          <table:table-cell ns41:value-type="float" table:style-name="ce12" office:value="2419" office:value-type="float">
            <text:p>2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float" table:style-name="ce9" office:value="20387" office:value-type="float">
            <text:p>20387</text:p>
          </table:table-cell>
          <table:table-cell ns41:value-type="float" table:style-name="ce12" office:value="20501" office:value-type="float">
            <text:p>205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float" table:style-name="ce9" office:value="1502" office:value-type="float">
            <text:p>1502</text:p>
          </table:table-cell>
          <table:table-cell ns41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togenbosch, 's-</text:p>
          </table:table-cell>
          <table:table-cell ns41:value-type="float" table:style-name="ce9" office:value="33073" office:value-type="float">
            <text:p>33073</text:p>
          </table:table-cell>
          <table:table-cell ns41:value-type="float" table:style-name="ce12" office:value="34321" office:value-type="float">
            <text:p>343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9" office:value="1612" office:value-type="float">
            <text:p>1612</text:p>
          </table:table-cell>
          <table:table-cell ns41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float" table:style-name="ce9" office:value="2872" office:value-type="float">
            <text:p>2872</text:p>
          </table:table-cell>
          <table:table-cell ns41:value-type="float" table:style-name="ce12" office:value="2875" office:value-type="float">
            <text:p>28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float" table:style-name="ce9" office:value="2511" office:value-type="float">
            <text:p>2511</text:p>
          </table:table-cell>
          <table:table-cell ns41:value-type="float" table:style-name="ce12" office:value="2376" office:value-type="float">
            <text:p>23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loon c.a.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float" table:style-name="ce9" office:value="2096" office:value-type="float">
            <text:p>2096</text:p>
          </table:table-cell>
          <table:table-cell ns41:value-type="float" table:style-name="ce12" office:value="1944" office:value-type="float">
            <text:p>19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-en Lage Mierde</text:p>
          </table:table-cell>
          <table:table-cell ns41:value-type="float" table:style-name="ce9" office:value="1395" office:value-type="float">
            <text:p>1395</text:p>
          </table:table-cell>
          <table:table-cell ns41:value-type="float" table:style-name="ce12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-en Lage Zwaluwe</text:p>
          </table:table-cell>
          <table:table-cell ns41:value-type="float" table:style-name="ce9" office:value="2347" office:value-type="float">
            <text:p>2347</text:p>
          </table:table-cell>
          <table:table-cell ns41:value-type="float" table:style-name="ce12" office:value="2228" office:value-type="float">
            <text:p>22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float" table:style-name="ce9" office:value="972" office:value-type="float">
            <text:p>972</text:p>
          </table:table-cell>
          <table:table-cell ns41:value-type="float" table:style-name="ce12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float" table:style-name="ce9" office:value="2691" office:value-type="float">
            <text:p>2691</text:p>
          </table:table-cell>
          <table:table-cell ns41:value-type="float" table:style-name="ce12" office:value="2601" office:value-type="float">
            <text:p>2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float" table:style-name="ce9" office:value="1327" office:value-type="float">
            <text:p>1327</text:p>
          </table:table-cell>
          <table:table-cell ns41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float" table:style-name="ce9" office:value="1864" office:value-type="float">
            <text:p>1864</text:p>
          </table:table-cell>
          <table:table-cell ns41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float" table:style-name="ce9" office:value="1621" office:value-type="float">
            <text:p>1621</text:p>
          </table:table-cell>
          <table:table-cell ns41:value-type="float" table:style-name="ce12" office:value="1602" office:value-type="float">
            <text:p>16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float" table:style-name="ce9" office:value="7412" office:value-type="float">
            <text:p>7412</text:p>
          </table:table-cell>
          <table:table-cell ns41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uij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float" table:style-name="ce9" office:value="918" office:value-type="float">
            <text:p>918</text:p>
          </table:table-cell>
          <table:table-cell ns41:value-type="float" table:style-name="ce12" office:value="800" office:value-type="float">
            <text:p>8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float" table:style-name="ce9" office:value="2478" office:value-type="float">
            <text:p>2478</text:p>
          </table:table-cell>
          <table:table-cell ns41:value-type="float" table:style-name="ce12" office:value="1917" office:value-type="float">
            <text:p>19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float" table:style-name="ce9" office:value="3526" office:value-type="float">
            <text:p>3526</text:p>
          </table:table-cell>
          <table:table-cell ns41:value-type="float" table:style-name="ce12" office:value="3562" office:value-type="float">
            <text:p>35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gen c.a.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float" table:style-name="ce9" office:value="1253" office:value-type="float">
            <text:p>1253</text:p>
          </table:table-cell>
          <table:table-cell ns41:value-type="float" table:style-name="ce12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float" table:style-name="ce9" office:value="4108" office:value-type="float">
            <text:p>4108</text:p>
          </table:table-cell>
          <table:table-cell ns41:value-type="float" table:style-name="ce12" office:value="3933" office:value-type="float">
            <text:p>3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 en St.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float" table:style-name="ce9" office:value="3896" office:value-type="float">
            <text:p>3896</text:p>
          </table:table-cell>
          <table:table-cell ns41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float" table:style-name="ce9" office:value="1658" office:value-type="float">
            <text:p>1658</text:p>
          </table:table-cell>
          <table:table-cell ns41:value-type="float" table:style-name="ce12" office:value="1743" office:value-type="float">
            <text:p>17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float" table:style-name="ce9" office:value="3717" office:value-type="float">
            <text:p>3717</text:p>
          </table:table-cell>
          <table:table-cell ns41:value-type="float" table:style-name="ce12" office:value="3307" office:value-type="float">
            <text:p>33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float" table:style-name="ce9" office:value="853" office:value-type="float">
            <text:p>853</text:p>
          </table:table-cell>
          <table:table-cell ns41:value-type="float" table:style-name="ce12" office:value="802" office:value-type="float">
            <text:p>8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float" table:style-name="ce9" office:value="2103" office:value-type="float">
            <text:p>2103</text:p>
          </table:table-cell>
          <table:table-cell ns41:value-type="float" table:style-name="ce12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enen c.a.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float" table:style-name="ce9" office:value="3229" office:value-type="float">
            <text:p>3229</text:p>
          </table:table-cell>
          <table:table-cell ns41:value-type="float" table:style-name="ce12" office:value="3139" office:value-type="float">
            <text:p>31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float" table:style-name="ce9" office:value="1093" office:value-type="float">
            <text:p>1093</text:p>
          </table:table-cell>
          <table:table-cell ns41:value-type="float" table:style-name="ce12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float" table:style-name="ce9" office:value="890" office:value-type="float">
            <text:p>890</text:p>
          </table:table-cell>
          <table:table-cell ns41:value-type="float" table:style-name="ce12" office:value="834" office:value-type="float">
            <text:p>8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float" table:style-name="ce9" office:value="4049" office:value-type="float">
            <text:p>4049</text:p>
          </table:table-cell>
          <table:table-cell ns41:value-type="float" table:style-name="ce12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float" table:style-name="ce9" office:value="5212" office:value-type="float">
            <text:p>5212</text:p>
          </table:table-cell>
          <table:table-cell ns41:value-type="float" table:style-name="ce12" office:value="5472" office:value-type="float">
            <text:p>5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-West-en Middelbeers</text:p>
          </table:table-cell>
          <table:table-cell ns41:value-type="float" table:style-name="ce9" office:value="1279" office:value-type="float">
            <text:p>1279</text:p>
          </table:table-cell>
          <table:table-cell ns41:value-type="float" table:style-name="ce12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float" table:style-name="ce9" office:value="11559" office:value-type="float">
            <text:p>11559</text:p>
          </table:table-cell>
          <table:table-cell ns41:value-type="float" table:style-name="ce12" office:value="11304" office:value-type="float">
            <text:p>113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loo c.a.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float" table:style-name="ce9" office:value="2663" office:value-type="float">
            <text:p>2663</text:p>
          </table:table-cell>
          <table:table-cell ns41:value-type="float" table:style-name="ce12" office:value="2443" office:value-type="float">
            <text:p>2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float" table:style-name="ce9" office:value="13952" office:value-type="float">
            <text:p>13952</text:p>
          </table:table-cell>
          <table:table-cell ns41:value-type="float" table:style-name="ce12" office:value="13568" office:value-type="float">
            <text:p>135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float" table:style-name="ce9" office:value="2433" office:value-type="float">
            <text:p>2433</text:p>
          </table:table-cell>
          <table:table-cell ns41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float" table:style-name="ce9" office:value="4325" office:value-type="float">
            <text:p>4325</text:p>
          </table:table-cell>
          <table:table-cell ns41:value-type="float" table:style-name="ce12" office:value="3839" office:value-type="float">
            <text:p>3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en Nieuw-Gastel</text:p>
          </table:table-cell>
          <table:table-cell ns41:value-type="float" table:style-name="ce9" office:value="3930" office:value-type="float">
            <text:p>3930</text:p>
          </table:table-cell>
          <table:table-cell ns41:value-type="float" table:style-name="ce12" office:value="3608" office:value-type="float">
            <text:p>36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float" table:style-name="ce9" office:value="2373" office:value-type="float">
            <text:p>2373</text:p>
          </table:table-cell>
          <table:table-cell ns41:value-type="float" table:style-name="ce12" office:value="2180" office:value-type="float">
            <text:p>21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float" table:style-name="ce9" office:value="911" office:value-type="float">
            <text:p>911</text:p>
          </table:table-cell>
          <table:table-cell ns41:value-type="float" table:style-name="ce12" office:value="901" office:value-type="float">
            <text:p>9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float" table:style-name="ce9" office:value="4339" office:value-type="float">
            <text:p>4339</text:p>
          </table:table-cell>
          <table:table-cell ns41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float" table:style-name="ce9" office:value="2933" office:value-type="float">
            <text:p>2933</text:p>
          </table:table-cell>
          <table:table-cell ns41:value-type="float" table:style-name="ce12" office:value="2859" office:value-type="float">
            <text:p>28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float" table:style-name="ce9" office:value="2280" office:value-type="float">
            <text:p>2280</text:p>
          </table:table-cell>
          <table:table-cell ns41:value-type="float" table:style-name="ce12" office:value="2123" office:value-type="float">
            <text:p>21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float" table:style-name="ce9" office:value="559" office:value-type="float">
            <text:p>559</text:p>
          </table:table-cell>
          <table:table-cell ns41:value-type="float" table:style-name="ce12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float" table:style-name="ce9" office:value="18108" office:value-type="float">
            <text:p>18108</text:p>
          </table:table-cell>
          <table:table-cell ns41:value-type="float" table:style-name="ce12" office:value="17876" office:value-type="float">
            <text:p>178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float" table:style-name="ce9" office:value="3845" office:value-type="float">
            <text:p>3845</text:p>
          </table:table-cell>
          <table:table-cell ns41:value-type="float" table:style-name="ce12" office:value="4791" office:value-type="float">
            <text:p>47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ephen</text:p>
          </table:table-cell>
          <table:table-cell ns41:value-type="float" table:style-name="ce9" office:value="7033" office:value-type="float">
            <text:p>7033</text:p>
          </table:table-cell>
          <table:table-cell ns41:value-type="float" table:style-name="ce12" office:value="6391" office:value-type="float">
            <text:p>63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float" table:style-name="ce9" office:value="1801" office:value-type="float">
            <text:p>1801</text:p>
          </table:table-cell>
          <table:table-cell ns41:value-type="float" table:style-name="ce12" office:value="1781" office:value-type="float">
            <text:p>17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9" office:value="446" office:value-type="float">
            <text:p>446</text:p>
          </table:table-cell>
          <table:table-cell ns41:value-type="float" table:style-name="ce12" office:value="393" office:value-type="float">
            <text:p>3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yk</text:p>
          </table:table-cell>
          <table:table-cell ns41:value-type="float" table:style-name="ce9" office:value="2191" office:value-type="float">
            <text:p>2191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float" table:style-name="ce9" office:value="6323" office:value-type="float">
            <text:p>6323</text:p>
          </table:table-cell>
          <table:table-cell ns41:value-type="float" table:style-name="ce12" office:value="6541" office:value-type="float">
            <text:p>6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float" table:style-name="ce9" office:value="4513" office:value-type="float">
            <text:p>4513</text:p>
          </table:table-cell>
          <table:table-cell ns41:value-type="float" table:style-name="ce12" office:value="3678" office:value-type="float">
            <text:p>3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Oedenrode</text:p>
          </table:table-cell>
          <table:table-cell ns41:value-type="float" table:style-name="ce9" office:value="5236" office:value-type="float">
            <text:p>5236</text:p>
          </table:table-cell>
          <table:table-cell ns41:value-type="float" table:style-name="ce12" office:value="4829" office:value-type="float">
            <text:p>4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float" table:style-name="ce9" office:value="5420" office:value-type="float">
            <text:p>5420</text:p>
          </table:table-cell>
          <table:table-cell ns41:value-type="float" table:style-name="ce12" office:value="5083" office:value-type="float">
            <text:p>50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nen Breugel</text:p>
          </table:table-cell>
          <table:table-cell ns41:value-type="float" table:style-name="ce9" office:value="2449" office:value-type="float">
            <text:p>2449</text:p>
          </table:table-cell>
          <table:table-cell ns41:value-type="float" table:style-name="ce12" office:value="2238" office:value-type="float">
            <text:p>22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float" table:style-name="ce9" office:value="3109" office:value-type="float">
            <text:p>3109</text:p>
          </table:table-cell>
          <table:table-cell ns41:value-type="float" table:style-name="ce12" office:value="3098" office:value-type="float">
            <text:p>3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float" table:style-name="ce9" office:value="1171" office:value-type="float">
            <text:p>1171</text:p>
          </table:table-cell>
          <table:table-cell ns41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float" table:style-name="ce9" office:value="5957" office:value-type="float">
            <text:p>5957</text:p>
          </table:table-cell>
          <table:table-cell ns41:value-type="float" table:style-name="ce12" office:value="5526" office:value-type="float">
            <text:p>5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float" table:style-name="ce9" office:value="941" office:value-type="float">
            <text:p>941</text:p>
          </table:table-cell>
          <table:table-cell ns41:value-type="float" table:style-name="ce12" office:value="896" office:value-type="float">
            <text:p>8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float" table:style-name="ce9" office:value="2654" office:value-type="float">
            <text:p>2654</text:p>
          </table:table-cell>
          <table:table-cell ns41:value-type="float" table:style-name="ce12" office:value="2580" office:value-type="float">
            <text:p>25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float" table:style-name="ce9" office:value="65693" office:value-type="float">
            <text:p>65693</text:p>
          </table:table-cell>
          <table:table-cell ns41:value-type="float" table:style-name="ce12" office:value="65584" office:value-type="float">
            <text:p>65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float" table:style-name="ce9" office:value="7483" office:value-type="float">
            <text:p>7483</text:p>
          </table:table-cell>
          <table:table-cell ns41:value-type="float" table:style-name="ce12" office:value="6703" office:value-type="float">
            <text:p>67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float" table:style-name="ce9" office:value="3158" office:value-type="float">
            <text:p>3158</text:p>
          </table:table-cell>
          <table:table-cell ns41:value-type="float" table:style-name="ce12" office:value="2603" office:value-type="float">
            <text:p>26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float" table:style-name="ce9" office:value="8738" office:value-type="float">
            <text:p>8738</text:p>
          </table:table-cell>
          <table:table-cell ns41:value-type="float" table:style-name="ce12" office:value="8673" office:value-type="float">
            <text:p>86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float" table:style-name="ce9" office:value="739" office:value-type="float">
            <text:p>739</text:p>
          </table:table-cell>
          <table:table-cell ns41:value-type="float" table:style-name="ce12" office:value="661" office:value-type="float">
            <text:p>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float" table:style-name="ce9" office:value="5806" office:value-type="float">
            <text:p>5806</text:p>
          </table:table-cell>
          <table:table-cell ns41:value-type="float" table:style-name="ce12" office:value="6397" office:value-type="float">
            <text:p>6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float" table:style-name="ce9" office:value="7199" office:value-type="float">
            <text:p>7199</text:p>
          </table:table-cell>
          <table:table-cell ns41:value-type="float" table:style-name="ce12" office:value="7484" office:value-type="float">
            <text:p>7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ssem c.a.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float" table:style-name="ce9" office:value="1263" office:value-type="float">
            <text:p>1263</text:p>
          </table:table-cell>
          <table:table-cell ns41:value-type="float" table:style-name="ce12" office:value="1174" office:value-type="float">
            <text:p>11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float" table:style-name="ce9" office:value="2894" office:value-type="float">
            <text:p>2894</text:p>
          </table:table-cell>
          <table:table-cell ns41:value-type="float" table:style-name="ce12" office:value="2724" office:value-type="float">
            <text:p>2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float" table:style-name="ce9" office:value="4563" office:value-type="float">
            <text:p>4563</text:p>
          </table:table-cell>
          <table:table-cell ns41:value-type="float" table:style-name="ce12" office:value="4290" office:value-type="float">
            <text:p>42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float" table:style-name="ce9" office:value="9879" office:value-type="float">
            <text:p>9879</text:p>
          </table:table-cell>
          <table:table-cell ns41:value-type="float" table:style-name="ce12" office:value="9932" office:value-type="float">
            <text:p>9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float" table:style-name="ce9" office:value="4067" office:value-type="float">
            <text:p>4067</text:p>
          </table:table-cell>
          <table:table-cell ns41:value-type="float" table:style-name="ce12" office:value="3995" office:value-type="float">
            <text:p>39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float" table:style-name="ce9" office:value="8124" office:value-type="float">
            <text:p>8124</text:p>
          </table:table-cell>
          <table:table-cell ns41:value-type="float" table:style-name="ce12" office:value="7917" office:value-type="float">
            <text:p>79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float" table:style-name="ce9" office:value="1841" office:value-type="float">
            <text:p>1841</text:p>
          </table:table-cell>
          <table:table-cell ns41:value-type="float" table:style-name="ce12" office:value="1718" office:value-type="float">
            <text:p>17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float" table:style-name="ce9" office:value="1809" office:value-type="float">
            <text:p>1809</text:p>
          </table:table-cell>
          <table:table-cell ns41:value-type="float" table:style-name="ce12" office:value="1729" office:value-type="float">
            <text:p>17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float" table:style-name="ce9" office:value="4513" office:value-type="float">
            <text:p>4513</text:p>
          </table:table-cell>
          <table:table-cell ns41:value-type="float" table:style-name="ce12" office:value="4339" office:value-type="float">
            <text:p>43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float" table:style-name="ce9" office:value="574" office:value-type="float">
            <text:p>574</text:p>
          </table:table-cell>
          <table:table-cell ns41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float" table:style-name="ce9" office:value="1043" office:value-type="float">
            <text:p>1043</text:p>
          </table:table-cell>
          <table:table-cell ns41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float" table:style-name="ce9" office:value="2958" office:value-type="float">
            <text:p>2958</text:p>
          </table:table-cell>
          <table:table-cell ns41:value-type="float" table:style-name="ce12" office:value="2601" office:value-type="float">
            <text:p>2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float" table:style-name="ce9" office:value="985" office:value-type="float">
            <text:p>985</text:p>
          </table:table-cell>
          <table:table-cell ns41:value-type="float" table:style-name="ce12" office:value="948" office:value-type="float">
            <text:p>9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float" table:style-name="ce9" office:value="3094" office:value-type="float">
            <text:p>3094</text:p>
          </table:table-cell>
          <table:table-cell ns41:value-type="float" table:style-name="ce12" office:value="2943" office:value-type="float">
            <text:p>2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float" table:style-name="ce9" office:value="1510" office:value-type="float">
            <text:p>1510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float" table:style-name="ce9" office:value="2013" office:value-type="float">
            <text:p>2013</text:p>
          </table:table-cell>
          <table:table-cell ns41:value-type="float" table:style-name="ce12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float" table:style-name="ce9" office:value="4814" office:value-type="float">
            <text:p>4814</text:p>
          </table:table-cell>
          <table:table-cell ns41:value-type="float" table:style-name="ce12" office:value="4718" office:value-type="float">
            <text:p>47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float" table:style-name="ce9" office:value="5321" office:value-type="float">
            <text:p>5321</text:p>
          </table:table-cell>
          <table:table-cell ns41:value-type="float" table:style-name="ce12" office:value="4943" office:value-type="float">
            <text:p>4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bij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float" table:style-name="ce9" office:value="1418" office:value-type="float">
            <text:p>1418</text:p>
          </table:table-cell>
          <table:table-cell ns41:value-type="float" table:style-name="ce12" office:value="1472" office:value-type="float">
            <text:p>1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float" table:style-name="ce9" office:value="1528" office:value-type="float">
            <text:p>1528</text:p>
          </table:table-cell>
          <table:table-cell ns41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float" table:style-name="ce9" office:value="2736" office:value-type="float">
            <text:p>2736</text:p>
          </table:table-cell>
          <table:table-cell ns41:value-type="float" table:style-name="ce12" office:value="2434" office:value-type="float">
            <text:p>2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float" table:style-name="ce9" office:value="608" office:value-type="float">
            <text:p>608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float" table:style-name="ce9" office:value="573" office:value-type="float">
            <text:p>573</text:p>
          </table:table-cell>
          <table:table-cell ns41:value-type="float" table:style-name="ce12" office:value="526" office:value-type="float">
            <text:p>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float" table:style-name="ce9" office:value="4728" office:value-type="float">
            <text:p>4728</text:p>
          </table:table-cell>
          <table:table-cell ns41:value-type="float" table:style-name="ce12" office:value="4664" office:value-type="float">
            <text:p>46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float" table:style-name="ce9" office:value="3780" office:value-type="float">
            <text:p>3780</text:p>
          </table:table-cell>
          <table:table-cell ns41:value-type="float" table:style-name="ce12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float" table:style-name="ce9" office:value="1636" office:value-type="float">
            <text:p>1636</text:p>
          </table:table-cell>
          <table:table-cell ns41:value-type="float" table:style-name="ce12" office:value="1496" office:value-type="float">
            <text:p>1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float" table:style-name="ce9" office:value="189" office:value-type="float">
            <text:p>189</text:p>
          </table:table-cell>
          <table:table-cell ns41:value-type="float" table:style-name="ce12" office:value="142" office:value-type="float">
            <text:p>1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float" table:style-name="ce9" office:value="1367" office:value-type="float">
            <text:p>1367</text:p>
          </table:table-cell>
          <table:table-cell ns41:value-type="float" table:style-name="ce12" office:value="1274" office:value-type="float">
            <text:p>12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9" office:value="4929" office:value-type="float">
            <text:p>4929</text:p>
          </table:table-cell>
          <table:table-cell ns41:value-type="float" table:style-name="ce12" office:value="4526" office:value-type="float">
            <text:p>4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float" table:style-name="ce9" office:value="350" office:value-type="float">
            <text:p>350</text:p>
          </table:table-cell>
          <table:table-cell ns41:value-type="float" table:style-name="ce12" office:value="345" office:value-type="float">
            <text:p>3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float" table:style-name="ce9" office:value="2036" office:value-type="float">
            <text:p>2036</text:p>
          </table:table-cell>
          <table:table-cell ns41:value-type="float" table:style-name="ce12" office:value="1904" office:value-type="float">
            <text:p>19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float" table:style-name="ce9" office:value="734" office:value-type="float">
            <text:p>734</text:p>
          </table:table-cell>
          <table:table-cell ns41:value-type="float" table:style-name="ce12" office:value="581" office:value-type="float">
            <text:p>5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float" table:style-name="ce9" office:value="2072" office:value-type="float">
            <text:p>2072</text:p>
          </table:table-cell>
          <table:table-cell ns41:value-type="float" table:style-name="ce12" office:value="1935" office:value-type="float">
            <text:p>19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float" table:style-name="ce9" office:value="585" office:value-type="float">
            <text:p>585</text:p>
          </table:table-cell>
          <table:table-cell ns41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float" table:style-name="ce9" office:value="12094" office:value-type="float">
            <text:p>12094</text:p>
          </table:table-cell>
          <table:table-cell ns41:value-type="float" table:style-name="ce12" office:value="11267" office:value-type="float">
            <text:p>1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float" table:style-name="ce9" office:value="1186" office:value-type="float">
            <text:p>1186</text:p>
          </table:table-cell>
          <table:table-cell ns41:value-type="float" table:style-name="ce12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float" table:style-name="ce9" office:value="806" office:value-type="float">
            <text:p>806</text:p>
          </table:table-cell>
          <table:table-cell ns41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float" table:style-name="ce9" office:value="7212" office:value-type="float">
            <text:p>7212</text:p>
          </table:table-cell>
          <table:table-cell ns41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float" table:style-name="ce9" office:value="2286" office:value-type="float">
            <text:p>2286</text:p>
          </table:table-cell>
          <table:table-cell ns41:value-type="float" table:style-name="ce12" office:value="2204" office:value-type="float">
            <text:p>22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float" table:style-name="ce9" office:value="3027" office:value-type="float">
            <text:p>3027</text:p>
          </table:table-cell>
          <table:table-cell ns41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float" table:style-name="ce9" office:value="2624" office:value-type="float">
            <text:p>2624</text:p>
          </table:table-cell>
          <table:table-cell ns41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float" table:style-name="ce9" office:value="13536" office:value-type="float">
            <text:p>13536</text:p>
          </table:table-cell>
          <table:table-cell ns41:value-type="float" table:style-name="ce12" office:value="12936" office:value-type="float">
            <text:p>129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float" table:style-name="ce9" office:value="2213" office:value-type="float">
            <text:p>2213</text:p>
          </table:table-cell>
          <table:table-cell ns41:value-type="float" table:style-name="ce12" office:value="2257" office:value-type="float">
            <text:p>2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float" table:style-name="ce9" office:value="1060" office:value-type="float">
            <text:p>1060</text:p>
          </table:table-cell>
          <table:table-cell ns41:value-type="float" table:style-name="ce12" office:value="1039" office:value-type="float">
            <text:p>10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float" table:style-name="ce9" office:value="997" office:value-type="float">
            <text:p>997</text:p>
          </table:table-cell>
          <table:table-cell ns41:value-type="float" table:style-name="ce12" office:value="948" office:value-type="float">
            <text:p>9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float" table:style-name="ce9" office:value="1199" office:value-type="float">
            <text:p>1199</text:p>
          </table:table-cell>
          <table:table-cell ns41:value-type="float" table:style-name="ce12" office:value="1189" office:value-type="float">
            <text:p>11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float" table:style-name="ce9" office:value="1274" office:value-type="float">
            <text:p>1274</text:p>
          </table:table-cell>
          <table:table-cell ns41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float" table:style-name="ce9" office:value="1839" office:value-type="float">
            <text:p>1839</text:p>
          </table:table-cell>
          <table:table-cell ns41:value-type="float" table:style-name="ce12" office:value="1982" office:value-type="float">
            <text:p>19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float" table:style-name="ce9" office:value="2028" office:value-type="float">
            <text:p>2028</text:p>
          </table:table-cell>
          <table:table-cell ns41:value-type="float" table:style-name="ce12" office:value="1980" office:value-type="float">
            <text:p>19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float" table:style-name="ce9" office:value="1653" office:value-type="float">
            <text:p>1653</text:p>
          </table:table-cell>
          <table:table-cell ns41:value-type="float" table:style-name="ce12" office:value="1626" office:value-type="float">
            <text:p>16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float" table:style-name="ce9" office:value="1108" office:value-type="float">
            <text:p>1108</text:p>
          </table:table-cell>
          <table:table-cell ns41:value-type="float" table:style-name="ce12" office:value="1724" office:value-type="float">
            <text:p>1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float" table:style-name="ce9" office:value="4230" office:value-type="float">
            <text:p>4230</text:p>
          </table:table-cell>
          <table:table-cell ns41:value-type="float" table:style-name="ce12" office:value="3885" office:value-type="float">
            <text:p>38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float" table:style-name="ce9" office:value="33496" office:value-type="float">
            <text:p>33496</text:p>
          </table:table-cell>
          <table:table-cell ns41:value-type="float" table:style-name="ce12" office:value="33656" office:value-type="float">
            <text:p>336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float" table:style-name="ce9" office:value="5147" office:value-type="float">
            <text:p>5147</text:p>
          </table:table-cell>
          <table:table-cell ns41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float" table:style-name="ce9" office:value="1076" office:value-type="float">
            <text:p>1076</text:p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jthuiz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float" table:style-name="ce9" office:value="1904" office:value-type="float">
            <text:p>1904</text:p>
          </table:table-cell>
          <table:table-cell ns41:value-type="float" table:style-name="ce12" office:value="1821" office:value-type="float">
            <text:p>18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float" table:style-name="ce9" office:value="10872" office:value-type="float">
            <text:p>10872</text:p>
          </table:table-cell>
          <table:table-cell ns41:value-type="float" table:style-name="ce12" office:value="9952" office:value-type="float">
            <text:p>99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float" table:style-name="ce9" office:value="1328" office:value-type="float">
            <text:p>1328</text:p>
          </table:table-cell>
          <table:table-cell ns41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float" table:style-name="ce9" office:value="6061" office:value-type="float">
            <text:p>6061</text:p>
          </table:table-cell>
          <table:table-cell ns41:value-type="float" table:style-name="ce12" office:value="5792" office:value-type="float">
            <text:p>57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float" table:style-name="ce9" office:value="1297" office:value-type="float">
            <text:p>1297</text:p>
          </table:table-cell>
          <table:table-cell ns41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float" table:style-name="ce9" office:value="1743" office:value-type="float">
            <text:p>1743</text:p>
          </table:table-cell>
          <table:table-cell ns41:value-type="float" table:style-name="ce12" office:value="1561" office:value-type="float">
            <text:p>15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float" table:style-name="ce9" office:value="450" office:value-type="float">
            <text:p>450</text:p>
          </table:table-cell>
          <table:table-cell ns41:value-type="float" table:style-name="ce12" office:value="324" office:value-type="float">
            <text:p>3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float" table:style-name="ce9" office:value="333" office:value-type="float">
            <text:p>333</text:p>
          </table:table-cell>
          <table:table-cell ns41:value-type="float" table:style-name="ce12" office:value="308" office:value-type="float">
            <text:p>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float" table:style-name="ce9" office:value="24191" office:value-type="float">
            <text:p>24191</text:p>
          </table:table-cell>
          <table:table-cell ns41:value-type="float" table:style-name="ce12" office:value="23116" office:value-type="float">
            <text:p>231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float" table:style-name="ce9" office:value="1400" office:value-type="float">
            <text:p>1400</text:p>
          </table:table-cell>
          <table:table-cell ns41:value-type="float" table:style-name="ce12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float" table:style-name="ce9" office:value="1400" office:value-type="float">
            <text:p>1400</text:p>
          </table:table-cell>
          <table:table-cell ns41:value-type="float" table:style-name="ce12" office:value="1362" office:value-type="float">
            <text:p>13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float" table:style-name="ce9" office:value="1624" office:value-type="float">
            <text:p>1624</text:p>
          </table:table-cell>
          <table:table-cell ns41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float" table:style-name="ce9" office:value="1225" office:value-type="float">
            <text:p>1225</text:p>
          </table:table-cell>
          <table:table-cell ns41:value-type="float" table:style-name="ce12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float" table:style-name="ce9" office:value="2277" office:value-type="float">
            <text:p>2277</text:p>
          </table:table-cell>
          <table:table-cell ns41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float" table:style-name="ce9" office:value="3205" office:value-type="float">
            <text:p>3205</text:p>
          </table:table-cell>
          <table:table-cell ns41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niel</text:p>
            <office:annotation>
              <text:p>http://purl.org/linked-data/sdmx/2009/dimension#refArea=http://www.gemeentegeschiedenis.nl/amco/11261</text:p>
            </office:annotation>
          </table:table-cell>
          <table:table-cell ns41:value-type="float" table:style-name="ce9" office:value="3451" office:value-type="float">
            <text:p>3451</text:p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float" table:style-name="ce9" office:value="42435" office:value-type="float">
            <text:p>42435</text:p>
          </table:table-cell>
          <table:table-cell ns41:value-type="float" table:style-name="ce12" office:value="44230" office:value-type="float">
            <text:p>44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float" table:style-name="ce9" office:value="936" office:value-type="float">
            <text:p>936</text:p>
          </table:table-cell>
          <table:table-cell ns41:value-type="float" table:style-name="ce12" office:value="918" office:value-type="float">
            <text:p>9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float" table:style-name="ce9" office:value="1577" office:value-type="float">
            <text:p>1577</text:p>
          </table:table-cell>
          <table:table-cell ns41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float" table:style-name="ce9" office:value="4031" office:value-type="float">
            <text:p>4031</text:p>
          </table:table-cell>
          <table:table-cell ns41:value-type="float" table:style-name="ce12" office:value="4076" office:value-type="float">
            <text:p>40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float" table:style-name="ce9" office:value="1538" office:value-type="float">
            <text:p>1538</text:p>
          </table:table-cell>
          <table:table-cell ns41:value-type="float" table:style-name="ce12" office:value="1491" office:value-type="float">
            <text:p>14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float" table:style-name="ce9" office:value="852" office:value-type="float">
            <text:p>852</text:p>
          </table:table-cell>
          <table:table-cell ns41:value-type="float" table:style-name="ce12" office:value="716" office:value-type="float">
            <text:p>7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float" table:style-name="ce9" office:value="1710" office:value-type="float">
            <text:p>1710</text:p>
          </table:table-cell>
          <table:table-cell ns41:value-type="float" table:style-name="ce12" office:value="1628" office:value-type="float">
            <text:p>16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float" table:style-name="ce9" office:value="632" office:value-type="float">
            <text:p>632</text:p>
          </table:table-cell>
          <table:table-cell ns41:value-type="float" table:style-name="ce12" office:value="555" office:value-type="float">
            <text:p>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138" office:value-type="float">
            <text:p>11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k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float" table:style-name="ce9" office:value="1366" office:value-type="float">
            <text:p>1366</text:p>
          </table:table-cell>
          <table:table-cell ns41:value-type="float" table:style-name="ce12" office:value="1317" office:value-type="float">
            <text:p>13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float" table:style-name="ce9" office:value="1239" office:value-type="float">
            <text:p>1239</text:p>
          </table:table-cell>
          <table:table-cell ns41:value-type="float" table:style-name="ce12" office:value="1242" office:value-type="float">
            <text:p>12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float" table:style-name="ce9" office:value="4821" office:value-type="float">
            <text:p>4821</text:p>
          </table:table-cell>
          <table:table-cell ns41:value-type="float" table:style-name="ce12" office:value="4642" office:value-type="float">
            <text:p>46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float" table:style-name="ce9" office:value="1349" office:value-type="float">
            <text:p>1349</text:p>
          </table:table-cell>
          <table:table-cell ns41:value-type="float" table:style-name="ce12" office:value="1296" office:value-type="float">
            <text:p>12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float" table:style-name="ce9" office:value="3874" office:value-type="float">
            <text:p>3874</text:p>
          </table:table-cell>
          <table:table-cell ns41:value-type="float" table:style-name="ce12" office:value="3719" office:value-type="float">
            <text:p>37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float" table:style-name="ce9" office:value="841" office:value-type="float">
            <text:p>841</text:p>
          </table:table-cell>
          <table:table-cell ns41:value-type="float" table:style-name="ce12" office:value="837" office:value-type="float">
            <text:p>8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float" table:style-name="ce9" office:value="493" office:value-type="float">
            <text:p>493</text:p>
          </table:table-cell>
          <table:table-cell ns41:value-type="float" table:style-name="ce12" office:value="453" office:value-type="float">
            <text:p>4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float" table:style-name="ce9" office:value="2995" office:value-type="float">
            <text:p>2995</text:p>
          </table:table-cell>
          <table:table-cell ns41:value-type="float" table:style-name="ce12" office:value="2848" office:value-type="float">
            <text:p>28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float" table:style-name="ce9" office:value="936" office:value-type="float">
            <text:p>936</text:p>
          </table:table-cell>
          <table:table-cell ns41:value-type="float" table:style-name="ce12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he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float" table:style-name="ce9" office:value="326" office:value-type="float">
            <text:p>326</text:p>
          </table:table-cell>
          <table:table-cell ns41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float" table:style-name="ce9" office:value="1424" office:value-type="float">
            <text:p>1424</text:p>
          </table:table-cell>
          <table:table-cell ns41:value-type="float" table:style-name="ce12" office:value="1357" office:value-type="float">
            <text:p>1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float" table:style-name="ce9" office:value="1657" office:value-type="float">
            <text:p>1657</text:p>
          </table:table-cell>
          <table:table-cell ns41:value-type="float" table:style-name="ce12" office:value="1617" office:value-type="float">
            <text:p>16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float" table:style-name="ce9" office:value="1452" office:value-type="float">
            <text:p>1452</text:p>
          </table:table-cell>
          <table:table-cell ns41:value-type="float" table:style-name="ce12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float" table:style-name="ce9" office:value="12695" office:value-type="float">
            <text:p>12695</text:p>
          </table:table-cell>
          <table:table-cell ns41:value-type="float" table:style-name="ce12" office:value="13145" office:value-type="float">
            <text:p>131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float" table:style-name="ce9" office:value="1519" office:value-type="float">
            <text:p>1519</text:p>
          </table:table-cell>
          <table:table-cell ns41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float" table:style-name="ce9" office:value="586" office:value-type="float">
            <text:p>586</text:p>
          </table:table-cell>
          <table:table-cell ns41:value-type="float" table:style-name="ce12" office:value="620" office:value-type="float">
            <text:p>6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float" table:style-name="ce9" office:value="6648" office:value-type="float">
            <text:p>6648</text:p>
          </table:table-cell>
          <table:table-cell ns41:value-type="float" table:style-name="ce12" office:value="6422" office:value-type="float">
            <text:p>64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float" table:style-name="ce9" office:value="1292" office:value-type="float">
            <text:p>1292</text:p>
          </table:table-cell>
          <table:table-cell ns41:value-type="float" table:style-name="ce12" office:value="1165" office:value-type="float">
            <text:p>11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float" table:style-name="ce9" office:value="2743" office:value-type="float">
            <text:p>2743</text:p>
          </table:table-cell>
          <table:table-cell ns41:value-type="float" table:style-name="ce12" office:value="2455" office:value-type="float">
            <text:p>24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float" table:style-name="ce9" office:value="2082" office:value-type="float">
            <text:p>2082</text:p>
          </table:table-cell>
          <table:table-cell ns41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float" table:style-name="ce9" office:value="2322" office:value-type="float">
            <text:p>2322</text:p>
          </table:table-cell>
          <table:table-cell ns41:value-type="float" table:style-name="ce12" office:value="2236" office:value-type="float">
            <text:p>2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float" table:style-name="ce9" office:value="2385" office:value-type="float">
            <text:p>2385</text:p>
          </table:table-cell>
          <table:table-cell ns41:value-type="float" table:style-name="ce12" office:value="2495" office:value-type="float">
            <text:p>24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float" table:style-name="ce9" office:value="551" office:value-type="float">
            <text:p>551</text:p>
          </table:table-cell>
          <table:table-cell ns41:value-type="float" table:style-name="ce12" office:value="517" office:value-type="float">
            <text:p>5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float" table:style-name="ce9" office:value="781" office:value-type="float">
            <text:p>781</text:p>
          </table:table-cell>
          <table:table-cell ns41:value-type="float" table:style-name="ce12" office:value="749" office:value-type="float">
            <text:p>7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float" table:style-name="ce9" office:value="14231" office:value-type="float">
            <text:p>14231</text:p>
          </table:table-cell>
          <table:table-cell ns41:value-type="float" table:style-name="ce12" office:value="14031" office:value-type="float">
            <text:p>14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float" table:style-name="ce9" office:value="313" office:value-type="float">
            <text:p>313</text:p>
          </table:table-cell>
          <table:table-cell ns41:value-type="float" table:style-name="ce12" office:value="265" office:value-type="float">
            <text:p>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float" table:style-name="ce9" office:value="1090" office:value-type="float">
            <text:p>1090</text:p>
          </table:table-cell>
          <table:table-cell ns41:value-type="float" table:style-name="ce12" office:value="987" office:value-type="float">
            <text:p>9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in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float" table:style-name="ce9" office:value="4037" office:value-type="float">
            <text:p>4037</text:p>
          </table:table-cell>
          <table:table-cell ns41:value-type="float" table:style-name="ce12" office:value="3766" office:value-type="float">
            <text:p>3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float" table:style-name="ce9" office:value="750" office:value-type="float">
            <text:p>750</text:p>
          </table:table-cell>
          <table:table-cell ns41:value-type="float" table:style-name="ce12" office:value="709" office:value-type="float">
            <text:p>7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amproij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float" table:style-name="ce9" office:value="1254" office:value-type="float">
            <text:p>1254</text:p>
          </table:table-cell>
          <table:table-cell ns41:value-type="float" table:style-name="ce12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float" table:style-name="ce9" office:value="2762" office:value-type="float">
            <text:p>2762</text:p>
          </table:table-cell>
          <table:table-cell ns41:value-type="float" table:style-name="ce12" office:value="2673" office:value-type="float">
            <text:p>26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float" table:style-name="ce9" office:value="3269" office:value-type="float">
            <text:p>3269</text:p>
          </table:table-cell>
          <table:table-cell ns41:value-type="float" table:style-name="ce12" office:value="3253" office:value-type="float">
            <text:p>3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float" table:style-name="ce9" office:value="8265" office:value-type="float">
            <text:p>8265</text:p>
          </table:table-cell>
          <table:table-cell ns41:value-type="float" table:style-name="ce12" office:value="8164" office:value-type="float">
            <text:p>81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float" table:style-name="ce9" office:value="1159" office:value-type="float">
            <text:p>1159</text:p>
          </table:table-cell>
          <table:table-cell ns41:value-type="float" table:style-name="ce12" office:value="1086" office:value-type="float">
            <text:p>10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dderen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float" table:style-name="ce9" office:value="2970" office:value-type="float">
            <text:p>2970</text:p>
          </table:table-cell>
          <table:table-cell ns41:value-type="float" table:style-name="ce12" office:value="3078" office:value-type="float">
            <text:p>30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float" table:style-name="ce9" office:value="4854" office:value-type="float">
            <text:p>4854</text:p>
          </table:table-cell>
          <table:table-cell ns41:value-type="float" table:style-name="ce12" office:value="4674" office:value-type="float">
            <text:p>46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float" table:style-name="ce9" office:value="763" office:value-type="float">
            <text:p>763</text:p>
          </table:table-cell>
          <table:table-cell ns41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float" table:style-name="ce9" office:value="1587" office:value-type="float">
            <text:p>1587</text:p>
          </table:table-cell>
          <table:table-cell ns41:value-type="float" table:style-name="ce12" office:value="1464" office:value-type="float">
            <text:p>14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float" table:style-name="ce9" office:value="4742" office:value-type="float">
            <text:p>4742</text:p>
          </table:table-cell>
          <table:table-cell ns41:value-type="float" table:style-name="ce12" office:value="4711" office:value-type="float">
            <text:p>47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float" table:style-name="ce9" office:value="5912" office:value-type="float">
            <text:p>5912</text:p>
          </table:table-cell>
          <table:table-cell ns41:value-type="float" table:style-name="ce12" office:value="6187" office:value-type="float">
            <text:p>61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float" table:style-name="ce9" office:value="25346" office:value-type="float">
            <text:p>25346</text:p>
          </table:table-cell>
          <table:table-cell ns41:value-type="float" table:style-name="ce12" office:value="26373" office:value-type="float">
            <text:p>263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raij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float" table:style-name="ce9" office:value="9902" office:value-type="float">
            <text:p>9902</text:p>
          </table:table-cell>
          <table:table-cell ns41:value-type="float" table:style-name="ce12" office:value="9588" office:value-type="float">
            <text:p>9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float" table:style-name="ce9" office:value="1047" office:value-type="float">
            <text:p>1047</text:p>
          </table:table-cell>
          <table:table-cell ns41:value-type="float" table:style-name="ce12" office:value="776" office:value-type="float">
            <text:p>7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float" table:style-name="ce9" office:value="3086" office:value-type="float">
            <text:p>3086</text:p>
          </table:table-cell>
          <table:table-cell ns41:value-type="float" table:style-name="ce12" office:value="2862" office:value-type="float">
            <text:p>2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float" table:style-name="ce9" office:value="671" office:value-type="float">
            <text:p>671</text:p>
          </table:table-cell>
          <table:table-cell ns41:value-type="float" table:style-name="ce12" office:value="633" office:value-type="float">
            <text:p>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float" table:style-name="ce9" office:value="13898" office:value-type="float">
            <text:p>13898</text:p>
          </table:table-cell>
          <table:table-cell ns41:value-type="float" table:style-name="ce12" office:value="12546" office:value-type="float">
            <text:p>125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float" table:style-name="ce9" office:value="851" office:value-type="float">
            <text:p>851</text:p>
          </table:table-cell>
          <table:table-cell ns41:value-type="float" table:style-name="ce12" office:value="829" office:value-type="float">
            <text:p>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float" table:style-name="ce9" office:value="2983" office:value-type="float">
            <text:p>2983</text:p>
          </table:table-cell>
          <table:table-cell ns41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float" table:style-name="ce9" office:value="1410" office:value-type="float">
            <text:p>1410</text:p>
          </table:table-cell>
          <table:table-cell ns41:value-type="float" table:style-name="ce12" office:value="1330" office:value-type="float">
            <text:p>1330</text:p>
          </table:table-cell>
          <table:table-cell table:number-columns-repeated="1021"/>
        </table:table-row>
        <table:table-row table:style-name="ro1">
          <table:table-cell ns41:value-type="string" table:style-name="ce5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float" table:style-name="ce10" office:value="536" office:value-type="float">
            <text:p>536</text:p>
          </table:table-cell>
          <table:table-cell ns41:value-type="float" table:style-name="ce13" office:value="405" office:value-type="float">
            <text:p>405</text:p>
          </table:table-cell>
          <table:table-cell table:number-columns-repeated="1021"/>
        </table:table-row>
        <table:table-row table:style-name="ro4" table:number-rows-repeated="1047558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02:06:47.916868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10T02:08:08.703341757</dc:date>
    <meta:editing-cycles>6</meta:editing-cycles>
    <meta:editing-duration>PT22M3S</meta:editing-duration>
    <meta:document-statistic meta:object-count="0" meta:cell-count="3009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1e756da-50cf-4716-a6f2-28d03c0854c6</meta:user-defined>
    <meta:generator>ODFPY/1.3.5</meta:generator>
  </office:meta>
</office:document-meta>
</file>